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46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>
            <text:p>First stab with new Python setup. Off the shelf 2449 board, HP3456A</text:p>
          </table:table-cell>
          <table:table-cell table:number-columns-repeated="15"/>
        </table:table-row>
        <table:table-row table:style-name="ro2">
          <table:table-cell office:value-type="string">
            <text:p>Input common mode at 1.5V, MUCH better!! (Amplifier not hitting PNP-NPN stage transition.)</text:p>
          </table:table-cell>
          <table:table-cell table:number-columns-repeated="8"/>
          <table:table-cell office:value-type="string">
            <text:p>ymin</text:p>
          </table:table-cell>
          <table:table-cell table:formula="of:=[.C29]" office:value-type="float" office:value="-2.05996510573">
            <text:p>-2.0599651057</text:p>
          </table:table-cell>
          <table:table-cell office:value-type="string">
            <text:p>xmin</text:p>
          </table:table-cell>
          <table:table-cell table:formula="of:=[.D29]" office:value-type="float" office:value="-2.05903">
            <text:p>-2.05903</text:p>
          </table:table-cell>
          <table:table-cell/>
          <table:table-cell office:value-type="string">
            <text:p>slope:</text:p>
          </table:table-cell>
          <table:table-cell table:formula="of:=SLOPE([.K2:.K3];[.M2:.M3])" office:value-type="float" office:value="1.00045545737024">
            <text:p>1.0004554574</text:p>
          </table:table-cell>
        </table:table-row>
        <table:table-row table:style-name="ro3">
          <table:table-cell table:number-columns-repeated="9"/>
          <table:table-cell office:value-type="string">
            <text:p>ymax</text:p>
          </table:table-cell>
          <table:table-cell table:formula="of:=[.C230]" office:value-type="float" office:value="1.96018506773">
            <text:p>1.9601850677</text:p>
          </table:table-cell>
          <table:table-cell office:value-type="string">
            <text:p>xmax</text:p>
          </table:table-cell>
          <table:table-cell table:formula="of:=[.D230]" office:value-type="float" office:value="1.95929">
            <text:p>1.95929</text:p>
          </table:table-cell>
          <table:table-cell/>
          <table:table-cell office:value-type="string">
            <text:p>intercept:</text:p>
          </table:table-cell>
          <table:table-cell table:formula="of:=INTERCEPT([.K2:.K3];[.M2:.M3])" office:value-type="float" office:value="0.00000269465905392008">
            <text:p>2.69465905392008E-006</text:p>
          </table:table-cell>
        </table:table-row>
        <table:table-row table:style-name="ro3">
          <table:table-cell office:value-type="string">
            <text:p>neg</text:p>
          </table:table-cell>
          <table:table-cell office:value-type="string">
            <text:p>pos</text:p>
          </table:table-cell>
          <table:table-cell office:value-type="string">
            <text:p>LTC2449</text:p>
          </table:table-cell>
          <table:table-cell office:value-type="string">
            <text:p>HP3456</text:p>
          </table:table-cell>
          <table:table-cell/>
          <table:table-cell office:value-type="string">
            <text:p>abs error</text:p>
          </table:table-cell>
          <table:table-cell office:value-type="string">
            <text:p>endpoint line</text:p>
          </table:table-cell>
          <table:table-cell office:value-type="string">
            <text:p>inl</text:p>
          </table:table-cell>
          <table:table-cell table:number-columns-repeated="8"/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0.23">
            <text:p>0.23</text:p>
          </table:table-cell>
          <table:table-cell office:value-type="float" office:value="-2.50000000931">
            <text:p>-2.5000000093</text:p>
          </table:table-cell>
          <table:table-cell office:value-type="float" office:value="-2.53888">
            <text:p>-2.53888</text:p>
          </table:table-cell>
          <table:table-cell/>
          <table:table-cell table:formula="of:=[.D5]-[.C5]" office:value-type="float" office:value="-0.0388799906899999">
            <text:p>-0.0388799907</text:p>
          </table:table-cell>
          <table:table-cell table:formula="of:=[.$P$3]+[.D5]*[.$P$2]" office:value-type="float" office:value="-2.54003365694911">
            <text:p>-2.5400336569</text:p>
          </table:table-cell>
          <table:table-cell table:formula="of:=[.G5]-[.C5]" office:value-type="float" office:value="-0.040033647639111">
            <text:p>-0.0400336476</text:p>
          </table:table-cell>
          <table:table-cell table:number-columns-repeated="8"/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0.24">
            <text:p>0.24</text:p>
          </table:table-cell>
          <table:table-cell office:value-type="float" office:value="-2.50000000931">
            <text:p>-2.5000000093</text:p>
          </table:table-cell>
          <table:table-cell office:value-type="float" office:value="-2.51889">
            <text:p>-2.51889</text:p>
          </table:table-cell>
          <table:table-cell/>
          <table:table-cell table:formula="of:=[.D6]-[.C6]" office:value-type="float" office:value="-0.01888999069">
            <text:p>-0.0188899907</text:p>
          </table:table-cell>
          <table:table-cell table:formula="of:=[.$P$3]+[.D6]*[.$P$2]" office:value-type="float" office:value="-2.52003455235628">
            <text:p>-2.5200345524</text:p>
          </table:table-cell>
          <table:table-cell table:formula="of:=[.G6]-[.C6]" office:value-type="float" office:value="-0.0200345430462798">
            <text:p>-0.020034543</text:p>
          </table:table-cell>
          <table:table-cell table:number-columns-repeated="8"/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office:value-type="float" office:value="-2.50000000931">
            <text:p>-2.5000000093</text:p>
          </table:table-cell>
          <table:table-cell office:value-type="float" office:value="-2.49891">
            <text:p>-2.49891</text:p>
          </table:table-cell>
          <table:table-cell/>
          <table:table-cell table:formula="of:=[.D7]-[.C7]" office:value-type="float" office:value="0.00109000930999992">
            <text:p>0.0010900093</text:p>
          </table:table-cell>
          <table:table-cell table:formula="of:=[.$P$3]+[.D7]*[.$P$2]" office:value-type="float" office:value="-2.50004545231802">
            <text:p>-2.5000454523</text:p>
          </table:table-cell>
          <table:table-cell table:formula="of:=[.G7]-[.C7]" office:value-type="float" office:value="-0.0000454430080223389">
            <text:p>-0.000045443</text:p>
          </table:table-cell>
          <table:table-cell table:number-columns-repeated="8"/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0.26">
            <text:p>0.26</text:p>
          </table:table-cell>
          <table:table-cell office:value-type="float" office:value="-2.48006823473">
            <text:p>-2.4800682347</text:p>
          </table:table-cell>
          <table:table-cell office:value-type="float" office:value="-2.47894">
            <text:p>-2.47894</text:p>
          </table:table-cell>
          <table:table-cell/>
          <table:table-cell table:formula="of:=[.D8]-[.C8]" office:value-type="float" office:value="0.0011282347299999">
            <text:p>0.0011282347</text:p>
          </table:table-cell>
          <table:table-cell table:formula="of:=[.$P$3]+[.D8]*[.$P$2]" office:value-type="float" office:value="-2.48006635683434">
            <text:p>-2.4800663568</text:p>
          </table:table-cell>
          <table:table-cell table:formula="of:=[.G8]-[.C8]" office:value-type="float" office:value="0.00000187789566119534">
            <text:p>1.87789566119534E-006</text:p>
          </table:table-cell>
          <table:table-cell table:number-columns-repeated="8"/>
        </table:table-row>
        <table:table-row table:style-name="ro1">
          <table:table-cell office:value-type="float" office:value="2.73">
            <text:p>2.73</text:p>
            <draw:frame table:end-cell-address="Sheet1.N47" table:end-x="0.6102in" table:end-y="0.1465in" draw:z-index="0" draw:style-name="gr1" svg:width="11.0894in" svg:height="6.3083in" svg:x="0in" svg:y="0.148in">
              <draw:object draw:notify-on-update-of-ranges="Sheet1.D5:Sheet1.D257 Sheet1.H5:Sheet1.H2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27">
            <text:p>0.27</text:p>
          </table:table-cell>
          <table:table-cell office:value-type="float" office:value="-2.46007035486">
            <text:p>-2.4600703549</text:p>
          </table:table-cell>
          <table:table-cell office:value-type="float" office:value="-2.45895">
            <text:p>-2.45895</text:p>
          </table:table-cell>
          <table:table-cell/>
          <table:table-cell table:formula="of:=[.D9]-[.C9]" office:value-type="float" office:value="0.00112035485999984">
            <text:p>0.0011203549</text:p>
          </table:table-cell>
          <table:table-cell table:formula="of:=[.$P$3]+[.D9]*[.$P$2]" office:value-type="float" office:value="-2.46006725224151">
            <text:p>-2.4600672522</text:p>
          </table:table-cell>
          <table:table-cell table:formula="of:=[.G9]-[.C9]" office:value-type="float" office:value="0.0000031026184923455">
            <text:p>3.1026184923455E-006</text:p>
          </table:table-cell>
          <table:table-cell table:number-columns-repeated="8"/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0.28">
            <text:p>0.28</text:p>
          </table:table-cell>
          <table:table-cell office:value-type="float" office:value="-2.44007525034">
            <text:p>-2.4400752503</text:p>
          </table:table-cell>
          <table:table-cell office:value-type="float" office:value="-2.43897">
            <text:p>-2.43897</text:p>
          </table:table-cell>
          <table:table-cell/>
          <table:table-cell table:formula="of:=[.D10]-[.C10]" office:value-type="float" office:value="0.0011052503400002">
            <text:p>0.0011052503</text:p>
          </table:table-cell>
          <table:table-cell table:formula="of:=[.$P$3]+[.D10]*[.$P$2]" office:value-type="float" office:value="-2.44007815220325">
            <text:p>-2.4400781522</text:p>
          </table:table-cell>
          <table:table-cell table:formula="of:=[.G10]-[.C10]" office:value-type="float" office:value="-0.00000290186324969355">
            <text:p>-2.90186324969355E-006</text:p>
          </table:table-cell>
          <table:table-cell table:number-columns-repeated="8"/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0.29">
            <text:p>0.29</text:p>
          </table:table-cell>
          <table:table-cell office:value-type="float" office:value="-2.41993363015">
            <text:p>-2.4199336302</text:p>
          </table:table-cell>
          <table:table-cell office:value-type="float" office:value="-2.41883">
            <text:p>-2.41883</text:p>
          </table:table-cell>
          <table:table-cell/>
          <table:table-cell table:formula="of:=[.D11]-[.C11]" office:value-type="float" office:value="0.00110363015000026">
            <text:p>0.0011036302</text:p>
          </table:table-cell>
          <table:table-cell table:formula="of:=[.$P$3]+[.D11]*[.$P$2]" office:value-type="float" office:value="-2.41992897929181">
            <text:p>-2.4199289793</text:p>
          </table:table-cell>
          <table:table-cell table:formula="of:=[.G11]-[.C11]" office:value-type="float" office:value="0.00000465085818701638">
            <text:p>4.65085818701638E-006</text:p>
          </table:table-cell>
          <table:table-cell table:number-columns-repeated="8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3">
            <text:p>0.3</text:p>
          </table:table-cell>
          <table:table-cell office:value-type="float" office:value="-2.39994964562">
            <text:p>-2.3999496456</text:p>
          </table:table-cell>
          <table:table-cell office:value-type="float" office:value="-2.39886">
            <text:p>-2.39886</text:p>
          </table:table-cell>
          <table:table-cell/>
          <table:table-cell table:formula="of:=[.D12]-[.C12]" office:value-type="float" office:value="0.00108964562000002">
            <text:p>0.0010896456</text:p>
          </table:table-cell>
          <table:table-cell table:formula="of:=[.$P$3]+[.D12]*[.$P$2]" office:value-type="float" office:value="-2.39994988380813">
            <text:p>-2.3999498838</text:p>
          </table:table-cell>
          <table:table-cell table:formula="of:=[.G12]-[.C12]" office:value-type="float" office:value="-0.000000238188129220163">
            <text:p>-2.38188129220163E-007</text:p>
          </table:table-cell>
          <table:table-cell table:number-columns-repeated="8"/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0.31">
            <text:p>0.31</text:p>
          </table:table-cell>
          <table:table-cell office:value-type="float" office:value="-2.37995239906">
            <text:p>-2.3799523991</text:p>
          </table:table-cell>
          <table:table-cell office:value-type="float" office:value="-2.37887">
            <text:p>-2.37887</text:p>
          </table:table-cell>
          <table:table-cell/>
          <table:table-cell table:formula="of:=[.D13]-[.C13]" office:value-type="float" office:value="0.00108239905999996">
            <text:p>0.0010823991</text:p>
          </table:table-cell>
          <table:table-cell table:formula="of:=[.$P$3]+[.D13]*[.$P$2]" office:value-type="float" office:value="-2.3799507792153">
            <text:p>-2.3799507792</text:p>
          </table:table-cell>
          <table:table-cell table:formula="of:=[.G13]-[.C13]" office:value-type="float" office:value="0.00000161984470192778">
            <text:p>1.61984470192778E-006</text:p>
          </table:table-cell>
          <table:table-cell table:number-columns-repeated="8"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0.32">
            <text:p>0.32</text:p>
          </table:table-cell>
          <table:table-cell office:value-type="float" office:value="-2.35996785574">
            <text:p>-2.3599678557</text:p>
          </table:table-cell>
          <table:table-cell office:value-type="float" office:value="-2.3589">
            <text:p>-2.3589</text:p>
          </table:table-cell>
          <table:table-cell/>
          <table:table-cell table:formula="of:=[.D14]-[.C14]" office:value-type="float" office:value="0.00106785573999968">
            <text:p>0.0010678557</text:p>
          </table:table-cell>
          <table:table-cell table:formula="of:=[.$P$3]+[.D14]*[.$P$2]" office:value-type="float" office:value="-2.35997168373161">
            <text:p>-2.3599716837</text:p>
          </table:table-cell>
          <table:table-cell table:formula="of:=[.G14]-[.C14]" office:value-type="float" office:value="-0.00000382799161480207">
            <text:p>-0.000003828</text:p>
          </table:table-cell>
          <table:table-cell table:number-columns-repeated="8"/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0.33">
            <text:p>0.33</text:p>
          </table:table-cell>
          <table:table-cell office:value-type="float" office:value="-2.33997591771">
            <text:p>-2.3399759177</text:p>
          </table:table-cell>
          <table:table-cell office:value-type="float" office:value="-2.33891">
            <text:p>-2.33891</text:p>
          </table:table-cell>
          <table:table-cell/>
          <table:table-cell table:formula="of:=[.D15]-[.C15]" office:value-type="float" office:value="0.00106591770999964">
            <text:p>0.0010659177</text:p>
          </table:table-cell>
          <table:table-cell table:formula="of:=[.$P$3]+[.D15]*[.$P$2]" office:value-type="float" office:value="-2.33997257913878">
            <text:p>-2.3399725791</text:p>
          </table:table-cell>
          <table:table-cell table:formula="of:=[.G15]-[.C15]" office:value-type="float" office:value="0.00000333857121637138">
            <text:p>3.33857121637138E-006</text:p>
          </table:table-cell>
          <table:table-cell table:number-columns-repeated="8"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0.34">
            <text:p>0.34</text:p>
          </table:table-cell>
          <table:table-cell office:value-type="float" office:value="-2.32000184245">
            <text:p>-2.3200018425</text:p>
          </table:table-cell>
          <table:table-cell office:value-type="float" office:value="-2.31895">
            <text:p>-2.31895</text:p>
          </table:table-cell>
          <table:table-cell/>
          <table:table-cell table:formula="of:=[.D16]-[.C16]" office:value-type="float" office:value="0.0010518424499999">
            <text:p>0.0010518424</text:p>
          </table:table-cell>
          <table:table-cell table:formula="of:=[.$P$3]+[.D16]*[.$P$2]" office:value-type="float" office:value="-2.32000348820967">
            <text:p>-2.3200034882</text:p>
          </table:table-cell>
          <table:table-cell table:formula="of:=[.G16]-[.C16]" office:value-type="float" office:value="-0.00000164575967342984">
            <text:p>-1.64575967342984E-006</text:p>
          </table:table-cell>
          <table:table-cell table:number-columns-repeated="8"/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35">
            <text:p>0.35</text:p>
          </table:table-cell>
          <table:table-cell office:value-type="float" office:value="-2.29999684729">
            <text:p>-2.2999968473</text:p>
          </table:table-cell>
          <table:table-cell office:value-type="float" office:value="-2.29895">
            <text:p>-2.29895</text:p>
          </table:table-cell>
          <table:table-cell/>
          <table:table-cell table:formula="of:=[.D17]-[.C17]" office:value-type="float" office:value="0.00104684729000004">
            <text:p>0.0010468473</text:p>
          </table:table-cell>
          <table:table-cell table:formula="of:=[.$P$3]+[.D17]*[.$P$2]" office:value-type="float" office:value="-2.29999437906227">
            <text:p>-2.2999943791</text:p>
          </table:table-cell>
          <table:table-cell table:formula="of:=[.G17]-[.C17]" office:value-type="float" office:value="0.00000246822773153355">
            <text:p>2.46822773153355E-006</text:p>
          </table:table-cell>
          <table:table-cell table:number-columns-repeated="8"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0.36">
            <text:p>0.36</text:p>
          </table:table-cell>
          <table:table-cell office:value-type="float" office:value="-2.2800018359">
            <text:p>-2.2800018359</text:p>
          </table:table-cell>
          <table:table-cell office:value-type="float" office:value="-2.27897">
            <text:p>-2.27897</text:p>
          </table:table-cell>
          <table:table-cell/>
          <table:table-cell table:formula="of:=[.D18]-[.C18]" office:value-type="float" office:value="0.00103183589999967">
            <text:p>0.0010318359</text:p>
          </table:table-cell>
          <table:table-cell table:formula="of:=[.$P$3]+[.D18]*[.$P$2]" office:value-type="float" office:value="-2.28000527902401">
            <text:p>-2.280005279</text:p>
          </table:table-cell>
          <table:table-cell table:formula="of:=[.G18]-[.C18]" office:value-type="float" office:value="-0.00000344312401123759">
            <text:p>-3.44312401123759E-006</text:p>
          </table:table-cell>
          <table:table-cell table:number-columns-repeated="8"/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0.37">
            <text:p>0.37</text:p>
          </table:table-cell>
          <table:table-cell office:value-type="float" office:value="-2.26000848226">
            <text:p>-2.2600084823</text:p>
          </table:table-cell>
          <table:table-cell office:value-type="float" office:value="-2.25898">
            <text:p>-2.25898</text:p>
          </table:table-cell>
          <table:table-cell/>
          <table:table-cell table:formula="of:=[.D19]-[.C19]" office:value-type="float" office:value="0.00102848225999974">
            <text:p>0.0010284823</text:p>
          </table:table-cell>
          <table:table-cell table:formula="of:=[.$P$3]+[.D19]*[.$P$2]" office:value-type="float" office:value="-2.26000617443118">
            <text:p>-2.2600061744</text:p>
          </table:table-cell>
          <table:table-cell table:formula="of:=[.G19]-[.C19]" office:value-type="float" office:value="0.00000230782882004732">
            <text:p>2.30782882004732E-006</text:p>
          </table:table-cell>
          <table:table-cell table:number-columns-repeated="8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38">
            <text:p>0.38</text:p>
          </table:table-cell>
          <table:table-cell office:value-type="float" office:value="-2.24003232084">
            <text:p>-2.2400323208</text:p>
          </table:table-cell>
          <table:table-cell office:value-type="float" office:value="-2.23901">
            <text:p>-2.23901</text:p>
          </table:table-cell>
          <table:table-cell/>
          <table:table-cell table:formula="of:=[.D20]-[.C20]" office:value-type="float" office:value="0.0010223208400002">
            <text:p>0.0010223208</text:p>
          </table:table-cell>
          <table:table-cell table:formula="of:=[.$P$3]+[.D20]*[.$P$2]" office:value-type="float" office:value="-2.2400270789475">
            <text:p>-2.2400270789</text:p>
          </table:table-cell>
          <table:table-cell table:formula="of:=[.G20]-[.C20]" office:value-type="float" office:value="0.00000524189250450391">
            <text:p>5.24189250450391E-006</text:p>
          </table:table-cell>
          <table:table-cell table:number-columns-repeated="8"/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0.39">
            <text:p>0.39</text:p>
          </table:table-cell>
          <table:table-cell office:value-type="float" office:value="-2.22003971227">
            <text:p>-2.2200397123</text:p>
          </table:table-cell>
          <table:table-cell office:value-type="float" office:value="-2.21904">
            <text:p>-2.21904</text:p>
          </table:table-cell>
          <table:table-cell/>
          <table:table-cell table:formula="of:=[.D21]-[.C21]" office:value-type="float" office:value="0.000999712270000064">
            <text:p>0.0009997123</text:p>
          </table:table-cell>
          <table:table-cell table:formula="of:=[.$P$3]+[.D21]*[.$P$2]" office:value-type="float" office:value="-2.22004798346381">
            <text:p>-2.2200479835</text:p>
          </table:table-cell>
          <table:table-cell table:formula="of:=[.G21]-[.C21]" office:value-type="float" office:value="-0.00000827119381208163">
            <text:p>-8.27119381208163E-006</text:p>
          </table:table-cell>
          <table:table-cell table:number-columns-repeated="8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-2.20004755072">
            <text:p>-2.2000475507</text:p>
          </table:table-cell>
          <table:table-cell office:value-type="float" office:value="-2.19905">
            <text:p>-2.19905</text:p>
          </table:table-cell>
          <table:table-cell/>
          <table:table-cell table:formula="of:=[.D22]-[.C22]" office:value-type="float" office:value="0.00099755071999974">
            <text:p>0.0009975507</text:p>
          </table:table-cell>
          <table:table-cell table:formula="of:=[.$P$3]+[.D22]*[.$P$2]" office:value-type="float" office:value="-2.20004887887098">
            <text:p>-2.2000488789</text:p>
          </table:table-cell>
          <table:table-cell table:formula="of:=[.G22]-[.C22]" office:value-type="float" office:value="-0.00000132815098119465">
            <text:p>-1.32815098119465E-006</text:p>
          </table:table-cell>
          <table:table-cell table:number-columns-repeated="8"/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0.41">
            <text:p>0.41</text:p>
          </table:table-cell>
          <table:table-cell office:value-type="float" office:value="-2.18005453236">
            <text:p>-2.1800545324</text:p>
          </table:table-cell>
          <table:table-cell office:value-type="float" office:value="-2.17907">
            <text:p>-2.17907</text:p>
          </table:table-cell>
          <table:table-cell/>
          <table:table-cell table:formula="of:=[.D23]-[.C23]" office:value-type="float" office:value="0.000984532359999957">
            <text:p>0.0009845324</text:p>
          </table:table-cell>
          <table:table-cell table:formula="of:=[.$P$3]+[.D23]*[.$P$2]" office:value-type="float" office:value="-2.18005977883272">
            <text:p>-2.1800597788</text:p>
          </table:table-cell>
          <table:table-cell table:formula="of:=[.G23]-[.C23]" office:value-type="float" office:value="-0.00000524647272337475">
            <text:p>-5.24647272337475E-006</text:p>
          </table:table-cell>
          <table:table-cell table:number-columns-repeated="8"/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0.42">
            <text:p>0.42</text:p>
          </table:table-cell>
          <table:table-cell office:value-type="float" office:value="-2.1600739751">
            <text:p>-2.1600739751</text:p>
          </table:table-cell>
          <table:table-cell office:value-type="float" office:value="-2.1591">
            <text:p>-2.1591</text:p>
          </table:table-cell>
          <table:table-cell/>
          <table:table-cell table:formula="of:=[.D24]-[.C24]" office:value-type="float" office:value="0.000973975099999969">
            <text:p>0.0009739751</text:p>
          </table:table-cell>
          <table:table-cell table:formula="of:=[.$P$3]+[.D24]*[.$P$2]" office:value-type="float" office:value="-2.16008068334904">
            <text:p>-2.1600806833</text:p>
          </table:table-cell>
          <table:table-cell table:formula="of:=[.G24]-[.C24]" office:value-type="float" office:value="-0.00000670824903981071">
            <text:p>-6.70824903981071E-006</text:p>
          </table:table-cell>
          <table:table-cell table:number-columns-repeated="8"/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0.43">
            <text:p>0.43</text:p>
          </table:table-cell>
          <table:table-cell office:value-type="float" office:value="-2.13991367258">
            <text:p>-2.1399136726</text:p>
          </table:table-cell>
          <table:table-cell office:value-type="float" office:value="-2.13895">
            <text:p>-2.13895</text:p>
          </table:table-cell>
          <table:table-cell/>
          <table:table-cell table:formula="of:=[.D25]-[.C25]" office:value-type="float" office:value="0.000963672580000186">
            <text:p>0.0009636726</text:p>
          </table:table-cell>
          <table:table-cell table:formula="of:=[.$P$3]+[.D25]*[.$P$2]" office:value-type="float" office:value="-2.13992150588303">
            <text:p>-2.1399215059</text:p>
          </table:table-cell>
          <table:table-cell table:formula="of:=[.G25]-[.C25]" office:value-type="float" office:value="-0.0000078333030288924">
            <text:p>-7.8333030288924E-006</text:p>
          </table:table-cell>
          <table:table-cell table:number-columns-repeated="8"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0.44">
            <text:p>0.44</text:p>
          </table:table-cell>
          <table:table-cell office:value-type="float" office:value="-2.11992661469">
            <text:p>-2.1199266147</text:p>
          </table:table-cell>
          <table:table-cell office:value-type="float" office:value="-2.11897">
            <text:p>-2.11897</text:p>
          </table:table-cell>
          <table:table-cell/>
          <table:table-cell table:formula="of:=[.D26]-[.C26]" office:value-type="float" office:value="0.000956614689999746">
            <text:p>0.0009566147</text:p>
          </table:table-cell>
          <table:table-cell table:formula="of:=[.$P$3]+[.D26]*[.$P$2]" office:value-type="float" office:value="-2.11993240584477">
            <text:p>-2.1199324058</text:p>
          </table:table-cell>
          <table:table-cell table:formula="of:=[.G26]-[.C26]" office:value-type="float" office:value="-0.00000579115477217229">
            <text:p>-5.79115477217229E-006</text:p>
          </table:table-cell>
          <table:table-cell table:number-columns-repeated="8"/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0.45">
            <text:p>0.45</text:p>
          </table:table-cell>
          <table:table-cell office:value-type="float" office:value="-2.09994164295">
            <text:p>-2.099941643</text:p>
          </table:table-cell>
          <table:table-cell office:value-type="float" office:value="-2.09899">
            <text:p>-2.09899</text:p>
          </table:table-cell>
          <table:table-cell/>
          <table:table-cell table:formula="of:=[.D27]-[.C27]" office:value-type="float" office:value="0.000951642950000053">
            <text:p>0.000951643</text:p>
          </table:table-cell>
          <table:table-cell table:formula="of:=[.$P$3]+[.D27]*[.$P$2]" office:value-type="float" office:value="-2.09994330580651">
            <text:p>-2.0999433058</text:p>
          </table:table-cell>
          <table:table-cell table:formula="of:=[.G27]-[.C27]" office:value-type="float" office:value="-0.00000166285651426179">
            <text:p>-1.66285651426179E-006</text:p>
          </table:table-cell>
          <table:table-cell table:number-columns-repeated="8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0.46">
            <text:p>0.46</text:p>
          </table:table-cell>
          <table:table-cell office:value-type="float" office:value="-2.07995255478">
            <text:p>-2.0799525548</text:p>
          </table:table-cell>
          <table:table-cell office:value-type="float" office:value="-2.07901">
            <text:p>-2.07901</text:p>
          </table:table-cell>
          <table:table-cell/>
          <table:table-cell table:formula="of:=[.D28]-[.C28]" office:value-type="float" office:value="0.000942554780000382">
            <text:p>0.0009425548</text:p>
          </table:table-cell>
          <table:table-cell table:formula="of:=[.$P$3]+[.D28]*[.$P$2]" office:value-type="float" office:value="-2.07995420576826">
            <text:p>-2.0799542058</text:p>
          </table:table-cell>
          <table:table-cell table:formula="of:=[.G28]-[.C28]" office:value-type="float" office:value="-0.00000165098825632981">
            <text:p>-0.000001651</text:p>
          </table:table-cell>
          <table:table-cell table:number-columns-repeated="8"/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0.47">
            <text:p>0.47</text:p>
          </table:table-cell>
          <table:table-cell office:value-type="float" office:value="-2.05996510573">
            <text:p>-2.0599651057</text:p>
          </table:table-cell>
          <table:table-cell office:value-type="float" office:value="-2.05903">
            <text:p>-2.05903</text:p>
          </table:table-cell>
          <table:table-cell/>
          <table:table-cell table:formula="of:=[.D29]-[.C29]" office:value-type="float" office:value="0.000935105729999997">
            <text:p>0.0009351057</text:p>
          </table:table-cell>
          <table:table-cell table:formula="of:=[.$P$3]+[.D29]*[.$P$2]" office:value-type="float" office:value="-2.05996510573">
            <text:p>-2.0599651057</text:p>
          </table:table-cell>
          <table:table-cell table:formula="of:=[.G29]-[.C29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0.48">
            <text:p>0.48</text:p>
          </table:table-cell>
          <table:table-cell office:value-type="float" office:value="-2.03997700475">
            <text:p>-2.0399770048</text:p>
          </table:table-cell>
          <table:table-cell office:value-type="float" office:value="-2.03905">
            <text:p>-2.03905</text:p>
          </table:table-cell>
          <table:table-cell/>
          <table:table-cell table:formula="of:=[.D30]-[.C30]" office:value-type="float" office:value="0.000927004749999849">
            <text:p>0.0009270047</text:p>
          </table:table-cell>
          <table:table-cell table:formula="of:=[.$P$3]+[.D30]*[.$P$2]" office:value-type="float" office:value="-2.03997600569174">
            <text:p>-2.0399760057</text:p>
          </table:table-cell>
          <table:table-cell table:formula="of:=[.G30]-[.C30]" office:value-type="float" office:value="0.000000999058257900032">
            <text:p>9.99058257900032E-007</text:p>
          </table:table-cell>
          <table:table-cell table:number-columns-repeated="8"/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.49">
            <text:p>0.49</text:p>
          </table:table-cell>
          <table:table-cell office:value-type="float" office:value="-2.01999873854">
            <text:p>-2.0199987385</text:p>
          </table:table-cell>
          <table:table-cell office:value-type="float" office:value="-2.01908">
            <text:p>-2.01908</text:p>
          </table:table-cell>
          <table:table-cell/>
          <table:table-cell table:formula="of:=[.D31]-[.C31]" office:value-type="float" office:value="0.000918738539999797">
            <text:p>0.0009187385</text:p>
          </table:table-cell>
          <table:table-cell table:formula="of:=[.$P$3]+[.D31]*[.$P$2]" office:value-type="float" office:value="-2.01999691020806">
            <text:p>-2.0199969102</text:p>
          </table:table-cell>
          <table:table-cell table:formula="of:=[.G31]-[.C31]" office:value-type="float" office:value="0.0000018283319418444">
            <text:p>1.8283319418444E-006</text:p>
          </table:table-cell>
          <table:table-cell table:number-columns-repeated="8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-2.00001138262">
            <text:p>-2.0000113826</text:p>
          </table:table-cell>
          <table:table-cell office:value-type="float" office:value="-1.99911">
            <text:p>-1.99911</text:p>
          </table:table-cell>
          <table:table-cell/>
          <table:table-cell table:formula="of:=[.D32]-[.C32]" office:value-type="float" office:value="0.000901382619999946">
            <text:p>0.0009013826</text:p>
          </table:table-cell>
          <table:table-cell table:formula="of:=[.$P$3]+[.D32]*[.$P$2]" office:value-type="float" office:value="-2.00001781472437">
            <text:p>-2.0000178147</text:p>
          </table:table-cell>
          <table:table-cell table:formula="of:=[.G32]-[.C32]" office:value-type="float" office:value="-0.00000643210437445418">
            <text:p>-6.43210437445418E-006</text:p>
          </table:table-cell>
          <table:table-cell table:number-columns-repeated="8"/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51">
            <text:p>0.51</text:p>
          </table:table-cell>
          <table:table-cell office:value-type="float" office:value="-1.98000523262">
            <text:p>-1.9800052326</text:p>
          </table:table-cell>
          <table:table-cell office:value-type="float" office:value="-1.97911">
            <text:p>-1.97911</text:p>
          </table:table-cell>
          <table:table-cell/>
          <table:table-cell table:formula="of:=[.D33]-[.C33]" office:value-type="float" office:value="0.000895232620000019">
            <text:p>0.0008952326</text:p>
          </table:table-cell>
          <table:table-cell table:formula="of:=[.$P$3]+[.D33]*[.$P$2]" office:value-type="float" office:value="-1.98000870557697">
            <text:p>-1.9800087056</text:p>
          </table:table-cell>
          <table:table-cell table:formula="of:=[.G33]-[.C33]" office:value-type="float" office:value="-0.00000347295696978556">
            <text:p>-0.000003473</text:p>
          </table:table-cell>
          <table:table-cell table:number-columns-repeated="8"/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52">
            <text:p>0.52</text:p>
          </table:table-cell>
          <table:table-cell office:value-type="float" office:value="-1.96001204662">
            <text:p>-1.9600120466</text:p>
          </table:table-cell>
          <table:table-cell office:value-type="float" office:value="-1.95913">
            <text:p>-1.95913</text:p>
          </table:table-cell>
          <table:table-cell/>
          <table:table-cell table:formula="of:=[.D34]-[.C34]" office:value-type="float" office:value="0.00088204661999991">
            <text:p>0.0008820466</text:p>
          </table:table-cell>
          <table:table-cell table:formula="of:=[.$P$3]+[.D34]*[.$P$2]" office:value-type="float" office:value="-1.96001960553871">
            <text:p>-1.9600196055</text:p>
          </table:table-cell>
          <table:table-cell table:formula="of:=[.G34]-[.C34]" office:value-type="float" office:value="-0.00000755891871229153">
            <text:p>-7.55891871229153E-006</text:p>
          </table:table-cell>
          <table:table-cell table:number-columns-repeated="8"/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53">
            <text:p>0.53</text:p>
          </table:table-cell>
          <table:table-cell office:value-type="float" office:value="-1.94002510048">
            <text:p>-1.9400251005</text:p>
          </table:table-cell>
          <table:table-cell office:value-type="float" office:value="-1.93914">
            <text:p>-1.93914</text:p>
          </table:table-cell>
          <table:table-cell/>
          <table:table-cell table:formula="of:=[.D35]-[.C35]" office:value-type="float" office:value="0.000885100479999901">
            <text:p>0.0008851005</text:p>
          </table:table-cell>
          <table:table-cell table:formula="of:=[.$P$3]+[.D35]*[.$P$2]" office:value-type="float" office:value="-1.94002050094588">
            <text:p>-1.9400205009</text:p>
          </table:table-cell>
          <table:table-cell table:formula="of:=[.G35]-[.C35]" office:value-type="float" office:value="0.00000459953411890979">
            <text:p>4.59953411890979E-006</text:p>
          </table:table-cell>
          <table:table-cell table:number-columns-repeated="8"/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54">
            <text:p>0.54</text:p>
          </table:table-cell>
          <table:table-cell office:value-type="float" office:value="-1.9200374838">
            <text:p>-1.9200374838</text:p>
          </table:table-cell>
          <table:table-cell office:value-type="float" office:value="-1.91917">
            <text:p>-1.91917</text:p>
          </table:table-cell>
          <table:table-cell/>
          <table:table-cell table:formula="of:=[.D36]-[.C36]" office:value-type="float" office:value="0.000867483800000013">
            <text:p>0.0008674838</text:p>
          </table:table-cell>
          <table:table-cell table:formula="of:=[.$P$3]+[.D36]*[.$P$2]" office:value-type="float" office:value="-1.9200414054622">
            <text:p>-1.9200414055</text:p>
          </table:table-cell>
          <table:table-cell table:formula="of:=[.G36]-[.C36]" office:value-type="float" office:value="-0.0000039216621972038">
            <text:p>-3.9216621972038E-006</text:p>
          </table:table-cell>
          <table:table-cell table:number-columns-repeated="8"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55">
            <text:p>0.55</text:p>
          </table:table-cell>
          <table:table-cell office:value-type="float" office:value="-1.90004476346">
            <text:p>-1.9000447635</text:p>
          </table:table-cell>
          <table:table-cell office:value-type="float" office:value="-1.89919">
            <text:p>-1.89919</text:p>
          </table:table-cell>
          <table:table-cell/>
          <table:table-cell table:formula="of:=[.D37]-[.C37]" office:value-type="float" office:value="0.000854763460000019">
            <text:p>0.0008547635</text:p>
          </table:table-cell>
          <table:table-cell table:formula="of:=[.$P$3]+[.D37]*[.$P$2]" office:value-type="float" office:value="-1.90005230542394">
            <text:p>-1.9000523054</text:p>
          </table:table-cell>
          <table:table-cell table:formula="of:=[.G37]-[.C37]" office:value-type="float" office:value="-0.00000754196393981665">
            <text:p>-0.000007542</text:p>
          </table:table-cell>
          <table:table-cell table:number-columns-repeated="8"/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56">
            <text:p>0.56</text:p>
          </table:table-cell>
          <table:table-cell office:value-type="float" office:value="-1.88005010597">
            <text:p>-1.880050106</text:p>
          </table:table-cell>
          <table:table-cell office:value-type="float" office:value="-1.8792">
            <text:p>-1.8792</text:p>
          </table:table-cell>
          <table:table-cell/>
          <table:table-cell table:formula="of:=[.D38]-[.C38]" office:value-type="float" office:value="0.000850105970000126">
            <text:p>0.000850106</text:p>
          </table:table-cell>
          <table:table-cell table:formula="of:=[.$P$3]+[.D38]*[.$P$2]" office:value-type="float" office:value="-1.88005320083111">
            <text:p>-1.8800532008</text:p>
          </table:table-cell>
          <table:table-cell table:formula="of:=[.G38]-[.C38]" office:value-type="float" office:value="-0.0000030948611084991">
            <text:p>-3.0948611084991E-006</text:p>
          </table:table-cell>
          <table:table-cell table:number-columns-repeated="8"/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57">
            <text:p>0.57</text:p>
          </table:table-cell>
          <table:table-cell office:value-type="float" office:value="-1.86006673612">
            <text:p>-1.8600667361</text:p>
          </table:table-cell>
          <table:table-cell office:value-type="float" office:value="-1.85923">
            <text:p>-1.85923</text:p>
          </table:table-cell>
          <table:table-cell/>
          <table:table-cell table:formula="of:=[.D39]-[.C39]" office:value-type="float" office:value="0.000836736119999681">
            <text:p>0.0008367361</text:p>
          </table:table-cell>
          <table:table-cell table:formula="of:=[.$P$3]+[.D39]*[.$P$2]" office:value-type="float" office:value="-1.86007410534743">
            <text:p>-1.8600741053</text:p>
          </table:table-cell>
          <table:table-cell table:formula="of:=[.G39]-[.C39]" office:value-type="float" office:value="-0.0000073692274251691">
            <text:p>-7.3692274251691E-006</text:p>
          </table:table-cell>
          <table:table-cell table:number-columns-repeated="8"/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58">
            <text:p>0.58</text:p>
          </table:table-cell>
          <table:table-cell office:value-type="float" office:value="-1.83991963975">
            <text:p>-1.8399196398</text:p>
          </table:table-cell>
          <table:table-cell office:value-type="float" office:value="-1.83909">
            <text:p>-1.83909</text:p>
          </table:table-cell>
          <table:table-cell/>
          <table:table-cell table:formula="of:=[.D40]-[.C40]" office:value-type="float" office:value="0.000829639749999833">
            <text:p>0.0008296397</text:p>
          </table:table-cell>
          <table:table-cell table:formula="of:=[.$P$3]+[.D40]*[.$P$2]" office:value-type="float" office:value="-1.83992493243599">
            <text:p>-1.8399249324</text:p>
          </table:table-cell>
          <table:table-cell table:formula="of:=[.G40]-[.C40]" office:value-type="float" office:value="-0.0000052926859883673">
            <text:p>-5.2926859883673E-006</text:p>
          </table:table-cell>
          <table:table-cell table:number-columns-repeated="8"/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0.59">
            <text:p>0.59</text:p>
          </table:table-cell>
          <table:table-cell office:value-type="float" office:value="-1.81992032565">
            <text:p>-1.8199203257</text:p>
          </table:table-cell>
          <table:table-cell office:value-type="float" office:value="-1.8191">
            <text:p>-1.8191</text:p>
          </table:table-cell>
          <table:table-cell/>
          <table:table-cell table:formula="of:=[.D41]-[.C41]" office:value-type="float" office:value="0.000820325649999898">
            <text:p>0.0008203256</text:p>
          </table:table-cell>
          <table:table-cell table:formula="of:=[.$P$3]+[.D41]*[.$P$2]" office:value-type="float" office:value="-1.81992582784316">
            <text:p>-1.8199258278</text:p>
          </table:table-cell>
          <table:table-cell table:formula="of:=[.G41]-[.C41]" office:value-type="float" office:value="-0.00000550219315709199">
            <text:p>-5.50219315709199E-006</text:p>
          </table:table-cell>
          <table:table-cell table:number-columns-repeated="8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-1.79993641563">
            <text:p>-1.7999364156</text:p>
          </table:table-cell>
          <table:table-cell office:value-type="float" office:value="-1.79912">
            <text:p>-1.79912</text:p>
          </table:table-cell>
          <table:table-cell/>
          <table:table-cell table:formula="of:=[.D42]-[.C42]" office:value-type="float" office:value="0.0008164156299999">
            <text:p>0.0008164156</text:p>
          </table:table-cell>
          <table:table-cell table:formula="of:=[.$P$3]+[.D42]*[.$P$2]" office:value-type="float" office:value="-1.7999367278049">
            <text:p>-1.7999367278</text:p>
          </table:table-cell>
          <table:table-cell table:formula="of:=[.G42]-[.C42]" office:value-type="float" office:value="-0.000000312174899486095">
            <text:p>-3.12174899486095E-007</text:p>
          </table:table-cell>
          <table:table-cell table:number-columns-repeated="8"/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0.61">
            <text:p>0.61</text:p>
          </table:table-cell>
          <table:table-cell office:value-type="float" office:value="-1.77994488738">
            <text:p>-1.7799448874</text:p>
          </table:table-cell>
          <table:table-cell office:value-type="float" office:value="-1.77914">
            <text:p>-1.77914</text:p>
          </table:table-cell>
          <table:table-cell/>
          <table:table-cell table:formula="of:=[.D43]-[.C43]" office:value-type="float" office:value="0.000804887380000174">
            <text:p>0.0008048874</text:p>
          </table:table-cell>
          <table:table-cell table:formula="of:=[.$P$3]+[.D43]*[.$P$2]" office:value-type="float" office:value="-1.77994762776664">
            <text:p>-1.7799476278</text:p>
          </table:table-cell>
          <table:table-cell table:formula="of:=[.G43]-[.C43]" office:value-type="float" office:value="-0.00000274038664183074">
            <text:p>-2.74038664183074E-006</text:p>
          </table:table-cell>
          <table:table-cell table:number-columns-repeated="8"/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0.62">
            <text:p>0.62</text:p>
          </table:table-cell>
          <table:table-cell office:value-type="float" office:value="-1.75995252095">
            <text:p>-1.759952521</text:p>
          </table:table-cell>
          <table:table-cell office:value-type="float" office:value="-1.75916">
            <text:p>-1.75916</text:p>
          </table:table-cell>
          <table:table-cell/>
          <table:table-cell table:formula="of:=[.D44]-[.C44]" office:value-type="float" office:value="0.000792520949999931">
            <text:p>0.0007925209</text:p>
          </table:table-cell>
          <table:table-cell table:formula="of:=[.$P$3]+[.D44]*[.$P$2]" office:value-type="float" office:value="-1.75995852772838">
            <text:p>-1.7599585277</text:p>
          </table:table-cell>
          <table:table-cell table:formula="of:=[.G44]-[.C44]" office:value-type="float" office:value="-0.00000600677838469288">
            <text:p>-6.00677838469288E-006</text:p>
          </table:table-cell>
          <table:table-cell table:number-columns-repeated="8"/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0.63">
            <text:p>0.63</text:p>
          </table:table-cell>
          <table:table-cell office:value-type="float" office:value="-1.73995847814">
            <text:p>-1.7399584781</text:p>
          </table:table-cell>
          <table:table-cell office:value-type="float" office:value="-1.73917">
            <text:p>-1.73917</text:p>
          </table:table-cell>
          <table:table-cell/>
          <table:table-cell table:formula="of:=[.D45]-[.C45]" office:value-type="float" office:value="0.000788478139999826">
            <text:p>0.0007884781</text:p>
          </table:table-cell>
          <table:table-cell table:formula="of:=[.$P$3]+[.D45]*[.$P$2]" office:value-type="float" office:value="-1.73995942313555">
            <text:p>-1.7399594231</text:p>
          </table:table-cell>
          <table:table-cell table:formula="of:=[.G45]-[.C45]" office:value-type="float" office:value="-0.000000944995553586736">
            <text:p>-0.000000945</text:p>
          </table:table-cell>
          <table:table-cell table:number-columns-repeated="8"/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.64">
            <text:p>0.64</text:p>
          </table:table-cell>
          <table:table-cell office:value-type="float" office:value="-1.71997330151">
            <text:p>-1.7199733015</text:p>
          </table:table-cell>
          <table:table-cell office:value-type="float" office:value="-1.7192">
            <text:p>-1.7192</text:p>
          </table:table-cell>
          <table:table-cell/>
          <table:table-cell table:formula="of:=[.D46]-[.C46]" office:value-type="float" office:value="0.000773301509999991">
            <text:p>0.0007733015</text:p>
          </table:table-cell>
          <table:table-cell table:formula="of:=[.$P$3]+[.D46]*[.$P$2]" office:value-type="float" office:value="-1.71998032765187">
            <text:p>-1.7199803277</text:p>
          </table:table-cell>
          <table:table-cell table:formula="of:=[.G46]-[.C46]" office:value-type="float" office:value="-0.00000702614186964823">
            <text:p>-7.02614186964823E-006</text:p>
          </table:table-cell>
          <table:table-cell table:number-columns-repeated="8"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65">
            <text:p>0.65</text:p>
          </table:table-cell>
          <table:table-cell office:value-type="float" office:value="-1.69999347068">
            <text:p>-1.6999934707</text:p>
          </table:table-cell>
          <table:table-cell office:value-type="float" office:value="-1.69922">
            <text:p>-1.69922</text:p>
          </table:table-cell>
          <table:table-cell/>
          <table:table-cell table:formula="of:=[.D47]-[.C47]" office:value-type="float" office:value="0.000773470679999999">
            <text:p>0.0007734707</text:p>
          </table:table-cell>
          <table:table-cell table:formula="of:=[.$P$3]+[.D47]*[.$P$2]" office:value-type="float" office:value="-1.69999122761361">
            <text:p>-1.6999912276</text:p>
          </table:table-cell>
          <table:table-cell table:formula="of:=[.G47]-[.C47]" office:value-type="float" office:value="0.00000224306638796357">
            <text:p>2.24306638796357E-006</text:p>
          </table:table-cell>
          <table:table-cell table:number-columns-repeated="8"/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0.66">
            <text:p>0.66</text:p>
          </table:table-cell>
          <table:table-cell office:value-type="float" office:value="-1.67999721132">
            <text:p>-1.6799972113</text:p>
          </table:table-cell>
          <table:table-cell office:value-type="float" office:value="-1.67924">
            <text:p>-1.67924</text:p>
          </table:table-cell>
          <table:table-cell/>
          <table:table-cell table:formula="of:=[.D48]-[.C48]" office:value-type="float" office:value="0.00075721131999984">
            <text:p>0.0007572113</text:p>
          </table:table-cell>
          <table:table-cell table:formula="of:=[.$P$3]+[.D48]*[.$P$2]" office:value-type="float" office:value="-1.68000212757535">
            <text:p>-1.6800021276</text:p>
          </table:table-cell>
          <table:table-cell table:formula="of:=[.G48]-[.C48]" office:value-type="float" office:value="-0.00000491625535481433">
            <text:p>-4.91625535481433E-006</text:p>
          </table:table-cell>
          <table:table-cell table:number-columns-repeated="8"/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0.67">
            <text:p>0.67</text:p>
          </table:table-cell>
          <table:table-cell office:value-type="float" office:value="-1.65999692865">
            <text:p>-1.6599969287</text:p>
          </table:table-cell>
          <table:table-cell office:value-type="float" office:value="-1.65925">
            <text:p>-1.65925</text:p>
          </table:table-cell>
          <table:table-cell/>
          <table:table-cell table:formula="of:=[.D49]-[.C49]" office:value-type="float" office:value="0.000746928649999923">
            <text:p>0.0007469286</text:p>
          </table:table-cell>
          <table:table-cell table:formula="of:=[.$P$3]+[.D49]*[.$P$2]" office:value-type="float" office:value="-1.66000302298252">
            <text:p>-1.660003023</text:p>
          </table:table-cell>
          <table:table-cell table:formula="of:=[.G49]-[.C49]" office:value-type="float" office:value="-0.00000609433252352076">
            <text:p>-6.09433252352076E-006</text:p>
          </table:table-cell>
          <table:table-cell table:number-columns-repeated="8"/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0.68">
            <text:p>0.68</text:p>
          </table:table-cell>
          <table:table-cell office:value-type="float" office:value="-1.64000905119">
            <text:p>-1.6400090512</text:p>
          </table:table-cell>
          <table:table-cell office:value-type="float" office:value="-1.63927">
            <text:p>-1.63927</text:p>
          </table:table-cell>
          <table:table-cell/>
          <table:table-cell table:formula="of:=[.D50]-[.C50]" office:value-type="float" office:value="0.00073905118999984">
            <text:p>0.0007390512</text:p>
          </table:table-cell>
          <table:table-cell table:formula="of:=[.$P$3]+[.D50]*[.$P$2]" office:value-type="float" office:value="-1.64001392294427">
            <text:p>-1.6400139229</text:p>
          </table:table-cell>
          <table:table-cell table:formula="of:=[.G50]-[.C50]" office:value-type="float" office:value="-0.00000487175426622244">
            <text:p>-4.87175426622244E-006</text:p>
          </table:table-cell>
          <table:table-cell table:number-columns-repeated="8"/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0.69">
            <text:p>0.69</text:p>
          </table:table-cell>
          <table:table-cell office:value-type="float" office:value="-1.62002679892">
            <text:p>-1.6200267989</text:p>
          </table:table-cell>
          <table:table-cell office:value-type="float" office:value="-1.6193">
            <text:p>-1.6193</text:p>
          </table:table-cell>
          <table:table-cell/>
          <table:table-cell table:formula="of:=[.D51]-[.C51]" office:value-type="float" office:value="0.00072679892000016">
            <text:p>0.0007267989</text:p>
          </table:table-cell>
          <table:table-cell table:formula="of:=[.$P$3]+[.D51]*[.$P$2]" office:value-type="float" office:value="-1.62003482746058">
            <text:p>-1.6200348275</text:p>
          </table:table-cell>
          <table:table-cell table:formula="of:=[.G51]-[.C51]" office:value-type="float" office:value="-0.00000802854058212787">
            <text:p>-8.02854058212787E-006</text:p>
          </table:table-cell>
          <table:table-cell table:number-columns-repeated="8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7">
            <text:p>0.7</text:p>
          </table:table-cell>
          <table:table-cell office:value-type="float" office:value="-1.60003858618">
            <text:p>-1.6000385862</text:p>
          </table:table-cell>
          <table:table-cell office:value-type="float" office:value="-1.59932">
            <text:p>-1.59932</text:p>
          </table:table-cell>
          <table:table-cell/>
          <table:table-cell table:formula="of:=[.D52]-[.C52]" office:value-type="float" office:value="0.000718586179999869">
            <text:p>0.0007185862</text:p>
          </table:table-cell>
          <table:table-cell table:formula="of:=[.$P$3]+[.D52]*[.$P$2]" office:value-type="float" office:value="-1.60004572742232">
            <text:p>-1.6000457274</text:p>
          </table:table-cell>
          <table:table-cell table:formula="of:=[.G52]-[.C52]" office:value-type="float" office:value="-0.00000714124232481517">
            <text:p>-7.14124232481517E-006</text:p>
          </table:table-cell>
          <table:table-cell table:number-columns-repeated="8"/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0.71">
            <text:p>0.71</text:p>
          </table:table-cell>
          <table:table-cell office:value-type="float" office:value="-1.58004666679">
            <text:p>-1.5800466668</text:p>
          </table:table-cell>
          <table:table-cell office:value-type="float" office:value="-1.57933">
            <text:p>-1.57933</text:p>
          </table:table-cell>
          <table:table-cell/>
          <table:table-cell table:formula="of:=[.D53]-[.C53]" office:value-type="float" office:value="0.00071666678999982">
            <text:p>0.0007166668</text:p>
          </table:table-cell>
          <table:table-cell table:formula="of:=[.$P$3]+[.D53]*[.$P$2]" office:value-type="float" office:value="-1.58004662282949">
            <text:p>-1.5800466228</text:p>
          </table:table-cell>
          <table:table-cell table:formula="of:=[.G53]-[.C53]" office:value-type="float" office:value="0.0000000439605063462523">
            <text:p>0.000000044</text:p>
          </table:table-cell>
          <table:table-cell table:number-columns-repeated="8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0.72">
            <text:p>0.72</text:p>
          </table:table-cell>
          <table:table-cell office:value-type="float" office:value="-1.55989884399">
            <text:p>-1.559898844</text:p>
          </table:table-cell>
          <table:table-cell office:value-type="float" office:value="-1.5592">
            <text:p>-1.5592</text:p>
          </table:table-cell>
          <table:table-cell/>
          <table:table-cell table:formula="of:=[.D54]-[.C54]" office:value-type="float" office:value="0.000698843989999975">
            <text:p>0.000698844</text:p>
          </table:table-cell>
          <table:table-cell table:formula="of:=[.$P$3]+[.D54]*[.$P$2]" office:value-type="float" office:value="-1.55990745447263">
            <text:p>-1.5599074545</text:p>
          </table:table-cell>
          <table:table-cell table:formula="of:=[.G54]-[.C54]" office:value-type="float" office:value="-0.00000861048263067765">
            <text:p>-8.61048263067765E-006</text:p>
          </table:table-cell>
          <table:table-cell table:number-columns-repeated="8"/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0.73">
            <text:p>0.73</text:p>
          </table:table-cell>
          <table:table-cell office:value-type="float" office:value="-1.53991757892">
            <text:p>-1.5399175789</text:p>
          </table:table-cell>
          <table:table-cell office:value-type="float" office:value="-1.53922">
            <text:p>-1.53922</text:p>
          </table:table-cell>
          <table:table-cell/>
          <table:table-cell table:formula="of:=[.D55]-[.C55]" office:value-type="float" office:value="0.000697578919999886">
            <text:p>0.0006975789</text:p>
          </table:table-cell>
          <table:table-cell table:formula="of:=[.$P$3]+[.D55]*[.$P$2]" office:value-type="float" office:value="-1.53991835443437">
            <text:p>-1.5399183544</text:p>
          </table:table-cell>
          <table:table-cell table:formula="of:=[.G55]-[.C55]" office:value-type="float" office:value="-0.000000775514373163588">
            <text:p>-7.75514373163588E-007</text:p>
          </table:table-cell>
          <table:table-cell table:number-columns-repeated="8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74">
            <text:p>0.74</text:p>
          </table:table-cell>
          <table:table-cell office:value-type="float" office:value="-1.51991532184">
            <text:p>-1.5199153218</text:p>
          </table:table-cell>
          <table:table-cell office:value-type="float" office:value="-1.51923">
            <text:p>-1.51923</text:p>
          </table:table-cell>
          <table:table-cell/>
          <table:table-cell table:formula="of:=[.D56]-[.C56]" office:value-type="float" office:value="0.000685321840000031">
            <text:p>0.0006853218</text:p>
          </table:table-cell>
          <table:table-cell table:formula="of:=[.$P$3]+[.D56]*[.$P$2]" office:value-type="float" office:value="-1.51991924984154">
            <text:p>-1.5199192498</text:p>
          </table:table-cell>
          <table:table-cell table:formula="of:=[.G56]-[.C56]" office:value-type="float" office:value="-0.00000392800154180861">
            <text:p>-0.000003928</text:p>
          </table:table-cell>
          <table:table-cell table:number-columns-repeated="8"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75">
            <text:p>0.75</text:p>
          </table:table-cell>
          <table:table-cell office:value-type="float" office:value="-1.49992247112">
            <text:p>-1.4999224711</text:p>
          </table:table-cell>
          <table:table-cell office:value-type="float" office:value="-1.49925">
            <text:p>-1.49925</text:p>
          </table:table-cell>
          <table:table-cell/>
          <table:table-cell table:formula="of:=[.D57]-[.C57]" office:value-type="float" office:value="0.000672471120000129">
            <text:p>0.0006724711</text:p>
          </table:table-cell>
          <table:table-cell table:formula="of:=[.$P$3]+[.D57]*[.$P$2]" office:value-type="float" office:value="-1.49993014980328">
            <text:p>-1.4999301498</text:p>
          </table:table-cell>
          <table:table-cell table:formula="of:=[.G57]-[.C57]" office:value-type="float" office:value="-0.00000767868328432897">
            <text:p>-7.67868328432897E-006</text:p>
          </table:table-cell>
          <table:table-cell table:number-columns-repeated="8"/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0.76">
            <text:p>0.76</text:p>
          </table:table-cell>
          <table:table-cell office:value-type="float" office:value="-1.47993023507">
            <text:p>-1.4799302351</text:p>
          </table:table-cell>
          <table:table-cell office:value-type="float" office:value="-1.47926">
            <text:p>-1.47926</text:p>
          </table:table-cell>
          <table:table-cell/>
          <table:table-cell table:formula="of:=[.D58]-[.C58]" office:value-type="float" office:value="0.000670235069999858">
            <text:p>0.0006702351</text:p>
          </table:table-cell>
          <table:table-cell table:formula="of:=[.$P$3]+[.D58]*[.$P$2]" office:value-type="float" office:value="-1.47993104521045">
            <text:p>-1.4799310452</text:p>
          </table:table-cell>
          <table:table-cell table:formula="of:=[.G58]-[.C58]" office:value-type="float" office:value="-0.000000810140453388897">
            <text:p>-8.10140453388897E-007</text:p>
          </table:table-cell>
          <table:table-cell table:number-columns-repeated="8"/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0.77">
            <text:p>0.77</text:p>
          </table:table-cell>
          <table:table-cell office:value-type="float" office:value="-1.45994891413">
            <text:p>-1.4599489141</text:p>
          </table:table-cell>
          <table:table-cell office:value-type="float" office:value="-1.45929">
            <text:p>-1.45929</text:p>
          </table:table-cell>
          <table:table-cell/>
          <table:table-cell table:formula="of:=[.D59]-[.C59]" office:value-type="float" office:value="0.000658914129999966">
            <text:p>0.0006589141</text:p>
          </table:table-cell>
          <table:table-cell table:formula="of:=[.$P$3]+[.D59]*[.$P$2]" office:value-type="float" office:value="-1.45995194972677">
            <text:p>-1.4599519497</text:p>
          </table:table-cell>
          <table:table-cell table:formula="of:=[.G59]-[.C59]" office:value-type="float" office:value="-0.00000303559676950726">
            <text:p>-3.03559676950726E-006</text:p>
          </table:table-cell>
          <table:table-cell table:number-columns-repeated="8"/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0.78">
            <text:p>0.78</text:p>
          </table:table-cell>
          <table:table-cell office:value-type="float" office:value="-1.43995297141">
            <text:p>-1.4399529714</text:p>
          </table:table-cell>
          <table:table-cell office:value-type="float" office:value="-1.43931">
            <text:p>-1.43931</text:p>
          </table:table-cell>
          <table:table-cell/>
          <table:table-cell table:formula="of:=[.D60]-[.C60]" office:value-type="float" office:value="0.000642971409999804">
            <text:p>0.0006429714</text:p>
          </table:table-cell>
          <table:table-cell table:formula="of:=[.$P$3]+[.D60]*[.$P$2]" office:value-type="float" office:value="-1.43996284968851">
            <text:p>-1.4399628497</text:p>
          </table:table-cell>
          <table:table-cell table:formula="of:=[.G60]-[.C60]" office:value-type="float" office:value="-0.00000987827851228751">
            <text:p>-9.87827851228751E-006</text:p>
          </table:table-cell>
          <table:table-cell table:number-columns-repeated="8"/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0.79">
            <text:p>0.79</text:p>
          </table:table-cell>
          <table:table-cell office:value-type="float" office:value="-1.41996891238">
            <text:p>-1.4199689124</text:p>
          </table:table-cell>
          <table:table-cell office:value-type="float" office:value="-1.41933">
            <text:p>-1.41933</text:p>
          </table:table-cell>
          <table:table-cell/>
          <table:table-cell table:formula="of:=[.D61]-[.C61]" office:value-type="float" office:value="0.000638912379999912">
            <text:p>0.0006389124</text:p>
          </table:table-cell>
          <table:table-cell table:formula="of:=[.$P$3]+[.D61]*[.$P$2]" office:value-type="float" office:value="-1.41997374965025">
            <text:p>-1.4199737497</text:p>
          </table:table-cell>
          <table:table-cell table:formula="of:=[.G61]-[.C61]" office:value-type="float" office:value="-0.00000483727025457625">
            <text:p>-4.83727025457625E-006</text:p>
          </table:table-cell>
          <table:table-cell table:number-columns-repeated="8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8">
            <text:p>0.8</text:p>
          </table:table-cell>
          <table:table-cell office:value-type="float" office:value="-1.39997866936">
            <text:p>-1.3999786694</text:p>
          </table:table-cell>
          <table:table-cell office:value-type="float" office:value="-1.39935">
            <text:p>-1.39935</text:p>
          </table:table-cell>
          <table:table-cell/>
          <table:table-cell table:formula="of:=[.D62]-[.C62]" office:value-type="float" office:value="0.000628669359999945">
            <text:p>0.0006286694</text:p>
          </table:table-cell>
          <table:table-cell table:formula="of:=[.$P$3]+[.D62]*[.$P$2]" office:value-type="float" office:value="-1.399984649612">
            <text:p>-1.3999846496</text:p>
          </table:table-cell>
          <table:table-cell table:formula="of:=[.G62]-[.C62]" office:value-type="float" office:value="-0.0000059802519971619">
            <text:p>-5.9802519971619E-006</text:p>
          </table:table-cell>
          <table:table-cell table:number-columns-repeated="8"/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0.81">
            <text:p>0.81</text:p>
          </table:table-cell>
          <table:table-cell office:value-type="float" office:value="-1.38000668027">
            <text:p>-1.3800066803</text:p>
          </table:table-cell>
          <table:table-cell office:value-type="float" office:value="-1.37939">
            <text:p>-1.37939</text:p>
          </table:table-cell>
          <table:table-cell/>
          <table:table-cell table:formula="of:=[.D63]-[.C63]" office:value-type="float" office:value="0.000616680270000058">
            <text:p>0.0006166803</text:p>
          </table:table-cell>
          <table:table-cell table:formula="of:=[.$P$3]+[.D63]*[.$P$2]" office:value-type="float" office:value="-1.38001555868289">
            <text:p>-1.3800155587</text:p>
          </table:table-cell>
          <table:table-cell table:formula="of:=[.G63]-[.C63]" office:value-type="float" office:value="-0.00000887841288688129">
            <text:p>-8.87841288688129E-006</text:p>
          </table:table-cell>
          <table:table-cell table:number-columns-repeated="8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.82">
            <text:p>0.82</text:p>
          </table:table-cell>
          <table:table-cell office:value-type="float" office:value="-1.36000481434">
            <text:p>-1.3600048143</text:p>
          </table:table-cell>
          <table:table-cell office:value-type="float" office:value="-1.3594">
            <text:p>-1.3594</text:p>
          </table:table-cell>
          <table:table-cell/>
          <table:table-cell table:formula="of:=[.D64]-[.C64]" office:value-type="float" office:value="0.000604814339999926">
            <text:p>0.0006048143</text:p>
          </table:table-cell>
          <table:table-cell table:formula="of:=[.$P$3]+[.D64]*[.$P$2]" office:value-type="float" office:value="-1.36001645409006">
            <text:p>-1.3600164541</text:p>
          </table:table-cell>
          <table:table-cell table:formula="of:=[.G64]-[.C64]" office:value-type="float" office:value="-0.000011639750055803">
            <text:p>-1.1639750055803E-005</text:p>
          </table:table-cell>
          <table:table-cell table:number-columns-repeated="8"/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.83">
            <text:p>0.83</text:p>
          </table:table-cell>
          <table:table-cell office:value-type="float" office:value="-1.34001032449">
            <text:p>-1.3400103245</text:p>
          </table:table-cell>
          <table:table-cell office:value-type="float" office:value="-1.33941">
            <text:p>-1.33941</text:p>
          </table:table-cell>
          <table:table-cell/>
          <table:table-cell table:formula="of:=[.D65]-[.C65]" office:value-type="float" office:value="0.000600324489999915">
            <text:p>0.0006003245</text:p>
          </table:table-cell>
          <table:table-cell table:formula="of:=[.$P$3]+[.D65]*[.$P$2]" office:value-type="float" office:value="-1.34001734949722">
            <text:p>-1.3400173495</text:p>
          </table:table-cell>
          <table:table-cell table:formula="of:=[.G65]-[.C65]" office:value-type="float" office:value="-0.00000702500722460364">
            <text:p>-0.000007025</text:p>
          </table:table-cell>
          <table:table-cell table:number-columns-repeated="8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0.84">
            <text:p>0.84</text:p>
          </table:table-cell>
          <table:table-cell office:value-type="float" office:value="-1.32001793943">
            <text:p>-1.3200179394</text:p>
          </table:table-cell>
          <table:table-cell office:value-type="float" office:value="-1.31943">
            <text:p>-1.31943</text:p>
          </table:table-cell>
          <table:table-cell/>
          <table:table-cell table:formula="of:=[.D66]-[.C66]" office:value-type="float" office:value="0.000587939429999906">
            <text:p>0.0005879394</text:p>
          </table:table-cell>
          <table:table-cell table:formula="of:=[.$P$3]+[.D66]*[.$P$2]" office:value-type="float" office:value="-1.32002824945897">
            <text:p>-1.3200282495</text:p>
          </table:table-cell>
          <table:table-cell table:formula="of:=[.G66]-[.C66]" office:value-type="float" office:value="-0.0000103100289672309">
            <text:p>-0.00001031</text:p>
          </table:table-cell>
          <table:table-cell table:number-columns-repeated="8"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85">
            <text:p>0.85</text:p>
          </table:table-cell>
          <table:table-cell office:value-type="float" office:value="-1.30003619008">
            <text:p>-1.3000361901</text:p>
          </table:table-cell>
          <table:table-cell office:value-type="float" office:value="-1.29945">
            <text:p>-1.29945</text:p>
          </table:table-cell>
          <table:table-cell/>
          <table:table-cell table:formula="of:=[.D67]-[.C67]" office:value-type="float" office:value="0.000586190079999938">
            <text:p>0.0005861901</text:p>
          </table:table-cell>
          <table:table-cell table:formula="of:=[.$P$3]+[.D67]*[.$P$2]" office:value-type="float" office:value="-1.30003914942071">
            <text:p>-1.3000391494</text:p>
          </table:table-cell>
          <table:table-cell table:formula="of:=[.G67]-[.C67]" office:value-type="float" office:value="-0.00000295934070981829">
            <text:p>-2.95934070981829E-006</text:p>
          </table:table-cell>
          <table:table-cell table:number-columns-repeated="8"/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86">
            <text:p>0.86</text:p>
          </table:table-cell>
          <table:table-cell office:value-type="float" office:value="-1.27989348955">
            <text:p>-1.2798934896</text:p>
          </table:table-cell>
          <table:table-cell office:value-type="float" office:value="-1.27932">
            <text:p>-1.27932</text:p>
          </table:table-cell>
          <table:table-cell/>
          <table:table-cell table:formula="of:=[.D68]-[.C68]" office:value-type="float" office:value="0.000573489550000028">
            <text:p>0.0005734896</text:p>
          </table:table-cell>
          <table:table-cell table:formula="of:=[.$P$3]+[.D68]*[.$P$2]" office:value-type="float" office:value="-1.27989998106385">
            <text:p>-1.2798999811</text:p>
          </table:table-cell>
          <table:table-cell table:formula="of:=[.G68]-[.C68]" office:value-type="float" office:value="-0.00000649151384668478">
            <text:p>-6.49151384668478E-006</text:p>
          </table:table-cell>
          <table:table-cell table:number-columns-repeated="8"/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87">
            <text:p>0.87</text:p>
          </table:table-cell>
          <table:table-cell office:value-type="float" office:value="-1.25990104862">
            <text:p>-1.2599010486</text:p>
          </table:table-cell>
          <table:table-cell office:value-type="float" office:value="-1.25933">
            <text:p>-1.25933</text:p>
          </table:table-cell>
          <table:table-cell/>
          <table:table-cell table:formula="of:=[.D69]-[.C69]" office:value-type="float" office:value="0.000571048619999903">
            <text:p>0.0005710486</text:p>
          </table:table-cell>
          <table:table-cell table:formula="of:=[.$P$3]+[.D69]*[.$P$2]" office:value-type="float" office:value="-1.25990087647102">
            <text:p>-1.2599008765</text:p>
          </table:table-cell>
          <table:table-cell table:formula="of:=[.G69]-[.C69]" office:value-type="float" office:value="0.000000172148984400877">
            <text:p>1.72148984400877E-007</text:p>
          </table:table-cell>
          <table:table-cell table:number-columns-repeated="8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88">
            <text:p>0.88</text:p>
          </table:table-cell>
          <table:table-cell office:value-type="float" office:value="-1.23991557397">
            <text:p>-1.239915574</text:p>
          </table:table-cell>
          <table:table-cell office:value-type="float" office:value="-1.23936">
            <text:p>-1.23936</text:p>
          </table:table-cell>
          <table:table-cell/>
          <table:table-cell table:formula="of:=[.D70]-[.C70]" office:value-type="float" office:value="0.000555573970000056">
            <text:p>0.000555574</text:p>
          </table:table-cell>
          <table:table-cell table:formula="of:=[.$P$3]+[.D70]*[.$P$2]" office:value-type="float" office:value="-1.23992178098733">
            <text:p>-1.239921781</text:p>
          </table:table-cell>
          <table:table-cell table:formula="of:=[.G70]-[.C70]" office:value-type="float" office:value="-0.00000620701733167195">
            <text:p>-0.000006207</text:p>
          </table:table-cell>
          <table:table-cell table:number-columns-repeated="8"/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89">
            <text:p>0.89</text:p>
          </table:table-cell>
          <table:table-cell office:value-type="float" office:value="-1.2199314218">
            <text:p>-1.2199314218</text:p>
          </table:table-cell>
          <table:table-cell office:value-type="float" office:value="-1.21938">
            <text:p>-1.21938</text:p>
          </table:table-cell>
          <table:table-cell/>
          <table:table-cell table:formula="of:=[.D71]-[.C71]" office:value-type="float" office:value="0.000551421799999785">
            <text:p>0.0005514218</text:p>
          </table:table-cell>
          <table:table-cell table:formula="of:=[.$P$3]+[.D71]*[.$P$2]" office:value-type="float" office:value="-1.21993268094907">
            <text:p>-1.2199326809</text:p>
          </table:table-cell>
          <table:table-cell table:formula="of:=[.G71]-[.C71]" office:value-type="float" office:value="-0.00000125914907433966">
            <text:p>-1.25914907433966E-006</text:p>
          </table:table-cell>
          <table:table-cell table:number-columns-repeated="8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9">
            <text:p>0.9</text:p>
          </table:table-cell>
          <table:table-cell office:value-type="float" office:value="-1.19992683642">
            <text:p>-1.1999268364</text:p>
          </table:table-cell>
          <table:table-cell office:value-type="float" office:value="-1.19939">
            <text:p>-1.19939</text:p>
          </table:table-cell>
          <table:table-cell/>
          <table:table-cell table:formula="of:=[.D72]-[.C72]" office:value-type="float" office:value="0.00053683642000002">
            <text:p>0.0005368364</text:p>
          </table:table-cell>
          <table:table-cell table:formula="of:=[.$P$3]+[.D72]*[.$P$2]" office:value-type="float" office:value="-1.19993357635624">
            <text:p>-1.1999335764</text:p>
          </table:table-cell>
          <table:table-cell table:formula="of:=[.G72]-[.C72]" office:value-type="float" office:value="-0.00000673993624311642">
            <text:p>-6.73993624311642E-006</text:p>
          </table:table-cell>
          <table:table-cell table:number-columns-repeated="8"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91">
            <text:p>0.91</text:p>
          </table:table-cell>
          <table:table-cell office:value-type="float" office:value="-1.17994015105">
            <text:p>-1.1799401511</text:p>
          </table:table-cell>
          <table:table-cell office:value-type="float" office:value="-1.17941">
            <text:p>-1.17941</text:p>
          </table:table-cell>
          <table:table-cell/>
          <table:table-cell table:formula="of:=[.D73]-[.C73]" office:value-type="float" office:value="0.000530151049999983">
            <text:p>0.000530151</text:p>
          </table:table-cell>
          <table:table-cell table:formula="of:=[.$P$3]+[.D73]*[.$P$2]" office:value-type="float" office:value="-1.17994447631799">
            <text:p>-1.1799444763</text:p>
          </table:table-cell>
          <table:table-cell table:formula="of:=[.G73]-[.C73]" office:value-type="float" office:value="-0.00000432526798554989">
            <text:p>-4.32526798554989E-006</text:p>
          </table:table-cell>
          <table:table-cell table:number-columns-repeated="8"/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92">
            <text:p>0.92</text:p>
          </table:table-cell>
          <table:table-cell office:value-type="float" office:value="-1.15995067172">
            <text:p>-1.1599506717</text:p>
          </table:table-cell>
          <table:table-cell office:value-type="float" office:value="-1.15943">
            <text:p>-1.15943</text:p>
          </table:table-cell>
          <table:table-cell/>
          <table:table-cell table:formula="of:=[.D74]-[.C74]" office:value-type="float" office:value="0.000520671719999921">
            <text:p>0.0005206717</text:p>
          </table:table-cell>
          <table:table-cell table:formula="of:=[.$P$3]+[.D74]*[.$P$2]" office:value-type="float" office:value="-1.15995537627973">
            <text:p>-1.1599553763</text:p>
          </table:table-cell>
          <table:table-cell table:formula="of:=[.G74]-[.C74]" office:value-type="float" office:value="-0.00000470455972823025">
            <text:p>-4.70455972823025E-006</text:p>
          </table:table-cell>
          <table:table-cell table:number-columns-repeated="8"/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93">
            <text:p>0.93</text:p>
          </table:table-cell>
          <table:table-cell office:value-type="float" office:value="-1.13996063359">
            <text:p>-1.1399606336</text:p>
          </table:table-cell>
          <table:table-cell office:value-type="float" office:value="-1.13945">
            <text:p>-1.13945</text:p>
          </table:table-cell>
          <table:table-cell/>
          <table:table-cell table:formula="of:=[.D75]-[.C75]" office:value-type="float" office:value="0.000510633589999809">
            <text:p>0.0005106336</text:p>
          </table:table-cell>
          <table:table-cell table:formula="of:=[.$P$3]+[.D75]*[.$P$2]" office:value-type="float" office:value="-1.13996627624147">
            <text:p>-1.1399662762</text:p>
          </table:table-cell>
          <table:table-cell table:formula="of:=[.G75]-[.C75]" office:value-type="float" office:value="-0.00000564265147073861">
            <text:p>-5.64265147073861E-006</text:p>
          </table:table-cell>
          <table:table-cell table:number-columns-repeated="8"/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94">
            <text:p>0.94</text:p>
          </table:table-cell>
          <table:table-cell office:value-type="float" office:value="-1.11996783875">
            <text:p>-1.1199678388</text:p>
          </table:table-cell>
          <table:table-cell office:value-type="float" office:value="-1.11947">
            <text:p>-1.11947</text:p>
          </table:table-cell>
          <table:table-cell/>
          <table:table-cell table:formula="of:=[.D76]-[.C76]" office:value-type="float" office:value="0.00049783875000009">
            <text:p>0.0004978388</text:p>
          </table:table-cell>
          <table:table-cell table:formula="of:=[.$P$3]+[.D76]*[.$P$2]" office:value-type="float" office:value="-1.11997717620321">
            <text:p>-1.1199771762</text:p>
          </table:table-cell>
          <table:table-cell table:formula="of:=[.G76]-[.C76]" office:value-type="float" office:value="-0.00000933745321307633">
            <text:p>-9.33745321307633E-006</text:p>
          </table:table-cell>
          <table:table-cell table:number-columns-repeated="8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95">
            <text:p>0.95</text:p>
          </table:table-cell>
          <table:table-cell office:value-type="float" office:value="-1.09997811727">
            <text:p>-1.0999781173</text:p>
          </table:table-cell>
          <table:table-cell office:value-type="float" office:value="-1.09949">
            <text:p>-1.09949</text:p>
          </table:table-cell>
          <table:table-cell/>
          <table:table-cell table:formula="of:=[.D77]-[.C77]" office:value-type="float" office:value="0.000488117269999977">
            <text:p>0.0004881173</text:p>
          </table:table-cell>
          <table:table-cell table:formula="of:=[.$P$3]+[.D77]*[.$P$2]" office:value-type="float" office:value="-1.09998807616496">
            <text:p>-1.0999880762</text:p>
          </table:table-cell>
          <table:table-cell table:formula="of:=[.G77]-[.C77]" office:value-type="float" office:value="-0.00000995889495580826">
            <text:p>-9.95889495580826E-006</text:p>
          </table:table-cell>
          <table:table-cell table:number-columns-repeated="8"/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0.96">
            <text:p>0.96</text:p>
          </table:table-cell>
          <table:table-cell office:value-type="float" office:value="-1.07999770902">
            <text:p>-1.079997709</text:p>
          </table:table-cell>
          <table:table-cell office:value-type="float" office:value="-1.07951">
            <text:p>-1.07951</text:p>
          </table:table-cell>
          <table:table-cell/>
          <table:table-cell table:formula="of:=[.D78]-[.C78]" office:value-type="float" office:value="0.000487709019999949">
            <text:p>0.000487709</text:p>
          </table:table-cell>
          <table:table-cell table:formula="of:=[.$P$3]+[.D78]*[.$P$2]" office:value-type="float" office:value="-1.0799989761267">
            <text:p>-1.0799989761</text:p>
          </table:table-cell>
          <table:table-cell table:formula="of:=[.G78]-[.C78]" office:value-type="float" office:value="-0.00000126710669823282">
            <text:p>-1.26710669823282E-006</text:p>
          </table:table-cell>
          <table:table-cell table:number-columns-repeated="8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0.97">
            <text:p>0.97</text:p>
          </table:table-cell>
          <table:table-cell office:value-type="float" office:value="-1.06000726111">
            <text:p>-1.0600072611</text:p>
          </table:table-cell>
          <table:table-cell office:value-type="float" office:value="-1.05953">
            <text:p>-1.05953</text:p>
          </table:table-cell>
          <table:table-cell/>
          <table:table-cell table:formula="of:=[.D79]-[.C79]" office:value-type="float" office:value="0.000477261109999905">
            <text:p>0.0004772611</text:p>
          </table:table-cell>
          <table:table-cell table:formula="of:=[.$P$3]+[.D79]*[.$P$2]" office:value-type="float" office:value="-1.06000987608844">
            <text:p>-1.0600098761</text:p>
          </table:table-cell>
          <table:table-cell table:formula="of:=[.G79]-[.C79]" office:value-type="float" office:value="-0.00000261497844089575">
            <text:p>-0.000002615</text:p>
          </table:table-cell>
          <table:table-cell table:number-columns-repeated="8"/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0.98">
            <text:p>0.98</text:p>
          </table:table-cell>
          <table:table-cell office:value-type="float" office:value="-1.04000410996">
            <text:p>-1.04000411</text:p>
          </table:table-cell>
          <table:table-cell office:value-type="float" office:value="-1.03954">
            <text:p>-1.03954</text:p>
          </table:table-cell>
          <table:table-cell/>
          <table:table-cell table:formula="of:=[.D80]-[.C80]" office:value-type="float" office:value="0.000464109960000014">
            <text:p>0.00046411</text:p>
          </table:table-cell>
          <table:table-cell table:formula="of:=[.$P$3]+[.D80]*[.$P$2]" office:value-type="float" office:value="-1.04001077149561">
            <text:p>-1.0400107715</text:p>
          </table:table-cell>
          <table:table-cell table:formula="of:=[.G80]-[.C80]" office:value-type="float" office:value="-0.00000666153560957561">
            <text:p>-6.66153560957561E-006</text:p>
          </table:table-cell>
          <table:table-cell table:number-columns-repeated="8"/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0.99">
            <text:p>0.99</text:p>
          </table:table-cell>
          <table:table-cell office:value-type="float" office:value="-1.02001179941">
            <text:p>-1.0200117994</text:p>
          </table:table-cell>
          <table:table-cell office:value-type="float" office:value="-1.01955">
            <text:p>-1.01955</text:p>
          </table:table-cell>
          <table:table-cell/>
          <table:table-cell table:formula="of:=[.D81]-[.C81]" office:value-type="float" office:value="0.000461799410000019">
            <text:p>0.0004617994</text:p>
          </table:table-cell>
          <table:table-cell table:formula="of:=[.$P$3]+[.D81]*[.$P$2]" office:value-type="float" office:value="-1.02001166690278">
            <text:p>-1.0200116669</text:p>
          </table:table-cell>
          <table:table-cell table:formula="of:=[.G81]-[.C81]" office:value-type="float" office:value="0.0000001325072216396">
            <text:p>1.325072216396E-007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.999954296276">
            <text:p>-0.9999542963</text:p>
          </table:table-cell>
          <table:table-cell office:value-type="float" office:value="-0.99951">
            <text:p>-0.99951</text:p>
          </table:table-cell>
          <table:table-cell/>
          <table:table-cell table:formula="of:=[.D82]-[.C82]" office:value-type="float" office:value="0.000444296275999845">
            <text:p>0.0004442963</text:p>
          </table:table-cell>
          <table:table-cell table:formula="of:=[.$P$3]+[.D82]*[.$P$2]" office:value-type="float" office:value="-0.999962539537079">
            <text:p>-0.9999625395</text:p>
          </table:table-cell>
          <table:table-cell table:formula="of:=[.G82]-[.C82]" office:value-type="float" office:value="-0.0000082432610788441">
            <text:p>-8.2432610788441E-006</text:p>
          </table:table-cell>
          <table:table-cell table:number-columns-repeated="8"/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1.01">
            <text:p>1.01</text:p>
          </table:table-cell>
          <table:table-cell office:value-type="float" office:value="-0.979891726747">
            <text:p>-0.9798917267</text:p>
          </table:table-cell>
          <table:table-cell office:value-type="float" office:value="-0.97945">
            <text:p>-0.97945</text:p>
          </table:table-cell>
          <table:table-cell/>
          <table:table-cell table:formula="of:=[.D83]-[.C83]" office:value-type="float" office:value="0.000441726746999938">
            <text:p>0.0004417267</text:p>
          </table:table-cell>
          <table:table-cell table:formula="of:=[.$P$3]+[.D83]*[.$P$2]" office:value-type="float" office:value="-0.979893403062232">
            <text:p>-0.9798934031</text:p>
          </table:table-cell>
          <table:table-cell table:formula="of:=[.G83]-[.C83]" office:value-type="float" office:value="-0.00000167631523162459">
            <text:p>-1.67631523162459E-006</text:p>
          </table:table-cell>
          <table:table-cell table:number-columns-repeated="8"/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1.02">
            <text:p>1.02</text:p>
          </table:table-cell>
          <table:table-cell office:value-type="float" office:value="-0.959894442931">
            <text:p>-0.9598944429</text:p>
          </table:table-cell>
          <table:table-cell office:value-type="float" office:value="-0.95947">
            <text:p>-0.95947</text:p>
          </table:table-cell>
          <table:table-cell/>
          <table:table-cell table:formula="of:=[.D84]-[.C84]" office:value-type="float" office:value="0.000424442930999969">
            <text:p>0.0004244429</text:p>
          </table:table-cell>
          <table:table-cell table:formula="of:=[.$P$3]+[.D84]*[.$P$2]" office:value-type="float" office:value="-0.959904303023974">
            <text:p>-0.959904303</text:p>
          </table:table-cell>
          <table:table-cell table:formula="of:=[.G84]-[.C84]" office:value-type="float" office:value="-0.00000986009297410106">
            <text:p>-9.86009297410106E-006</text:p>
          </table:table-cell>
          <table:table-cell table:number-columns-repeated="8"/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1.03">
            <text:p>1.03</text:p>
          </table:table-cell>
          <table:table-cell office:value-type="float" office:value="-0.939905168489">
            <text:p>-0.9399051685</text:p>
          </table:table-cell>
          <table:table-cell office:value-type="float" office:value="-0.93949">
            <text:p>-0.93949</text:p>
          </table:table-cell>
          <table:table-cell/>
          <table:table-cell table:formula="of:=[.D85]-[.C85]" office:value-type="float" office:value="0.000415168488999917">
            <text:p>0.0004151685</text:p>
          </table:table-cell>
          <table:table-cell table:formula="of:=[.$P$3]+[.D85]*[.$P$2]" office:value-type="float" office:value="-0.939915202985717">
            <text:p>-0.939915203</text:p>
          </table:table-cell>
          <table:table-cell table:formula="of:=[.G85]-[.C85]" office:value-type="float" office:value="-0.0000100344967167709">
            <text:p>-1.00344967167709E-005</text:p>
          </table:table-cell>
          <table:table-cell table:number-columns-repeated="8"/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1.04">
            <text:p>1.04</text:p>
          </table:table-cell>
          <table:table-cell office:value-type="float" office:value="-0.919918073341">
            <text:p>-0.9199180733</text:p>
          </table:table-cell>
          <table:table-cell office:value-type="float" office:value="-0.91951">
            <text:p>-0.91951</text:p>
          </table:table-cell>
          <table:table-cell/>
          <table:table-cell table:formula="of:=[.D86]-[.C86]" office:value-type="float" office:value="0.000408073340999904">
            <text:p>0.0004080733</text:p>
          </table:table-cell>
          <table:table-cell table:formula="of:=[.$P$3]+[.D86]*[.$P$2]" office:value-type="float" office:value="-0.919926102947459">
            <text:p>-0.9199261029</text:p>
          </table:table-cell>
          <table:table-cell table:formula="of:=[.G86]-[.C86]" office:value-type="float" office:value="-0.00000802960645929218">
            <text:p>-8.02960645929218E-006</text:p>
          </table:table-cell>
          <table:table-cell table:number-columns-repeated="8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.05">
            <text:p>1.05</text:p>
          </table:table-cell>
          <table:table-cell office:value-type="float" office:value="-0.899921162054">
            <text:p>-0.8999211621</text:p>
          </table:table-cell>
          <table:table-cell office:value-type="float" office:value="-0.89952">
            <text:p>-0.89952</text:p>
          </table:table-cell>
          <table:table-cell/>
          <table:table-cell table:formula="of:=[.D87]-[.C87]" office:value-type="float" office:value="0.000401162053999871">
            <text:p>0.0004011621</text:p>
          </table:table-cell>
          <table:table-cell table:formula="of:=[.$P$3]+[.D87]*[.$P$2]" office:value-type="float" office:value="-0.899926998354628">
            <text:p>-0.8999269984</text:p>
          </table:table-cell>
          <table:table-cell table:formula="of:=[.G87]-[.C87]" office:value-type="float" office:value="-0.0000058363006281148">
            <text:p>-5.8363006281148E-006</text:p>
          </table:table-cell>
          <table:table-cell table:number-columns-repeated="8"/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1.06">
            <text:p>1.06</text:p>
          </table:table-cell>
          <table:table-cell office:value-type="float" office:value="-0.879923151806">
            <text:p>-0.8799231518</text:p>
          </table:table-cell>
          <table:table-cell office:value-type="float" office:value="-0.87953">
            <text:p>-0.87953</text:p>
          </table:table-cell>
          <table:table-cell/>
          <table:table-cell table:formula="of:=[.D88]-[.C88]" office:value-type="float" office:value="0.000393151805999969">
            <text:p>0.0003931518</text:p>
          </table:table-cell>
          <table:table-cell table:formula="of:=[.$P$3]+[.D88]*[.$P$2]" office:value-type="float" office:value="-0.879927893761797">
            <text:p>-0.8799278938</text:p>
          </table:table-cell>
          <table:table-cell table:formula="of:=[.G88]-[.C88]" office:value-type="float" office:value="-0.00000474195579680536">
            <text:p>-0.000004742</text:p>
          </table:table-cell>
          <table:table-cell table:number-columns-repeated="8"/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1.07">
            <text:p>1.07</text:p>
          </table:table-cell>
          <table:table-cell office:value-type="float" office:value="-0.859938757494">
            <text:p>-0.8599387575</text:p>
          </table:table-cell>
          <table:table-cell office:value-type="float" office:value="-0.85955">
            <text:p>-0.85955</text:p>
          </table:table-cell>
          <table:table-cell/>
          <table:table-cell table:formula="of:=[.D89]-[.C89]" office:value-type="float" office:value="0.000388757493999914">
            <text:p>0.0003887575</text:p>
          </table:table-cell>
          <table:table-cell table:formula="of:=[.$P$3]+[.D89]*[.$P$2]" office:value-type="float" office:value="-0.859938793723539">
            <text:p>-0.8599387937</text:p>
          </table:table-cell>
          <table:table-cell table:formula="of:=[.G89]-[.C89]" office:value-type="float" office:value="-0.0000000362295393685486">
            <text:p>-3.62295393685486E-008</text:p>
          </table:table-cell>
          <table:table-cell table:number-columns-repeated="8"/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1.08">
            <text:p>1.08</text:p>
          </table:table-cell>
          <table:table-cell office:value-type="float" office:value="-0.839950861409">
            <text:p>-0.8399508614</text:p>
          </table:table-cell>
          <table:table-cell office:value-type="float" office:value="-0.83958">
            <text:p>-0.83958</text:p>
          </table:table-cell>
          <table:table-cell/>
          <table:table-cell table:formula="of:=[.D90]-[.C90]" office:value-type="float" office:value="0.00037086140899989">
            <text:p>0.0003708614</text:p>
          </table:table-cell>
          <table:table-cell table:formula="of:=[.$P$3]+[.D90]*[.$P$2]" office:value-type="float" office:value="-0.839959698239856">
            <text:p>-0.8399596982</text:p>
          </table:table-cell>
          <table:table-cell table:formula="of:=[.G90]-[.C90]" office:value-type="float" office:value="-0.00000883683085561859">
            <text:p>-8.83683085561859E-006</text:p>
          </table:table-cell>
          <table:table-cell table:number-columns-repeated="8"/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1.09">
            <text:p>1.09</text:p>
          </table:table-cell>
          <table:table-cell office:value-type="float" office:value="-0.819962313399">
            <text:p>-0.8199623134</text:p>
          </table:table-cell>
          <table:table-cell office:value-type="float" office:value="-0.8196">
            <text:p>-0.8196</text:p>
          </table:table-cell>
          <table:table-cell/>
          <table:table-cell table:formula="of:=[.D91]-[.C91]" office:value-type="float" office:value="0.000362313398999947">
            <text:p>0.0003623134</text:p>
          </table:table-cell>
          <table:table-cell table:formula="of:=[.$P$3]+[.D91]*[.$P$2]" office:value-type="float" office:value="-0.819970598201598">
            <text:p>-0.8199705982</text:p>
          </table:table-cell>
          <table:table-cell table:formula="of:=[.G91]-[.C91]" office:value-type="float" office:value="-0.00000828480259817965">
            <text:p>-8.28480259817965E-006</text:p>
          </table:table-cell>
          <table:table-cell table:number-columns-repeated="8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-0.799972647801">
            <text:p>-0.7999726478</text:p>
          </table:table-cell>
          <table:table-cell office:value-type="float" office:value="-0.79962">
            <text:p>-0.79962</text:p>
          </table:table-cell>
          <table:table-cell/>
          <table:table-cell table:formula="of:=[.D92]-[.C92]" office:value-type="float" office:value="0.000352647800999861">
            <text:p>0.0003526478</text:p>
          </table:table-cell>
          <table:table-cell table:formula="of:=[.$P$3]+[.D92]*[.$P$2]" office:value-type="float" office:value="-0.799981498163341">
            <text:p>-0.7999814982</text:p>
          </table:table-cell>
          <table:table-cell table:formula="of:=[.G92]-[.C92]" office:value-type="float" office:value="-0.00000885036234077319">
            <text:p>-8.85036234077319E-006</text:p>
          </table:table-cell>
          <table:table-cell table:number-columns-repeated="8"/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1.11">
            <text:p>1.11</text:p>
          </table:table-cell>
          <table:table-cell office:value-type="float" office:value="-0.779987843707">
            <text:p>-0.7799878437</text:p>
          </table:table-cell>
          <table:table-cell office:value-type="float" office:value="-0.77964">
            <text:p>-0.77964</text:p>
          </table:table-cell>
          <table:table-cell/>
          <table:table-cell table:formula="of:=[.D93]-[.C93]" office:value-type="float" office:value="0.000347843706999917">
            <text:p>0.0003478437</text:p>
          </table:table-cell>
          <table:table-cell table:formula="of:=[.$P$3]+[.D93]*[.$P$2]" office:value-type="float" office:value="-0.779992398125083">
            <text:p>-0.7799923981</text:p>
          </table:table-cell>
          <table:table-cell table:formula="of:=[.G93]-[.C93]" office:value-type="float" office:value="-0.00000455441808322465">
            <text:p>-4.55441808322465E-006</text:p>
          </table:table-cell>
          <table:table-cell table:number-columns-repeated="8"/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1.12">
            <text:p>1.12</text:p>
          </table:table-cell>
          <table:table-cell office:value-type="float" office:value="-0.760011551902">
            <text:p>-0.7600115519</text:p>
          </table:table-cell>
          <table:table-cell office:value-type="float" office:value="-0.75967">
            <text:p>-0.75967</text:p>
          </table:table-cell>
          <table:table-cell/>
          <table:table-cell table:formula="of:=[.D94]-[.C94]" office:value-type="float" office:value="0.000341551901999915">
            <text:p>0.0003415519</text:p>
          </table:table-cell>
          <table:table-cell table:formula="of:=[.$P$3]+[.D94]*[.$P$2]" office:value-type="float" office:value="-0.760013302641399">
            <text:p>-0.7600133026</text:p>
          </table:table-cell>
          <table:table-cell table:formula="of:=[.G94]-[.C94]" office:value-type="float" office:value="-0.00000175073939945314">
            <text:p>-1.75073939945314E-006</text:p>
          </table:table-cell>
          <table:table-cell table:number-columns-repeated="8"/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1.13">
            <text:p>1.13</text:p>
          </table:table-cell>
          <table:table-cell office:value-type="float" office:value="-0.740023283288">
            <text:p>-0.7400232833</text:p>
          </table:table-cell>
          <table:table-cell office:value-type="float" office:value="-0.73969">
            <text:p>-0.73969</text:p>
          </table:table-cell>
          <table:table-cell/>
          <table:table-cell table:formula="of:=[.D95]-[.C95]" office:value-type="float" office:value="0.000333283287999864">
            <text:p>0.0003332833</text:p>
          </table:table-cell>
          <table:table-cell table:formula="of:=[.$P$3]+[.D95]*[.$P$2]" office:value-type="float" office:value="-0.740024202603142">
            <text:p>-0.7400242026</text:p>
          </table:table-cell>
          <table:table-cell table:formula="of:=[.G95]-[.C95]" office:value-type="float" office:value="-0.000000919315142011712">
            <text:p>-9.19315142011712E-007</text:p>
          </table:table-cell>
          <table:table-cell table:number-columns-repeated="8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1.14">
            <text:p>1.14</text:p>
          </table:table-cell>
          <table:table-cell office:value-type="float" office:value="-0.72002154775">
            <text:p>-0.7200215478</text:p>
          </table:table-cell>
          <table:table-cell office:value-type="float" office:value="-0.7197">
            <text:p>-0.7197</text:p>
          </table:table-cell>
          <table:table-cell/>
          <table:table-cell table:formula="of:=[.D96]-[.C96]" office:value-type="float" office:value="0.000321547749999929">
            <text:p>0.0003215477</text:p>
          </table:table-cell>
          <table:table-cell table:formula="of:=[.$P$3]+[.D96]*[.$P$2]" office:value-type="float" office:value="-0.720025098010311">
            <text:p>-0.720025098</text:p>
          </table:table-cell>
          <table:table-cell table:formula="of:=[.G96]-[.C96]" office:value-type="float" office:value="-0.00000355026031073624">
            <text:p>-3.55026031073624E-006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.15">
            <text:p>1.15</text:p>
          </table:table-cell>
          <table:table-cell office:value-type="float" office:value="-0.699872700498">
            <text:p>-0.6998727005</text:p>
          </table:table-cell>
          <table:table-cell office:value-type="float" office:value="-0.69956">
            <text:p>-0.69956</text:p>
          </table:table-cell>
          <table:table-cell/>
          <table:table-cell table:formula="of:=[.D97]-[.C97]" office:value-type="float" office:value="0.000312700497999918">
            <text:p>0.0003127005</text:p>
          </table:table-cell>
          <table:table-cell table:formula="of:=[.$P$3]+[.D97]*[.$P$2]" office:value-type="float" office:value="-0.699875925098874">
            <text:p>-0.6998759251</text:p>
          </table:table-cell>
          <table:table-cell table:formula="of:=[.G97]-[.C97]" office:value-type="float" office:value="-0.00000322460087409659">
            <text:p>-3.22460087409659E-006</text:p>
          </table:table-cell>
          <table:table-cell table:number-columns-repeated="8"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1.16">
            <text:p>1.16</text:p>
          </table:table-cell>
          <table:table-cell office:value-type="float" office:value="-0.679893577471">
            <text:p>-0.6798935775</text:p>
          </table:table-cell>
          <table:table-cell office:value-type="float" office:value="-0.67959">
            <text:p>-0.67959</text:p>
          </table:table-cell>
          <table:table-cell/>
          <table:table-cell table:formula="of:=[.D98]-[.C98]" office:value-type="float" office:value="0.000303577470999961">
            <text:p>0.0003035775</text:p>
          </table:table-cell>
          <table:table-cell table:formula="of:=[.$P$3]+[.D98]*[.$P$2]" office:value-type="float" office:value="-0.67989682961519">
            <text:p>-0.6798968296</text:p>
          </table:table-cell>
          <table:table-cell table:formula="of:=[.G98]-[.C98]" office:value-type="float" office:value="-0.00000325214419027997">
            <text:p>-3.25214419027997E-006</text:p>
          </table:table-cell>
          <table:table-cell table:number-columns-repeated="8"/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1.17">
            <text:p>1.17</text:p>
          </table:table-cell>
          <table:table-cell office:value-type="float" office:value="-0.659901117906">
            <text:p>-0.6599011179</text:p>
          </table:table-cell>
          <table:table-cell office:value-type="float" office:value="-0.65961">
            <text:p>-0.65961</text:p>
          </table:table-cell>
          <table:table-cell/>
          <table:table-cell table:formula="of:=[.D99]-[.C99]" office:value-type="float" office:value="0.000291117906000005">
            <text:p>0.0002911179</text:p>
          </table:table-cell>
          <table:table-cell table:formula="of:=[.$P$3]+[.D99]*[.$P$2]" office:value-type="float" office:value="-0.659907729576933">
            <text:p>-0.6599077296</text:p>
          </table:table-cell>
          <table:table-cell table:formula="of:=[.G99]-[.C99]" office:value-type="float" office:value="-0.00000661167093274351">
            <text:p>-6.61167093274351E-006</text:p>
          </table:table-cell>
          <table:table-cell table:number-columns-repeated="8"/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1.18">
            <text:p>1.18</text:p>
          </table:table-cell>
          <table:table-cell office:value-type="float" office:value="-0.639909254387">
            <text:p>-0.6399092544</text:p>
          </table:table-cell>
          <table:table-cell office:value-type="float" office:value="-0.63963">
            <text:p>-0.63963</text:p>
          </table:table-cell>
          <table:table-cell/>
          <table:table-cell table:formula="of:=[.D100]-[.C100]" office:value-type="float" office:value="0.000279254386999939">
            <text:p>0.0002792544</text:p>
          </table:table-cell>
          <table:table-cell table:formula="of:=[.$P$3]+[.D100]*[.$P$2]" office:value-type="float" office:value="-0.639918629538675">
            <text:p>-0.6399186295</text:p>
          </table:table-cell>
          <table:table-cell table:formula="of:=[.G100]-[.C100]" office:value-type="float" office:value="-0.00000937515167531711">
            <text:p>-9.37515167531711E-006</text:p>
          </table:table-cell>
          <table:table-cell table:number-columns-repeated="8"/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1.19">
            <text:p>1.19</text:p>
          </table:table-cell>
          <table:table-cell office:value-type="float" office:value="-0.619914615527">
            <text:p>-0.6199146155</text:p>
          </table:table-cell>
          <table:table-cell office:value-type="float" office:value="-0.61964">
            <text:p>-0.61964</text:p>
          </table:table-cell>
          <table:table-cell/>
          <table:table-cell table:formula="of:=[.D101]-[.C101]" office:value-type="float" office:value="0.000274615526999922">
            <text:p>0.0002746155</text:p>
          </table:table-cell>
          <table:table-cell table:formula="of:=[.$P$3]+[.D101]*[.$P$2]" office:value-type="float" office:value="-0.619919524945844">
            <text:p>-0.6199195249</text:p>
          </table:table-cell>
          <table:table-cell table:formula="of:=[.G101]-[.C101]" office:value-type="float" office:value="-0.00000490941884412344">
            <text:p>-4.90941884412344E-006</text:p>
          </table:table-cell>
          <table:table-cell table:number-columns-repeated="8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-0.599937373772">
            <text:p>-0.5999373738</text:p>
          </table:table-cell>
          <table:table-cell office:value-type="float" office:value="-0.59967">
            <text:p>-0.59967</text:p>
          </table:table-cell>
          <table:table-cell/>
          <table:table-cell table:formula="of:=[.D102]-[.C102]" office:value-type="float" office:value="0.000267373771999924">
            <text:p>0.0002673738</text:p>
          </table:table-cell>
          <table:table-cell table:formula="of:=[.$P$3]+[.D102]*[.$P$2]" office:value-type="float" office:value="-0.59994042946216">
            <text:p>-0.5999404295</text:p>
          </table:table-cell>
          <table:table-cell table:formula="of:=[.G102]-[.C102]" office:value-type="float" office:value="-0.00000305569016034735">
            <text:p>-3.05569016034735E-006</text:p>
          </table:table-cell>
          <table:table-cell table:number-columns-repeated="8"/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1.21">
            <text:p>1.21</text:p>
          </table:table-cell>
          <table:table-cell office:value-type="float" office:value="-0.579932881519">
            <text:p>-0.5799328815</text:p>
          </table:table-cell>
          <table:table-cell office:value-type="float" office:value="-0.57968">
            <text:p>-0.57968</text:p>
          </table:table-cell>
          <table:table-cell/>
          <table:table-cell table:formula="of:=[.D103]-[.C103]" office:value-type="float" office:value="0.000252881518999937">
            <text:p>0.0002528815</text:p>
          </table:table-cell>
          <table:table-cell table:formula="of:=[.$P$3]+[.D103]*[.$P$2]" office:value-type="float" office:value="-0.579941324869329">
            <text:p>-0.5799413249</text:p>
          </table:table-cell>
          <table:table-cell table:formula="of:=[.G103]-[.C103]" office:value-type="float" office:value="-0.00000844335032923471">
            <text:p>-8.44335032923471E-006</text:p>
          </table:table-cell>
          <table:table-cell table:number-columns-repeated="8"/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1.22">
            <text:p>1.22</text:p>
          </table:table-cell>
          <table:table-cell office:value-type="float" office:value="-0.559942396358">
            <text:p>-0.5599423964</text:p>
          </table:table-cell>
          <table:table-cell office:value-type="float" office:value="-0.55969">
            <text:p>-0.55969</text:p>
          </table:table-cell>
          <table:table-cell/>
          <table:table-cell table:formula="of:=[.D104]-[.C104]" office:value-type="float" office:value="0.000252396358000007">
            <text:p>0.0002523964</text:p>
          </table:table-cell>
          <table:table-cell table:formula="of:=[.$P$3]+[.D104]*[.$P$2]" office:value-type="float" office:value="-0.559942220276498">
            <text:p>-0.5599422203</text:p>
          </table:table-cell>
          <table:table-cell table:formula="of:=[.G104]-[.C104]" office:value-type="float" office:value="0.000000176081502045733">
            <text:p>1.76081502045733E-007</text:p>
          </table:table-cell>
          <table:table-cell table:number-columns-repeated="8"/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1.23">
            <text:p>1.23</text:p>
          </table:table-cell>
          <table:table-cell office:value-type="float" office:value="-0.539948670194">
            <text:p>-0.5399486702</text:p>
          </table:table-cell>
          <table:table-cell office:value-type="float" office:value="-0.53971">
            <text:p>-0.53971</text:p>
          </table:table-cell>
          <table:table-cell/>
          <table:table-cell table:formula="of:=[.D105]-[.C105]" office:value-type="float" office:value="0.000238670193999924">
            <text:p>0.0002386702</text:p>
          </table:table-cell>
          <table:table-cell table:formula="of:=[.$P$3]+[.D105]*[.$P$2]" office:value-type="float" office:value="-0.539953120238241">
            <text:p>-0.5399531202</text:p>
          </table:table-cell>
          <table:table-cell table:formula="of:=[.G105]-[.C105]" office:value-type="float" office:value="-0.00000445004424054485">
            <text:p>-0.00000445</text:p>
          </table:table-cell>
          <table:table-cell table:number-columns-repeated="8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1.24">
            <text:p>1.24</text:p>
          </table:table-cell>
          <table:table-cell office:value-type="float" office:value="-0.519966566935">
            <text:p>-0.5199665669</text:p>
          </table:table-cell>
          <table:table-cell office:value-type="float" office:value="-0.51974">
            <text:p>-0.51974</text:p>
          </table:table-cell>
          <table:table-cell/>
          <table:table-cell table:formula="of:=[.D106]-[.C106]" office:value-type="float" office:value="0.000226566934999894">
            <text:p>0.0002265669</text:p>
          </table:table-cell>
          <table:table-cell table:formula="of:=[.$P$3]+[.D106]*[.$P$2]" office:value-type="float" office:value="-0.519974024754557">
            <text:p>-0.5199740248</text:p>
          </table:table-cell>
          <table:table-cell table:formula="of:=[.G106]-[.C106]" office:value-type="float" office:value="-0.00000745781955679981">
            <text:p>-7.45781955679981E-006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-0.499966321513">
            <text:p>-0.4999663215</text:p>
          </table:table-cell>
          <table:table-cell office:value-type="float" office:value="-0.49975">
            <text:p>-0.49975</text:p>
          </table:table-cell>
          <table:table-cell/>
          <table:table-cell table:formula="of:=[.D107]-[.C107]" office:value-type="float" office:value="0.00021632151299994">
            <text:p>0.0002163215</text:p>
          </table:table-cell>
          <table:table-cell table:formula="of:=[.$P$3]+[.D107]*[.$P$2]" office:value-type="float" office:value="-0.499974920161726">
            <text:p>-0.4999749202</text:p>
          </table:table-cell>
          <table:table-cell table:formula="of:=[.G107]-[.C107]" office:value-type="float" office:value="-0.00000859864872554406">
            <text:p>-8.59864872554406E-006</text:p>
          </table:table-cell>
          <table:table-cell table:number-columns-repeated="8"/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1.26">
            <text:p>1.26</text:p>
          </table:table-cell>
          <table:table-cell office:value-type="float" office:value="-0.479976730421">
            <text:p>-0.4799767304</text:p>
          </table:table-cell>
          <table:table-cell office:value-type="float" office:value="-0.47977">
            <text:p>-0.47977</text:p>
          </table:table-cell>
          <table:table-cell/>
          <table:table-cell table:formula="of:=[.D108]-[.C108]" office:value-type="float" office:value="0.000206730420999945">
            <text:p>0.0002067304</text:p>
          </table:table-cell>
          <table:table-cell table:formula="of:=[.$P$3]+[.D108]*[.$P$2]" office:value-type="float" office:value="-0.479985820123468">
            <text:p>-0.4799858201</text:p>
          </table:table-cell>
          <table:table-cell table:formula="of:=[.G108]-[.C108]" office:value-type="float" office:value="-0.00000908970246804586">
            <text:p>-9.08970246804586E-006</text:p>
          </table:table-cell>
          <table:table-cell table:number-columns-repeated="8"/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1.27">
            <text:p>1.27</text:p>
          </table:table-cell>
          <table:table-cell office:value-type="float" office:value="-0.459995595738">
            <text:p>-0.4599955957</text:p>
          </table:table-cell>
          <table:table-cell office:value-type="float" office:value="-0.45979">
            <text:p>-0.45979</text:p>
          </table:table-cell>
          <table:table-cell/>
          <table:table-cell table:formula="of:=[.D109]-[.C109]" office:value-type="float" office:value="0.000205595737999942">
            <text:p>0.0002055957</text:p>
          </table:table-cell>
          <table:table-cell table:formula="of:=[.$P$3]+[.D109]*[.$P$2]" office:value-type="float" office:value="-0.459996720085211">
            <text:p>-0.4599967201</text:p>
          </table:table-cell>
          <table:table-cell table:formula="of:=[.G109]-[.C109]" office:value-type="float" office:value="-0.00000112434721066812">
            <text:p>-1.12434721066812E-006</text:p>
          </table:table-cell>
          <table:table-cell table:number-columns-repeated="8"/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1.28">
            <text:p>1.28</text:p>
          </table:table-cell>
          <table:table-cell office:value-type="float" office:value="-0.440016770735">
            <text:p>-0.4400167707</text:p>
          </table:table-cell>
          <table:table-cell office:value-type="float" office:value="-0.43983">
            <text:p>-0.43983</text:p>
          </table:table-cell>
          <table:table-cell/>
          <table:table-cell table:formula="of:=[.D110]-[.C110]" office:value-type="float" office:value="0.000186770734999953">
            <text:p>0.0001867707</text:p>
          </table:table-cell>
          <table:table-cell table:formula="of:=[.$P$3]+[.D110]*[.$P$2]" office:value-type="float" office:value="-0.4400276291561">
            <text:p>-0.4400276292</text:p>
          </table:table-cell>
          <table:table-cell table:formula="of:=[.G110]-[.C110]" office:value-type="float" office:value="-0.0000108584211004903">
            <text:p>-1.08584211004903E-005</text:p>
          </table:table-cell>
          <table:table-cell table:number-columns-repeated="8"/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1.29">
            <text:p>1.29</text:p>
          </table:table-cell>
          <table:table-cell office:value-type="float" office:value="-0.419854884967">
            <text:p>-0.419854885</text:p>
          </table:table-cell>
          <table:table-cell office:value-type="float" office:value="-0.41967">
            <text:p>-0.41967</text:p>
          </table:table-cell>
          <table:table-cell/>
          <table:table-cell table:formula="of:=[.D111]-[.C111]" office:value-type="float" office:value="0.000184884966999921">
            <text:p>0.000184885</text:p>
          </table:table-cell>
          <table:table-cell table:formula="of:=[.$P$3]+[.D111]*[.$P$2]" office:value-type="float" office:value="-0.419858447135516">
            <text:p>-0.4198584471</text:p>
          </table:table-cell>
          <table:table-cell table:formula="of:=[.G111]-[.C111]" office:value-type="float" office:value="-0.00000356216851649105">
            <text:p>-3.56216851649105E-006</text:p>
          </table:table-cell>
          <table:table-cell table:number-columns-repeated="8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office:value-type="float" office:value="-0.399863189086">
            <text:p>-0.3998631891</text:p>
          </table:table-cell>
          <table:table-cell office:value-type="float" office:value="-0.39969">
            <text:p>-0.39969</text:p>
          </table:table-cell>
          <table:table-cell/>
          <table:table-cell table:formula="of:=[.D112]-[.C112]" office:value-type="float" office:value="0.000173189085999947">
            <text:p>0.0001731891</text:p>
          </table:table-cell>
          <table:table-cell table:formula="of:=[.$P$3]+[.D112]*[.$P$2]" office:value-type="float" office:value="-0.399869347097259">
            <text:p>-0.3998693471</text:p>
          </table:table-cell>
          <table:table-cell table:formula="of:=[.G112]-[.C112]" office:value-type="float" office:value="-0.00000615801125897209">
            <text:p>-0.000006158</text:p>
          </table:table-cell>
          <table:table-cell table:number-columns-repeated="8"/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1.31">
            <text:p>1.31</text:p>
          </table:table-cell>
          <table:table-cell office:value-type="float" office:value="-0.379880396649">
            <text:p>-0.3798803966</text:p>
          </table:table-cell>
          <table:table-cell office:value-type="float" office:value="-0.37972">
            <text:p>-0.37972</text:p>
          </table:table-cell>
          <table:table-cell/>
          <table:table-cell table:formula="of:=[.D113]-[.C113]" office:value-type="float" office:value="0.000160396648999916">
            <text:p>0.0001603966</text:p>
          </table:table-cell>
          <table:table-cell table:formula="of:=[.$P$3]+[.D113]*[.$P$2]" office:value-type="float" office:value="-0.379890251613575">
            <text:p>-0.3798902516</text:p>
          </table:table-cell>
          <table:table-cell table:formula="of:=[.G113]-[.C113]" office:value-type="float" office:value="-0.00000985496457517332">
            <text:p>-0.000009855</text:p>
          </table:table-cell>
          <table:table-cell table:number-columns-repeated="8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1.32">
            <text:p>1.32</text:p>
          </table:table-cell>
          <table:table-cell office:value-type="float" office:value="-0.359894605353">
            <text:p>-0.3598946054</text:p>
          </table:table-cell>
          <table:table-cell office:value-type="float" office:value="-0.35974">
            <text:p>-0.35974</text:p>
          </table:table-cell>
          <table:table-cell/>
          <table:table-cell table:formula="of:=[.D114]-[.C114]" office:value-type="float" office:value="0.000154605352999992">
            <text:p>0.0001546054</text:p>
          </table:table-cell>
          <table:table-cell table:formula="of:=[.$P$3]+[.D114]*[.$P$2]" office:value-type="float" office:value="-0.359901151575318">
            <text:p>-0.3599011516</text:p>
          </table:table-cell>
          <table:table-cell table:formula="of:=[.G114]-[.C114]" office:value-type="float" office:value="-0.00000654622231766044">
            <text:p>-6.54622231766044E-006</text:p>
          </table:table-cell>
          <table:table-cell table:number-columns-repeated="8"/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1.33">
            <text:p>1.33</text:p>
          </table:table-cell>
          <table:table-cell office:value-type="float" office:value="-0.339904250577">
            <text:p>-0.3399042506</text:p>
          </table:table-cell>
          <table:table-cell office:value-type="float" office:value="-0.33976">
            <text:p>-0.33976</text:p>
          </table:table-cell>
          <table:table-cell/>
          <table:table-cell table:formula="of:=[.D115]-[.C115]" office:value-type="float" office:value="0.00014425057699996">
            <text:p>0.0001442506</text:p>
          </table:table-cell>
          <table:table-cell table:formula="of:=[.$P$3]+[.D115]*[.$P$2]" office:value-type="float" office:value="-0.33991205153706">
            <text:p>-0.3399120515</text:p>
          </table:table-cell>
          <table:table-cell table:formula="of:=[.G115]-[.C115]" office:value-type="float" office:value="-0.00000780096006020026">
            <text:p>-0.000007801</text:p>
          </table:table-cell>
          <table:table-cell table:number-columns-repeated="8"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1.34">
            <text:p>1.34</text:p>
          </table:table-cell>
          <table:table-cell office:value-type="float" office:value="-0.319909164682">
            <text:p>-0.3199091647</text:p>
          </table:table-cell>
          <table:table-cell office:value-type="float" office:value="-0.31977">
            <text:p>-0.31977</text:p>
          </table:table-cell>
          <table:table-cell/>
          <table:table-cell table:formula="of:=[.D116]-[.C116]" office:value-type="float" office:value="0.000139164681999981">
            <text:p>0.0001391647</text:p>
          </table:table-cell>
          <table:table-cell table:formula="of:=[.$P$3]+[.D116]*[.$P$2]" office:value-type="float" office:value="-0.319912946944229">
            <text:p>-0.3199129469</text:p>
          </table:table-cell>
          <table:table-cell table:formula="of:=[.G116]-[.C116]" office:value-type="float" office:value="-0.000003782262229024">
            <text:p>-3.782262229024E-006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.35">
            <text:p>1.35</text:p>
          </table:table-cell>
          <table:table-cell office:value-type="float" office:value="-0.29992335476">
            <text:p>-0.2999233548</text:p>
          </table:table-cell>
          <table:table-cell office:value-type="float" office:value="-0.29979">
            <text:p>-0.29979</text:p>
          </table:table-cell>
          <table:table-cell/>
          <table:table-cell table:formula="of:=[.D117]-[.C117]" office:value-type="float" office:value="0.000133354759999982">
            <text:p>0.0001333548</text:p>
          </table:table-cell>
          <table:table-cell table:formula="of:=[.$P$3]+[.D117]*[.$P$2]" office:value-type="float" office:value="-0.299923846905972">
            <text:p>-0.2999238469</text:p>
          </table:table-cell>
          <table:table-cell table:formula="of:=[.G117]-[.C117]" office:value-type="float" office:value="-0.000000492145971531244">
            <text:p>-4.92145971531244E-007</text:p>
          </table:table-cell>
          <table:table-cell table:number-columns-repeated="8"/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1.36">
            <text:p>1.36</text:p>
          </table:table-cell>
          <table:table-cell office:value-type="float" office:value="-0.279927095398">
            <text:p>-0.2799270954</text:p>
          </table:table-cell>
          <table:table-cell office:value-type="float" office:value="-0.27981">
            <text:p>-0.27981</text:p>
          </table:table-cell>
          <table:table-cell/>
          <table:table-cell table:formula="of:=[.D118]-[.C118]" office:value-type="float" office:value="0.000117095397999978">
            <text:p>0.0001170954</text:p>
          </table:table-cell>
          <table:table-cell table:formula="of:=[.$P$3]+[.D118]*[.$P$2]" office:value-type="float" office:value="-0.279934746867714">
            <text:p>-0.2799347469</text:p>
          </table:table-cell>
          <table:table-cell table:formula="of:=[.G118]-[.C118]" office:value-type="float" office:value="-0.00000765146971404285">
            <text:p>-7.65146971404285E-006</text:p>
          </table:table-cell>
          <table:table-cell table:number-columns-repeated="8"/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1.37">
            <text:p>1.37</text:p>
          </table:table-cell>
          <table:table-cell office:value-type="float" office:value="-0.259928582236">
            <text:p>-0.2599285822</text:p>
          </table:table-cell>
          <table:table-cell office:value-type="float" office:value="-0.25982">
            <text:p>-0.25982</text:p>
          </table:table-cell>
          <table:table-cell/>
          <table:table-cell table:formula="of:=[.D119]-[.C119]" office:value-type="float" office:value="0.000108582236000021">
            <text:p>0.0001085822</text:p>
          </table:table-cell>
          <table:table-cell table:formula="of:=[.$P$3]+[.D119]*[.$P$2]" office:value-type="float" office:value="-0.259935642274883">
            <text:p>-0.2599356423</text:p>
          </table:table-cell>
          <table:table-cell table:formula="of:=[.G119]-[.C119]" office:value-type="float" office:value="-0.00000706003888284457">
            <text:p>-0.00000706</text:p>
          </table:table-cell>
          <table:table-cell table:number-columns-repeated="8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1.38">
            <text:p>1.38</text:p>
          </table:table-cell>
          <table:table-cell office:value-type="float" office:value="-0.239939084277">
            <text:p>-0.2399390843</text:p>
          </table:table-cell>
          <table:table-cell office:value-type="float" office:value="-0.23984">
            <text:p>-0.23984</text:p>
          </table:table-cell>
          <table:table-cell/>
          <table:table-cell table:formula="of:=[.D120]-[.C120]" office:value-type="float" office:value="0.0000990842769999778">
            <text:p>9.90842769999778E-005</text:p>
          </table:table-cell>
          <table:table-cell table:formula="of:=[.$P$3]+[.D120]*[.$P$2]" office:value-type="float" office:value="-0.239946542236625">
            <text:p>-0.2399465422</text:p>
          </table:table-cell>
          <table:table-cell table:formula="of:=[.G120]-[.C120]" office:value-type="float" office:value="-0.00000745795962542317">
            <text:p>-0.000007458</text:p>
          </table:table-cell>
          <table:table-cell table:number-columns-repeated="8"/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1.39">
            <text:p>1.39</text:p>
          </table:table-cell>
          <table:table-cell office:value-type="float" office:value="-0.219955937937">
            <text:p>-0.2199559379</text:p>
          </table:table-cell>
          <table:table-cell office:value-type="float" office:value="-0.21986">
            <text:p>-0.21986</text:p>
          </table:table-cell>
          <table:table-cell/>
          <table:table-cell table:formula="of:=[.D121]-[.C121]" office:value-type="float" office:value="0.000095937936999968">
            <text:p>9.5937936999968E-005</text:p>
          </table:table-cell>
          <table:table-cell table:formula="of:=[.$P$3]+[.D121]*[.$P$2]" office:value-type="float" office:value="-0.219957442198368">
            <text:p>-0.2199574422</text:p>
          </table:table-cell>
          <table:table-cell table:formula="of:=[.G121]-[.C121]" office:value-type="float" office:value="-0.00000150426136796833">
            <text:p>-1.50426136796833E-006</text:p>
          </table:table-cell>
          <table:table-cell table:number-columns-repeated="8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-0.19996589981">
            <text:p>-0.1999658998</text:p>
          </table:table-cell>
          <table:table-cell office:value-type="float" office:value="-0.19988">
            <text:p>-0.19988</text:p>
          </table:table-cell>
          <table:table-cell/>
          <table:table-cell table:formula="of:=[.D122]-[.C122]" office:value-type="float" office:value="0.0000858998099999564">
            <text:p>8.58998099999564E-005</text:p>
          </table:table-cell>
          <table:table-cell table:formula="of:=[.$P$3]+[.D122]*[.$P$2]" office:value-type="float" office:value="-0.19996834216011">
            <text:p>-0.1999683422</text:p>
          </table:table-cell>
          <table:table-cell table:formula="of:=[.G122]-[.C122]" office:value-type="float" office:value="-0.00000244235011048755">
            <text:p>-2.44235011048755E-006</text:p>
          </table:table-cell>
          <table:table-cell table:number-columns-repeated="8"/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1.41">
            <text:p>1.41</text:p>
          </table:table-cell>
          <table:table-cell office:value-type="float" office:value="-0.179975396022">
            <text:p>-0.179975396</text:p>
          </table:table-cell>
          <table:table-cell office:value-type="float" office:value="-0.1799">
            <text:p>-0.1799</text:p>
          </table:table-cell>
          <table:table-cell/>
          <table:table-cell table:formula="of:=[.D123]-[.C123]" office:value-type="float" office:value="0.0000753960219999905">
            <text:p>0.000075396</text:p>
          </table:table-cell>
          <table:table-cell table:formula="of:=[.$P$3]+[.D123]*[.$P$2]" office:value-type="float" office:value="-0.179979242121853">
            <text:p>-0.1799792421</text:p>
          </table:table-cell>
          <table:table-cell table:formula="of:=[.G123]-[.C123]" office:value-type="float" office:value="-0.00000384609985298878">
            <text:p>-3.84609985298878E-006</text:p>
          </table:table-cell>
          <table:table-cell table:number-columns-repeated="8"/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1.42">
            <text:p>1.42</text:p>
          </table:table-cell>
          <table:table-cell office:value-type="float" office:value="-0.15998528339">
            <text:p>-0.1599852834</text:p>
          </table:table-cell>
          <table:table-cell office:value-type="float" office:value="-0.15992">
            <text:p>-0.15992</text:p>
          </table:table-cell>
          <table:table-cell/>
          <table:table-cell table:formula="of:=[.D124]-[.C124]" office:value-type="float" office:value="0.0000652833899999761">
            <text:p>6.52833899999761E-005</text:p>
          </table:table-cell>
          <table:table-cell table:formula="of:=[.$P$3]+[.D124]*[.$P$2]" office:value-type="float" office:value="-0.159990142083595">
            <text:p>-0.1599901421</text:p>
          </table:table-cell>
          <table:table-cell table:formula="of:=[.G124]-[.C124]" office:value-type="float" office:value="-0.00000485869359551083">
            <text:p>-4.85869359551083E-006</text:p>
          </table:table-cell>
          <table:table-cell table:number-columns-repeated="8"/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1.43">
            <text:p>1.43</text:p>
          </table:table-cell>
          <table:table-cell office:value-type="float" office:value="-0.139855751768">
            <text:p>-0.1398557518</text:p>
          </table:table-cell>
          <table:table-cell office:value-type="float" office:value="-0.1398">
            <text:p>-0.1398</text:p>
          </table:table-cell>
          <table:table-cell/>
          <table:table-cell table:formula="of:=[.D125]-[.C125]" office:value-type="float" office:value="0.0000557517679999897">
            <text:p>5.57517679999897E-005</text:p>
          </table:table-cell>
          <table:table-cell table:formula="of:=[.$P$3]+[.D125]*[.$P$2]" office:value-type="float" office:value="-0.139860978281306">
            <text:p>-0.1398609783</text:p>
          </table:table-cell>
          <table:table-cell table:formula="of:=[.G125]-[.C125]" office:value-type="float" office:value="-0.00000522651330620016">
            <text:p>-5.22651330620016E-006</text:p>
          </table:table-cell>
          <table:table-cell table:number-columns-repeated="8"/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1.44">
            <text:p>1.44</text:p>
          </table:table-cell>
          <table:table-cell office:value-type="float" office:value="-0.119867185131">
            <text:p>-0.1198671851</text:p>
          </table:table-cell>
          <table:table-cell office:value-type="float" office:value="-0.11982">
            <text:p>-0.11982</text:p>
          </table:table-cell>
          <table:table-cell/>
          <table:table-cell table:formula="of:=[.D126]-[.C126]" office:value-type="float" office:value="0.0000471851309999938">
            <text:p>4.71851309999938E-005</text:p>
          </table:table-cell>
          <table:table-cell table:formula="of:=[.$P$3]+[.D126]*[.$P$2]" office:value-type="float" office:value="-0.119871878243049">
            <text:p>-0.1198718782</text:p>
          </table:table-cell>
          <table:table-cell table:formula="of:=[.G126]-[.C126]" office:value-type="float" office:value="-0.00000469311204871759">
            <text:p>-4.69311204871759E-006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.45">
            <text:p>1.45</text:p>
          </table:table-cell>
          <table:table-cell office:value-type="float" office:value="-0.0998629909009">
            <text:p>-0.0998629909</text:p>
          </table:table-cell>
          <table:table-cell office:value-type="float" office:value="-0.09982">
            <text:p>-0.09982</text:p>
          </table:table-cell>
          <table:table-cell/>
          <table:table-cell table:formula="of:=[.D127]-[.C127]" office:value-type="float" office:value="0.0000429909009000001">
            <text:p>4.29909009000001E-005</text:p>
          </table:table-cell>
          <table:table-cell table:formula="of:=[.$P$3]+[.D127]*[.$P$2]" office:value-type="float" office:value="-0.0998627690956439">
            <text:p>-0.0998627691</text:p>
          </table:table-cell>
          <table:table-cell table:formula="of:=[.G127]-[.C127]" office:value-type="float" office:value="0.000000221805256162">
            <text:p>2.21805256162E-007</text:p>
          </table:table-cell>
          <table:table-cell table:number-columns-repeated="8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1.46">
            <text:p>1.46</text:p>
          </table:table-cell>
          <table:table-cell office:value-type="float" office:value="-0.0798736792058">
            <text:p>-0.0798736792</text:p>
          </table:table-cell>
          <table:table-cell office:value-type="float" office:value="-0.07984">
            <text:p>-0.07984</text:p>
          </table:table-cell>
          <table:table-cell/>
          <table:table-cell table:formula="of:=[.D128]-[.C128]" office:value-type="float" office:value="0.0000336792057999968">
            <text:p>3.36792057999968E-005</text:p>
          </table:table-cell>
          <table:table-cell table:formula="of:=[.$P$3]+[.D128]*[.$P$2]" office:value-type="float" office:value="-0.0798736690573864">
            <text:p>-0.0798736691</text:p>
          </table:table-cell>
          <table:table-cell table:formula="of:=[.G128]-[.C128]" office:value-type="float" office:value="0.0000000101484136372232">
            <text:p>1.01484136372232E-008</text:p>
          </table:table-cell>
          <table:table-cell table:number-columns-repeated="8"/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1.47">
            <text:p>1.47</text:p>
          </table:table-cell>
          <table:table-cell office:value-type="float" office:value="-0.0598870869726">
            <text:p>-0.059887087</text:p>
          </table:table-cell>
          <table:table-cell office:value-type="float" office:value="-0.05986">
            <text:p>-0.05986</text:p>
          </table:table-cell>
          <table:table-cell/>
          <table:table-cell table:formula="of:=[.D129]-[.C129]" office:value-type="float" office:value="0.0000270869725999961">
            <text:p>0.000027087</text:p>
          </table:table-cell>
          <table:table-cell table:formula="of:=[.$P$3]+[.D129]*[.$P$2]" office:value-type="float" office:value="-0.0598845690191289">
            <text:p>-0.059884569</text:p>
          </table:table-cell>
          <table:table-cell table:formula="of:=[.G129]-[.C129]" office:value-type="float" office:value="0.00000251795347110811">
            <text:p>0.000002518</text:p>
          </table:table-cell>
          <table:table-cell table:number-columns-repeated="8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1.48">
            <text:p>1.48</text:p>
          </table:table-cell>
          <table:table-cell office:value-type="float" office:value="-0.0399017799646">
            <text:p>-0.03990178</text:p>
          </table:table-cell>
          <table:table-cell office:value-type="float" office:value="-0.03989">
            <text:p>-0.03989</text:p>
          </table:table-cell>
          <table:table-cell/>
          <table:table-cell table:formula="of:=[.D130]-[.C130]" office:value-type="float" office:value="0.0000117799646000005">
            <text:p>0.00001178</text:p>
          </table:table-cell>
          <table:table-cell table:formula="of:=[.$P$3]+[.D130]*[.$P$2]" office:value-type="float" office:value="-0.0399054735354451">
            <text:p>-0.0399054735</text:p>
          </table:table-cell>
          <table:table-cell table:formula="of:=[.G130]-[.C130]" office:value-type="float" office:value="-0.00000369357084511329">
            <text:p>-3.69357084511329E-006</text:p>
          </table:table-cell>
          <table:table-cell table:number-columns-repeated="8"/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1.49">
            <text:p>1.49</text:p>
          </table:table-cell>
          <table:table-cell office:value-type="float" office:value="-0.0199091713876">
            <text:p>-0.0199091714</text:p>
          </table:table-cell>
          <table:table-cell office:value-type="float" office:value="-0.0199">
            <text:p>-0.0199</text:p>
          </table:table-cell>
          <table:table-cell/>
          <table:table-cell table:formula="of:=[.D131]-[.C131]" office:value-type="float" office:value="0.0000091713875999995">
            <text:p>9.1713875999995E-006</text:p>
          </table:table-cell>
          <table:table-cell table:formula="of:=[.$P$3]+[.D131]*[.$P$2]" office:value-type="float" office:value="-0.0199063689426139">
            <text:p>-0.0199063689</text:p>
          </table:table-cell>
          <table:table-cell table:formula="of:=[.G131]-[.C131]" office:value-type="float" office:value="0.00000280244498606502">
            <text:p>2.80244498606502E-0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.5">
            <text:p>1.5</text:p>
          </table:table-cell>
          <table:table-cell office:value-type="string">
            <text:p>8.09412449598e-05</text:p>
          </table:table-cell>
          <table:table-cell office:value-type="string">
            <text:p>8e-05</text:p>
          </table:table-cell>
          <table:table-cell/>
          <table:table-cell table:formula="of:=[.D132]-[.C132]" office:value-type="float" office:value="0">
            <text:p>#VALUE!</text:p>
          </table:table-cell>
          <table:table-cell table:formula="of:=[.$P$3]+[.D132]*[.$P$2]" office:value-type="float" office:value="0.0000827310956435396">
            <text:p>8.27310956435396E-005</text:p>
          </table:table-cell>
          <table:table-cell table:formula="of:=[.G132]-[.C132]" office:value-type="float" office:value="0">
            <text:p>#VALUE!</text:p>
          </table:table-cell>
          <table:table-cell table:number-columns-repeated="8"/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1.51">
            <text:p>1.51</text:p>
          </table:table-cell>
          <table:table-cell office:value-type="float" office:value="0.020065093413">
            <text:p>0.0200650934</text:p>
          </table:table-cell>
          <table:table-cell office:value-type="float" office:value="0.02005">
            <text:p>0.02005</text:p>
          </table:table-cell>
          <table:table-cell/>
          <table:table-cell table:formula="of:=[.D133]-[.C133]" office:value-type="float" office:value="-0.0000150934129999961">
            <text:p>-1.50934129999961E-005</text:p>
          </table:table-cell>
          <table:table-cell table:formula="of:=[.$P$3]+[.D133]*[.$P$2]" office:value-type="float" office:value="0.0200618265793273">
            <text:p>0.0200618266</text:p>
          </table:table-cell>
          <table:table-cell table:formula="of:=[.G133]-[.C133]" office:value-type="float" office:value="-0.00000326683367268474">
            <text:p>-3.26683367268474E-006</text:p>
          </table:table-cell>
          <table:table-cell table:number-columns-repeated="8"/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1.52">
            <text:p>1.52</text:p>
          </table:table-cell>
          <table:table-cell office:value-type="float" office:value="0.0400605518371">
            <text:p>0.0400605518</text:p>
          </table:table-cell>
          <table:table-cell office:value-type="float" office:value="0.04004">
            <text:p>0.04004</text:p>
          </table:table-cell>
          <table:table-cell/>
          <table:table-cell table:formula="of:=[.D134]-[.C134]" office:value-type="float" office:value="-0.0000205518370999941">
            <text:p>-2.05518370999941E-005</text:p>
          </table:table-cell>
          <table:table-cell table:formula="of:=[.$P$3]+[.D134]*[.$P$2]" office:value-type="float" office:value="0.0400609311721585">
            <text:p>0.0400609312</text:p>
          </table:table-cell>
          <table:table-cell table:formula="of:=[.G134]-[.C134]" office:value-type="float" office:value="0.000000379335058496577">
            <text:p>3.79335058496577E-007</text:p>
          </table:table-cell>
          <table:table-cell table:number-columns-repeated="8"/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1.53">
            <text:p>1.53</text:p>
          </table:table-cell>
          <table:table-cell office:value-type="float" office:value="0.0600568111986">
            <text:p>0.0600568112</text:p>
          </table:table-cell>
          <table:table-cell office:value-type="float" office:value="0.06003">
            <text:p>0.06003</text:p>
          </table:table-cell>
          <table:table-cell/>
          <table:table-cell table:formula="of:=[.D135]-[.C135]" office:value-type="float" office:value="-0.0000268111985999922">
            <text:p>-2.68111985999922E-005</text:p>
          </table:table-cell>
          <table:table-cell table:formula="of:=[.$P$3]+[.D135]*[.$P$2]" office:value-type="float" office:value="0.0600600357649897">
            <text:p>0.0600600358</text:p>
          </table:table-cell>
          <table:table-cell table:formula="of:=[.G135]-[.C135]" office:value-type="float" office:value="0.00000322456638967433">
            <text:p>3.22456638967433E-006</text:p>
          </table:table-cell>
          <table:table-cell table:number-columns-repeated="8"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1.54">
            <text:p>1.54</text:p>
          </table:table-cell>
          <table:table-cell office:value-type="float" office:value="0.0800427328795">
            <text:p>0.0800427329</text:p>
          </table:table-cell>
          <table:table-cell office:value-type="float" office:value="0.08">
            <text:p>0.08</text:p>
          </table:table-cell>
          <table:table-cell/>
          <table:table-cell table:formula="of:=[.D136]-[.C136]" office:value-type="float" office:value="-0.0000427328795000043">
            <text:p>-4.27328795000043E-005</text:p>
          </table:table-cell>
          <table:table-cell table:formula="of:=[.$P$3]+[.D136]*[.$P$2]" office:value-type="float" office:value="0.0800391312486734">
            <text:p>0.0800391312</text:p>
          </table:table-cell>
          <table:table-cell table:formula="of:=[.G136]-[.C136]" office:value-type="float" office:value="-0.00000360163082656351">
            <text:p>-3.60163082656351E-006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.55">
            <text:p>1.55</text:p>
          </table:table-cell>
          <table:table-cell office:value-type="float" office:value="0.100030889735">
            <text:p>0.1000308897</text:p>
          </table:table-cell>
          <table:table-cell office:value-type="float" office:value="0.09998">
            <text:p>0.09998</text:p>
          </table:table-cell>
          <table:table-cell/>
          <table:table-cell table:formula="of:=[.D137]-[.C137]" office:value-type="float" office:value="-0.0000508897349999898">
            <text:p>-5.08897349999898E-005</text:p>
          </table:table-cell>
          <table:table-cell table:formula="of:=[.$P$3]+[.D137]*[.$P$2]" office:value-type="float" office:value="0.100028231286931">
            <text:p>0.1000282313</text:p>
          </table:table-cell>
          <table:table-cell table:formula="of:=[.G137]-[.C137]" office:value-type="float" office:value="-0.00000265844806907056">
            <text:p>-2.65844806907056E-006</text:p>
          </table:table-cell>
          <table:table-cell table:number-columns-repeated="8"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1.56">
            <text:p>1.56</text:p>
          </table:table-cell>
          <table:table-cell office:value-type="float" office:value="0.120025286451">
            <text:p>0.1200252865</text:p>
          </table:table-cell>
          <table:table-cell office:value-type="float" office:value="0.11996">
            <text:p>0.11996</text:p>
          </table:table-cell>
          <table:table-cell/>
          <table:table-cell table:formula="of:=[.D138]-[.C138]" office:value-type="float" office:value="-0.0000652864509999851">
            <text:p>-6.52864509999851E-005</text:p>
          </table:table-cell>
          <table:table-cell table:formula="of:=[.$P$3]+[.D138]*[.$P$2]" office:value-type="float" office:value="0.120017331325188">
            <text:p>0.1200173313</text:p>
          </table:table-cell>
          <table:table-cell table:formula="of:=[.G138]-[.C138]" office:value-type="float" office:value="-0.00000795512581160118">
            <text:p>-7.95512581160118E-006</text:p>
          </table:table-cell>
          <table:table-cell table:number-columns-repeated="8"/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1.57">
            <text:p>1.57</text:p>
          </table:table-cell>
          <table:table-cell office:value-type="float" office:value="0.140012586489">
            <text:p>0.1400125865</text:p>
          </table:table-cell>
          <table:table-cell office:value-type="float" office:value="0.13994">
            <text:p>0.13994</text:p>
          </table:table-cell>
          <table:table-cell/>
          <table:table-cell table:formula="of:=[.D139]-[.C139]" office:value-type="float" office:value="-0.0000725864889999928">
            <text:p>-7.25864889999928E-005</text:p>
          </table:table-cell>
          <table:table-cell table:formula="of:=[.$P$3]+[.D139]*[.$P$2]" office:value-type="float" office:value="0.140006431363446">
            <text:p>0.1400064314</text:p>
          </table:table-cell>
          <table:table-cell table:formula="of:=[.G139]-[.C139]" office:value-type="float" office:value="-0.00000615512555413034">
            <text:p>-6.15512555413034E-006</text:p>
          </table:table-cell>
          <table:table-cell table:number-columns-repeated="8"/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1.58">
            <text:p>1.58</text:p>
          </table:table-cell>
          <table:table-cell office:value-type="float" office:value="0.160153033212">
            <text:p>0.1601530332</text:p>
          </table:table-cell>
          <table:table-cell office:value-type="float" office:value="0.16008">
            <text:p>0.16008</text:p>
          </table:table-cell>
          <table:table-cell/>
          <table:table-cell table:formula="of:=[.D140]-[.C140]" office:value-type="float" office:value="-0.000073033212000001">
            <text:p>-7.3033212000001E-005</text:p>
          </table:table-cell>
          <table:table-cell table:formula="of:=[.$P$3]+[.D140]*[.$P$2]" office:value-type="float" office:value="0.160155604274883">
            <text:p>0.1601556043</text:p>
          </table:table-cell>
          <table:table-cell table:formula="of:=[.G140]-[.C140]" office:value-type="float" office:value="0.00000257106288256703">
            <text:p>2.57106288256703E-006</text:p>
          </table:table-cell>
          <table:table-cell table:number-columns-repeated="8"/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1.59">
            <text:p>1.59</text:p>
          </table:table-cell>
          <table:table-cell office:value-type="float" office:value="0.180128393695">
            <text:p>0.1801283937</text:p>
          </table:table-cell>
          <table:table-cell office:value-type="float" office:value="0.18004">
            <text:p>0.18004</text:p>
          </table:table-cell>
          <table:table-cell/>
          <table:table-cell table:formula="of:=[.D141]-[.C141]" office:value-type="float" office:value="-0.0000883936949999942">
            <text:p>-8.83936949999942E-005</text:p>
          </table:table-cell>
          <table:table-cell table:formula="of:=[.$P$3]+[.D141]*[.$P$2]" office:value-type="float" office:value="0.180124695203993">
            <text:p>0.1801246952</text:p>
          </table:table-cell>
          <table:table-cell table:formula="of:=[.G141]-[.C141]" office:value-type="float" office:value="-0.00000369849100734232">
            <text:p>-3.69849100734232E-006</text:p>
          </table:table-cell>
          <table:table-cell table:number-columns-repeated="8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0.200133202597">
            <text:p>0.2001332026</text:p>
          </table:table-cell>
          <table:table-cell office:value-type="float" office:value="0.20004">
            <text:p>0.20004</text:p>
          </table:table-cell>
          <table:table-cell/>
          <table:table-cell table:formula="of:=[.D142]-[.C142]" office:value-type="float" office:value="-0.0000932025969999639">
            <text:p>-9.32025969999639E-005</text:p>
          </table:table-cell>
          <table:table-cell table:formula="of:=[.$P$3]+[.D142]*[.$P$2]" office:value-type="float" office:value="0.200133804351398">
            <text:p>0.2001338044</text:p>
          </table:table-cell>
          <table:table-cell table:formula="of:=[.G142]-[.C142]" office:value-type="float" office:value="0.000000601754397561161">
            <text:p>6.01754397561161E-007</text:p>
          </table:table-cell>
          <table:table-cell table:number-columns-repeated="8"/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1.61">
            <text:p>1.61</text:p>
          </table:table-cell>
          <table:table-cell office:value-type="float" office:value="0.220126686618">
            <text:p>0.2201266866</text:p>
          </table:table-cell>
          <table:table-cell office:value-type="float" office:value="0.22002">
            <text:p>0.22002</text:p>
          </table:table-cell>
          <table:table-cell/>
          <table:table-cell table:formula="of:=[.D143]-[.C143]" office:value-type="float" office:value="-0.000106686617999979">
            <text:p>-0.0001066866</text:p>
          </table:table-cell>
          <table:table-cell table:formula="of:=[.$P$3]+[.D143]*[.$P$2]" office:value-type="float" office:value="0.220122904389655">
            <text:p>0.2201229044</text:p>
          </table:table-cell>
          <table:table-cell table:formula="of:=[.G143]-[.C143]" office:value-type="float" office:value="-0.00000378222834496178">
            <text:p>-3.78222834496178E-006</text:p>
          </table:table-cell>
          <table:table-cell table:number-columns-repeated="8"/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1.62">
            <text:p>1.62</text:p>
          </table:table-cell>
          <table:table-cell office:value-type="float" office:value="0.240119816735">
            <text:p>0.2401198167</text:p>
          </table:table-cell>
          <table:table-cell office:value-type="float" office:value="0.24001">
            <text:p>0.24001</text:p>
          </table:table-cell>
          <table:table-cell/>
          <table:table-cell table:formula="of:=[.D144]-[.C144]" office:value-type="float" office:value="-0.000109816734999962">
            <text:p>-0.0001098167</text:p>
          </table:table-cell>
          <table:table-cell table:formula="of:=[.$P$3]+[.D144]*[.$P$2]" office:value-type="float" office:value="0.240122008982486">
            <text:p>0.240122009</text:p>
          </table:table-cell>
          <table:table-cell table:formula="of:=[.G144]-[.C144]" office:value-type="float" office:value="0.00000219224748621016">
            <text:p>2.19224748621016E-006</text:p>
          </table:table-cell>
          <table:table-cell table:number-columns-repeated="8"/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1.63">
            <text:p>1.63</text:p>
          </table:table-cell>
          <table:table-cell office:value-type="float" office:value="0.260097393766">
            <text:p>0.2600973938</text:p>
          </table:table-cell>
          <table:table-cell office:value-type="float" office:value="0.25997">
            <text:p>0.25997</text:p>
          </table:table-cell>
          <table:table-cell/>
          <table:table-cell table:formula="of:=[.D145]-[.C145]" office:value-type="float" office:value="-0.000127393765999961">
            <text:p>-0.0001273938</text:p>
          </table:table-cell>
          <table:table-cell table:formula="of:=[.$P$3]+[.D145]*[.$P$2]" office:value-type="float" office:value="0.260091099911596">
            <text:p>0.2600910999</text:p>
          </table:table-cell>
          <table:table-cell table:formula="of:=[.G145]-[.C145]" office:value-type="float" office:value="-0.000006293854403705">
            <text:p>-6.293854403705E-006</text:p>
          </table:table-cell>
          <table:table-cell table:number-columns-repeated="8"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1.64">
            <text:p>1.64</text:p>
          </table:table-cell>
          <table:table-cell office:value-type="float" office:value="0.280090505257">
            <text:p>0.2800905053</text:p>
          </table:table-cell>
          <table:table-cell office:value-type="float" office:value="0.27996">
            <text:p>0.27996</text:p>
          </table:table-cell>
          <table:table-cell/>
          <table:table-cell table:formula="of:=[.D146]-[.C146]" office:value-type="float" office:value="-0.00013050525699998">
            <text:p>-0.0001305053</text:p>
          </table:table-cell>
          <table:table-cell table:formula="of:=[.$P$3]+[.D146]*[.$P$2]" office:value-type="float" office:value="0.280090204504427">
            <text:p>0.2800902045</text:p>
          </table:table-cell>
          <table:table-cell table:formula="of:=[.G146]-[.C146]" office:value-type="float" office:value="-0.000000300752572568452">
            <text:p>-3.00752572568452E-007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.65">
            <text:p>1.65</text:p>
          </table:table-cell>
          <table:table-cell office:value-type="float" office:value="0.300082257017">
            <text:p>0.300082257</text:p>
          </table:table-cell>
          <table:table-cell office:value-type="float" office:value="0.29994">
            <text:p>0.29994</text:p>
          </table:table-cell>
          <table:table-cell/>
          <table:table-cell table:formula="of:=[.D147]-[.C147]" office:value-type="float" office:value="-0.000142257016999936">
            <text:p>-0.000142257</text:p>
          </table:table-cell>
          <table:table-cell table:formula="of:=[.$P$3]+[.D147]*[.$P$2]" office:value-type="float" office:value="0.300079304542685">
            <text:p>0.3000793045</text:p>
          </table:table-cell>
          <table:table-cell table:formula="of:=[.G147]-[.C147]" office:value-type="float" office:value="-0.00000295247431503221">
            <text:p>-2.95247431503221E-006</text:p>
          </table:table-cell>
          <table:table-cell table:number-columns-repeated="8"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1.66">
            <text:p>1.66</text:p>
          </table:table-cell>
          <table:table-cell office:value-type="float" office:value="0.320076579228">
            <text:p>0.3200765792</text:p>
          </table:table-cell>
          <table:table-cell office:value-type="float" office:value="0.31993">
            <text:p>0.31993</text:p>
          </table:table-cell>
          <table:table-cell/>
          <table:table-cell table:formula="of:=[.D148]-[.C148]" office:value-type="float" office:value="-0.000146579227999932">
            <text:p>-0.0001465792</text:p>
          </table:table-cell>
          <table:table-cell table:formula="of:=[.$P$3]+[.D148]*[.$P$2]" office:value-type="float" office:value="0.320078409135516">
            <text:p>0.3200784091</text:p>
          </table:table-cell>
          <table:table-cell table:formula="of:=[.G148]-[.C148]" office:value-type="float" office:value="0.00000182990751612655">
            <text:p>1.82990751612655E-006</text:p>
          </table:table-cell>
          <table:table-cell table:number-columns-repeated="8"/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1.67">
            <text:p>1.67</text:p>
          </table:table-cell>
          <table:table-cell office:value-type="float" office:value="0.340057117864">
            <text:p>0.3400571179</text:p>
          </table:table-cell>
          <table:table-cell office:value-type="float" office:value="0.3399">
            <text:p>0.3399</text:p>
          </table:table-cell>
          <table:table-cell/>
          <table:table-cell table:formula="of:=[.D149]-[.C149]" office:value-type="float" office:value="-0.000157117863999967">
            <text:p>-0.0001571179</text:p>
          </table:table-cell>
          <table:table-cell table:formula="of:=[.$P$3]+[.D149]*[.$P$2]" office:value-type="float" office:value="0.3400575046192">
            <text:p>0.3400575046</text:p>
          </table:table-cell>
          <table:table-cell table:formula="of:=[.G149]-[.C149]" office:value-type="float" office:value="0.000000386755199921485">
            <text:p>3.86755199921485E-007</text:p>
          </table:table-cell>
          <table:table-cell table:number-columns-repeated="8"/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1.68">
            <text:p>1.68</text:p>
          </table:table-cell>
          <table:table-cell office:value-type="float" office:value="0.360065782443">
            <text:p>0.3600657824</text:p>
          </table:table-cell>
          <table:table-cell office:value-type="float" office:value="0.3599">
            <text:p>0.3599</text:p>
          </table:table-cell>
          <table:table-cell/>
          <table:table-cell table:formula="of:=[.D150]-[.C150]" office:value-type="float" office:value="-0.000165782442999973">
            <text:p>-0.0001657824</text:p>
          </table:table-cell>
          <table:table-cell table:formula="of:=[.$P$3]+[.D150]*[.$P$2]" office:value-type="float" office:value="0.360066613766605">
            <text:p>0.3600666138</text:p>
          </table:table-cell>
          <table:table-cell table:formula="of:=[.G150]-[.C150]" office:value-type="float" office:value="0.000000831323604788548">
            <text:p>8.31323604788548E-007</text:p>
          </table:table-cell>
          <table:table-cell table:number-columns-repeated="8"/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1.69">
            <text:p>1.69</text:p>
          </table:table-cell>
          <table:table-cell office:value-type="float" office:value="0.380048332736">
            <text:p>0.3800483327</text:p>
          </table:table-cell>
          <table:table-cell office:value-type="float" office:value="0.37987">
            <text:p>0.37987</text:p>
          </table:table-cell>
          <table:table-cell/>
          <table:table-cell table:formula="of:=[.D151]-[.C151]" office:value-type="float" office:value="-0.000178332735999931">
            <text:p>-0.0001783327</text:p>
          </table:table-cell>
          <table:table-cell table:formula="of:=[.$P$3]+[.D151]*[.$P$2]" office:value-type="float" office:value="0.380045709250289">
            <text:p>0.3800457093</text:p>
          </table:table-cell>
          <table:table-cell table:formula="of:=[.G151]-[.C151]" office:value-type="float" office:value="-0.00000262348571139492">
            <text:p>-2.62348571139492E-006</text:p>
          </table:table-cell>
          <table:table-cell table:number-columns-repeated="8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0.400035986677">
            <text:p>0.4000359867</text:p>
          </table:table-cell>
          <table:table-cell office:value-type="float" office:value="0.39985">
            <text:p>0.39985</text:p>
          </table:table-cell>
          <table:table-cell/>
          <table:table-cell table:formula="of:=[.D152]-[.C152]" office:value-type="float" office:value="-0.000185986676999927">
            <text:p>-0.0001859867</text:p>
          </table:table-cell>
          <table:table-cell table:formula="of:=[.$P$3]+[.D152]*[.$P$2]" office:value-type="float" office:value="0.400034809288546">
            <text:p>0.4000348093</text:p>
          </table:table-cell>
          <table:table-cell table:formula="of:=[.G152]-[.C152]" office:value-type="float" office:value="-0.00000117738845389903">
            <text:p>-1.17738845389903E-006</text:p>
          </table:table-cell>
          <table:table-cell table:number-columns-repeated="8"/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1.71">
            <text:p>1.71</text:p>
          </table:table-cell>
          <table:table-cell office:value-type="float" office:value="0.420020380989">
            <text:p>0.420020381</text:p>
          </table:table-cell>
          <table:table-cell office:value-type="float" office:value="0.41983">
            <text:p>0.41983</text:p>
          </table:table-cell>
          <table:table-cell/>
          <table:table-cell table:formula="of:=[.D153]-[.C153]" office:value-type="float" office:value="-0.000190380988999928">
            <text:p>-0.000190381</text:p>
          </table:table-cell>
          <table:table-cell table:formula="of:=[.$P$3]+[.D153]*[.$P$2]" office:value-type="float" office:value="0.420023909326803">
            <text:p>0.4200239093</text:p>
          </table:table-cell>
          <table:table-cell table:formula="of:=[.G153]-[.C153]" office:value-type="float" office:value="0.00000352833780348227">
            <text:p>3.52833780348227E-006</text:p>
          </table:table-cell>
          <table:table-cell table:number-columns-repeated="8"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1.72">
            <text:p>1.72</text:p>
          </table:table-cell>
          <table:table-cell office:value-type="float" office:value="0.440161330625">
            <text:p>0.4401613306</text:p>
          </table:table-cell>
          <table:table-cell office:value-type="float" office:value="0.43996">
            <text:p>0.43996</text:p>
          </table:table-cell>
          <table:table-cell/>
          <table:table-cell table:formula="of:=[.D154]-[.C154]" office:value-type="float" office:value="-0.000201330624999996">
            <text:p>-0.0002013306</text:p>
          </table:table-cell>
          <table:table-cell table:formula="of:=[.$P$3]+[.D154]*[.$P$2]" office:value-type="float" office:value="0.440163077683666">
            <text:p>0.4401630777</text:p>
          </table:table-cell>
          <table:table-cell table:formula="of:=[.G154]-[.C154]" office:value-type="float" office:value="0.00000174705866645697">
            <text:p>1.74705866645697E-006</text:p>
          </table:table-cell>
          <table:table-cell table:number-columns-repeated="8"/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1.73">
            <text:p>1.73</text:p>
          </table:table-cell>
          <table:table-cell office:value-type="float" office:value="0.460152504966">
            <text:p>0.460152505</text:p>
          </table:table-cell>
          <table:table-cell office:value-type="float" office:value="0.45994">
            <text:p>0.45994</text:p>
          </table:table-cell>
          <table:table-cell/>
          <table:table-cell table:formula="of:=[.D155]-[.C155]" office:value-type="float" office:value="-0.000212504965999949">
            <text:p>-0.000212505</text:p>
          </table:table-cell>
          <table:table-cell table:formula="of:=[.$P$3]+[.D155]*[.$P$2]" office:value-type="float" office:value="0.460152177721924">
            <text:p>0.4601521777</text:p>
          </table:table-cell>
          <table:table-cell table:formula="of:=[.G155]-[.C155]" office:value-type="float" office:value="-0.000000327244076003819">
            <text:p>-3.27244076003819E-007</text:p>
          </table:table-cell>
          <table:table-cell table:number-columns-repeated="8"/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1.74">
            <text:p>1.74</text:p>
          </table:table-cell>
          <table:table-cell office:value-type="float" office:value="0.480131851509">
            <text:p>0.4801318515</text:p>
          </table:table-cell>
          <table:table-cell office:value-type="float" office:value="0.47991">
            <text:p>0.47991</text:p>
          </table:table-cell>
          <table:table-cell/>
          <table:table-cell table:formula="of:=[.D156]-[.C156]" office:value-type="float" office:value="-0.000221851508999948">
            <text:p>-0.0002218515</text:p>
          </table:table-cell>
          <table:table-cell table:formula="of:=[.$P$3]+[.D156]*[.$P$2]" office:value-type="float" office:value="0.480131273205608">
            <text:p>0.4801312732</text:p>
          </table:table-cell>
          <table:table-cell table:formula="of:=[.G156]-[.C156]" office:value-type="float" office:value="-0.000000578303392229085">
            <text:p>-5.78303392229085E-007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.75">
            <text:p>1.75</text:p>
          </table:table-cell>
          <table:table-cell office:value-type="float" office:value="0.500114867464">
            <text:p>0.5001148675</text:p>
          </table:table-cell>
          <table:table-cell office:value-type="float" office:value="0.49988">
            <text:p>0.49988</text:p>
          </table:table-cell>
          <table:table-cell/>
          <table:table-cell table:formula="of:=[.D157]-[.C157]" office:value-type="float" office:value="-0.000234867463999977">
            <text:p>-0.0002348675</text:p>
          </table:table-cell>
          <table:table-cell table:formula="of:=[.$P$3]+[.D157]*[.$P$2]" office:value-type="float" office:value="0.500110368689291">
            <text:p>0.5001103687</text:p>
          </table:table-cell>
          <table:table-cell table:formula="of:=[.G157]-[.C157]" office:value-type="float" office:value="-0.00000449877470853899">
            <text:p>-4.49877470853899E-006</text:p>
          </table:table-cell>
          <table:table-cell table:number-columns-repeated="8"/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1.76">
            <text:p>1.76</text:p>
          </table:table-cell>
          <table:table-cell office:value-type="float" office:value="0.520120328292">
            <text:p>0.5201203283</text:p>
          </table:table-cell>
          <table:table-cell office:value-type="float" office:value="0.51988">
            <text:p>0.51988</text:p>
          </table:table-cell>
          <table:table-cell/>
          <table:table-cell table:formula="of:=[.D158]-[.C158]" office:value-type="float" office:value="-0.000240328291999936">
            <text:p>-0.0002403283</text:p>
          </table:table-cell>
          <table:table-cell table:formula="of:=[.$P$3]+[.D158]*[.$P$2]" office:value-type="float" office:value="0.520119477836696">
            <text:p>0.5201194778</text:p>
          </table:table-cell>
          <table:table-cell table:formula="of:=[.G158]-[.C158]" office:value-type="float" office:value="-0.00000085045530362482">
            <text:p>-8.5045530362482E-007</text:p>
          </table:table-cell>
          <table:table-cell table:number-columns-repeated="8"/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1.77">
            <text:p>1.77</text:p>
          </table:table-cell>
          <table:table-cell office:value-type="float" office:value="0.540112322196">
            <text:p>0.5401123222</text:p>
          </table:table-cell>
          <table:table-cell office:value-type="float" office:value="0.53986">
            <text:p>0.53986</text:p>
          </table:table-cell>
          <table:table-cell/>
          <table:table-cell table:formula="of:=[.D159]-[.C159]" office:value-type="float" office:value="-0.000252322196000021">
            <text:p>-0.0002523222</text:p>
          </table:table-cell>
          <table:table-cell table:formula="of:=[.$P$3]+[.D159]*[.$P$2]" office:value-type="float" office:value="0.540108577874954">
            <text:p>0.5401085779</text:p>
          </table:table-cell>
          <table:table-cell table:formula="of:=[.G159]-[.C159]" office:value-type="float" office:value="-0.00000374432104621736">
            <text:p>-3.74432104621736E-006</text:p>
          </table:table-cell>
          <table:table-cell table:number-columns-repeated="8"/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1.78">
            <text:p>1.78</text:p>
          </table:table-cell>
          <table:table-cell office:value-type="float" office:value="0.560100963339">
            <text:p>0.5601009633</text:p>
          </table:table-cell>
          <table:table-cell office:value-type="float" office:value="0.55984">
            <text:p>0.55984</text:p>
          </table:table-cell>
          <table:table-cell/>
          <table:table-cell table:formula="of:=[.D160]-[.C160]" office:value-type="float" office:value="-0.000260963338999942">
            <text:p>-0.0002609633</text:p>
          </table:table-cell>
          <table:table-cell table:formula="of:=[.$P$3]+[.D160]*[.$P$2]" office:value-type="float" office:value="0.560097677913211">
            <text:p>0.5600976779</text:p>
          </table:table-cell>
          <table:table-cell table:formula="of:=[.G160]-[.C160]" office:value-type="float" office:value="-0.0000032854257886461">
            <text:p>-3.2854257886461E-006</text:p>
          </table:table-cell>
          <table:table-cell table:number-columns-repeated="8"/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1.79">
            <text:p>1.79</text:p>
          </table:table-cell>
          <table:table-cell office:value-type="float" office:value="0.580088635907">
            <text:p>0.5800886359</text:p>
          </table:table-cell>
          <table:table-cell office:value-type="float" office:value="0.57982">
            <text:p>0.57982</text:p>
          </table:table-cell>
          <table:table-cell/>
          <table:table-cell table:formula="of:=[.D161]-[.C161]" office:value-type="float" office:value="-0.000268635906999992">
            <text:p>-0.0002686359</text:p>
          </table:table-cell>
          <table:table-cell table:formula="of:=[.$P$3]+[.D161]*[.$P$2]" office:value-type="float" office:value="0.580086777951469">
            <text:p>0.580086778</text:p>
          </table:table-cell>
          <table:table-cell table:formula="of:=[.G161]-[.C161]" office:value-type="float" office:value="-0.00000185795553120371">
            <text:p>-0.000001858</text:p>
          </table:table-cell>
          <table:table-cell table:number-columns-repeated="8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office:value-type="float" office:value="0.600082045421">
            <text:p>0.6000820454</text:p>
          </table:table-cell>
          <table:table-cell office:value-type="float" office:value="0.5998">
            <text:p>0.5998</text:p>
          </table:table-cell>
          <table:table-cell/>
          <table:table-cell table:formula="of:=[.D162]-[.C162]" office:value-type="float" office:value="-0.000282045420999966">
            <text:p>-0.0002820454</text:p>
          </table:table-cell>
          <table:table-cell table:formula="of:=[.$P$3]+[.D162]*[.$P$2]" office:value-type="float" office:value="0.600075877989726">
            <text:p>0.600075878</text:p>
          </table:table-cell>
          <table:table-cell table:formula="of:=[.G162]-[.C162]" office:value-type="float" office:value="-0.0000061674312736848">
            <text:p>-6.1674312736848E-006</text:p>
          </table:table-cell>
          <table:table-cell table:number-columns-repeated="8"/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1.81">
            <text:p>1.81</text:p>
          </table:table-cell>
          <table:table-cell office:value-type="float" office:value="0.620075790212">
            <text:p>0.6200757902</text:p>
          </table:table-cell>
          <table:table-cell office:value-type="float" office:value="0.61979">
            <text:p>0.61979</text:p>
          </table:table-cell>
          <table:table-cell/>
          <table:table-cell table:formula="of:=[.D163]-[.C163]" office:value-type="float" office:value="-0.000285790211999926">
            <text:p>-0.0002857902</text:p>
          </table:table-cell>
          <table:table-cell table:formula="of:=[.$P$3]+[.D163]*[.$P$2]" office:value-type="float" office:value="0.620074982582557">
            <text:p>0.6200749826</text:p>
          </table:table-cell>
          <table:table-cell table:formula="of:=[.G163]-[.C163]" office:value-type="float" office:value="-0.000000807629442545199">
            <text:p>-8.07629442545199E-007</text:p>
          </table:table-cell>
          <table:table-cell table:number-columns-repeated="8"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1.82">
            <text:p>1.82</text:p>
          </table:table-cell>
          <table:table-cell office:value-type="float" office:value="0.640059607103">
            <text:p>0.6400596071</text:p>
          </table:table-cell>
          <table:table-cell office:value-type="float" office:value="0.63976">
            <text:p>0.63976</text:p>
          </table:table-cell>
          <table:table-cell/>
          <table:table-cell table:formula="of:=[.D164]-[.C164]" office:value-type="float" office:value="-0.000299607102999921">
            <text:p>-0.0002996071</text:p>
          </table:table-cell>
          <table:table-cell table:formula="of:=[.$P$3]+[.D164]*[.$P$2]" office:value-type="float" office:value="0.640054078066241">
            <text:p>0.6400540781</text:p>
          </table:table-cell>
          <table:table-cell table:formula="of:=[.G164]-[.C164]" office:value-type="float" office:value="-0.00000552903675876681">
            <text:p>-0.000005529</text:p>
          </table:table-cell>
          <table:table-cell table:number-columns-repeated="8"/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1.83">
            <text:p>1.83</text:p>
          </table:table-cell>
          <table:table-cell office:value-type="float" office:value="0.660055531189">
            <text:p>0.6600555312</text:p>
          </table:table-cell>
          <table:table-cell office:value-type="float" office:value="0.65975">
            <text:p>0.65975</text:p>
          </table:table-cell>
          <table:table-cell/>
          <table:table-cell table:formula="of:=[.D165]-[.C165]" office:value-type="float" office:value="-0.000305531188999897">
            <text:p>-0.0003055312</text:p>
          </table:table-cell>
          <table:table-cell table:formula="of:=[.$P$3]+[.D165]*[.$P$2]" office:value-type="float" office:value="0.660053182659072">
            <text:p>0.6600531827</text:p>
          </table:table-cell>
          <table:table-cell table:formula="of:=[.G165]-[.C165]" office:value-type="float" office:value="-0.00000234852992753165">
            <text:p>-2.34852992753165E-006</text:p>
          </table:table-cell>
          <table:table-cell table:number-columns-repeated="8"/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1.84">
            <text:p>1.84</text:p>
          </table:table-cell>
          <table:table-cell office:value-type="float" office:value="0.680051976815">
            <text:p>0.6800519768</text:p>
          </table:table-cell>
          <table:table-cell office:value-type="float" office:value="0.67974">
            <text:p>0.67974</text:p>
          </table:table-cell>
          <table:table-cell/>
          <table:table-cell table:formula="of:=[.D166]-[.C166]" office:value-type="float" office:value="-0.000311976814999948">
            <text:p>-0.0003119768</text:p>
          </table:table-cell>
          <table:table-cell table:formula="of:=[.$P$3]+[.D166]*[.$P$2]" office:value-type="float" office:value="0.680052287251904">
            <text:p>0.6800522873</text:p>
          </table:table-cell>
          <table:table-cell table:formula="of:=[.G166]-[.C166]" office:value-type="float" office:value="0.000000310436903627753">
            <text:p>3.10436903627753E-007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.85">
            <text:p>1.85</text:p>
          </table:table-cell>
          <table:table-cell office:value-type="float" office:value="0.700041064993">
            <text:p>0.700041065</text:p>
          </table:table-cell>
          <table:table-cell office:value-type="float" office:value="0.69972">
            <text:p>0.69972</text:p>
          </table:table-cell>
          <table:table-cell/>
          <table:table-cell table:formula="of:=[.D167]-[.C167]" office:value-type="float" office:value="-0.000321064992999998">
            <text:p>-0.000321065</text:p>
          </table:table-cell>
          <table:table-cell table:formula="of:=[.$P$3]+[.D167]*[.$P$2]" office:value-type="float" office:value="0.700041387290161">
            <text:p>0.7000413873</text:p>
          </table:table-cell>
          <table:table-cell table:formula="of:=[.G167]-[.C167]" office:value-type="float" office:value="0.000000322297161070573">
            <text:p>3.22297161070573E-007</text:p>
          </table:table-cell>
          <table:table-cell table:number-columns-repeated="8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1.86">
            <text:p>1.86</text:p>
          </table:table-cell>
          <table:table-cell office:value-type="float" office:value="0.72018054314">
            <text:p>0.7201805431</text:p>
          </table:table-cell>
          <table:table-cell office:value-type="float" office:value="0.71985">
            <text:p>0.71985</text:p>
          </table:table-cell>
          <table:table-cell/>
          <table:table-cell table:formula="of:=[.D168]-[.C168]" office:value-type="float" office:value="-0.000330543139999806">
            <text:p>-0.0003305431</text:p>
          </table:table-cell>
          <table:table-cell table:formula="of:=[.$P$3]+[.D168]*[.$P$2]" office:value-type="float" office:value="0.720180555647024">
            <text:p>0.7201805556</text:p>
          </table:table-cell>
          <table:table-cell table:formula="of:=[.G168]-[.C168]" office:value-type="float" office:value="0.0000000125070241940861">
            <text:p>1.25070241940861E-008</text:p>
          </table:table-cell>
          <table:table-cell table:number-columns-repeated="8"/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1.87">
            <text:p>1.87</text:p>
          </table:table-cell>
          <table:table-cell office:value-type="float" office:value="0.740172276273">
            <text:p>0.7401722763</text:p>
          </table:table-cell>
          <table:table-cell office:value-type="float" office:value="0.73983">
            <text:p>0.73983</text:p>
          </table:table-cell>
          <table:table-cell/>
          <table:table-cell table:formula="of:=[.D169]-[.C169]" office:value-type="float" office:value="-0.000342276272999875">
            <text:p>-0.0003422763</text:p>
          </table:table-cell>
          <table:table-cell table:formula="of:=[.$P$3]+[.D169]*[.$P$2]" office:value-type="float" office:value="0.740169655685282">
            <text:p>0.7401696557</text:p>
          </table:table-cell>
          <table:table-cell table:formula="of:=[.G169]-[.C169]" office:value-type="float" office:value="-0.00000262058771838269">
            <text:p>-2.62058771838269E-006</text:p>
          </table:table-cell>
          <table:table-cell table:number-columns-repeated="8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1.88">
            <text:p>1.88</text:p>
          </table:table-cell>
          <table:table-cell office:value-type="float" office:value="0.76017065905">
            <text:p>0.7601706591</text:p>
          </table:table-cell>
          <table:table-cell office:value-type="float" office:value="0.75982">
            <text:p>0.75982</text:p>
          </table:table-cell>
          <table:table-cell/>
          <table:table-cell table:formula="of:=[.D170]-[.C170]" office:value-type="float" office:value="-0.000350659049999869">
            <text:p>-0.000350659</text:p>
          </table:table-cell>
          <table:table-cell table:formula="of:=[.$P$3]+[.D170]*[.$P$2]" office:value-type="float" office:value="0.760168760278113">
            <text:p>0.7601687603</text:p>
          </table:table-cell>
          <table:table-cell table:formula="of:=[.G170]-[.C170]" office:value-type="float" office:value="-0.00000189877188716547">
            <text:p>-1.89877188716547E-006</text:p>
          </table:table-cell>
          <table:table-cell table:number-columns-repeated="8"/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1.89">
            <text:p>1.89</text:p>
          </table:table-cell>
          <table:table-cell office:value-type="float" office:value="0.780154773965">
            <text:p>0.780154774</text:p>
          </table:table-cell>
          <table:table-cell office:value-type="float" office:value="0.7798">
            <text:p>0.7798</text:p>
          </table:table-cell>
          <table:table-cell/>
          <table:table-cell table:formula="of:=[.D171]-[.C171]" office:value-type="float" office:value="-0.000354773964999944">
            <text:p>-0.000354774</text:p>
          </table:table-cell>
          <table:table-cell table:formula="of:=[.$P$3]+[.D171]*[.$P$2]" office:value-type="float" office:value="0.78015786031637">
            <text:p>0.7801578603</text:p>
          </table:table-cell>
          <table:table-cell table:formula="of:=[.G171]-[.C171]" office:value-type="float" office:value="0.00000308635137025171">
            <text:p>3.08635137025171E-006</text:p>
          </table:table-cell>
          <table:table-cell table:number-columns-repeated="8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0.800135722384">
            <text:p>0.8001357224</text:p>
          </table:table-cell>
          <table:table-cell office:value-type="float" office:value="0.79977">
            <text:p>0.79977</text:p>
          </table:table-cell>
          <table:table-cell/>
          <table:table-cell table:formula="of:=[.D172]-[.C172]" office:value-type="float" office:value="-0.0003657223839999">
            <text:p>-0.0003657224</text:p>
          </table:table-cell>
          <table:table-cell table:formula="of:=[.$P$3]+[.D172]*[.$P$2]" office:value-type="float" office:value="0.800136955800054">
            <text:p>0.8001369558</text:p>
          </table:table-cell>
          <table:table-cell table:formula="of:=[.G172]-[.C172]" office:value-type="float" office:value="0.00000123341605406946">
            <text:p>1.23341605406946E-006</text:p>
          </table:table-cell>
          <table:table-cell table:number-columns-repeated="8"/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1.91">
            <text:p>1.91</text:p>
          </table:table-cell>
          <table:table-cell office:value-type="float" office:value="0.820131143555">
            <text:p>0.8201311436</text:p>
          </table:table-cell>
          <table:table-cell office:value-type="float" office:value="0.81976">
            <text:p>0.81976</text:p>
          </table:table-cell>
          <table:table-cell/>
          <table:table-cell table:formula="of:=[.D173]-[.C173]" office:value-type="float" office:value="-0.000371143554999898">
            <text:p>-0.0003711436</text:p>
          </table:table-cell>
          <table:table-cell table:formula="of:=[.$P$3]+[.D173]*[.$P$2]" office:value-type="float" office:value="0.820136060392885">
            <text:p>0.8201360604</text:p>
          </table:table-cell>
          <table:table-cell table:formula="of:=[.G173]-[.C173]" office:value-type="float" office:value="0.00000491683788517161">
            <text:p>4.91683788517161E-006</text:p>
          </table:table-cell>
          <table:table-cell table:number-columns-repeated="8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1.92">
            <text:p>1.92</text:p>
          </table:table-cell>
          <table:table-cell office:value-type="float" office:value="0.84013001062">
            <text:p>0.8401300106</text:p>
          </table:table-cell>
          <table:table-cell office:value-type="float" office:value="0.83975">
            <text:p>0.83975</text:p>
          </table:table-cell>
          <table:table-cell/>
          <table:table-cell table:formula="of:=[.D174]-[.C174]" office:value-type="float" office:value="-0.000380010619999815">
            <text:p>-0.0003800106</text:p>
          </table:table-cell>
          <table:table-cell table:formula="of:=[.$P$3]+[.D174]*[.$P$2]" office:value-type="float" office:value="0.840135164985716">
            <text:p>0.840135165</text:p>
          </table:table-cell>
          <table:table-cell table:formula="of:=[.G174]-[.C174]" office:value-type="float" office:value="0.00000515436571646433">
            <text:p>5.15436571646433E-006</text:p>
          </table:table-cell>
          <table:table-cell table:number-columns-repeated="8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1.93">
            <text:p>1.93</text:p>
          </table:table-cell>
          <table:table-cell office:value-type="float" office:value="0.860119732097">
            <text:p>0.8601197321</text:p>
          </table:table-cell>
          <table:table-cell office:value-type="float" office:value="0.85972">
            <text:p>0.85972</text:p>
          </table:table-cell>
          <table:table-cell/>
          <table:table-cell table:formula="of:=[.D175]-[.C175]" office:value-type="float" office:value="-0.00039973209699995">
            <text:p>-0.0003997321</text:p>
          </table:table-cell>
          <table:table-cell table:formula="of:=[.$P$3]+[.D175]*[.$P$2]" office:value-type="float" office:value="0.8601142604694">
            <text:p>0.8601142605</text:p>
          </table:table-cell>
          <table:table-cell table:formula="of:=[.G175]-[.C175]" office:value-type="float" office:value="-0.00000547162759989561">
            <text:p>-5.47162759989561E-006</text:p>
          </table:table-cell>
          <table:table-cell table:number-columns-repeated="8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1.94">
            <text:p>1.94</text:p>
          </table:table-cell>
          <table:table-cell office:value-type="float" office:value="0.880103940144">
            <text:p>0.8801039401</text:p>
          </table:table-cell>
          <table:table-cell office:value-type="float" office:value="0.8797">
            <text:p>0.8797</text:p>
          </table:table-cell>
          <table:table-cell/>
          <table:table-cell table:formula="of:=[.D176]-[.C176]" office:value-type="float" office:value="-0.000403940143999915">
            <text:p>-0.0004039401</text:p>
          </table:table-cell>
          <table:table-cell table:formula="of:=[.$P$3]+[.D176]*[.$P$2]" office:value-type="float" office:value="0.880103360507658">
            <text:p>0.8801033605</text:p>
          </table:table-cell>
          <table:table-cell table:formula="of:=[.G176]-[.C176]" office:value-type="float" office:value="-0.000000579636342368239">
            <text:p>-5.79636342368239E-007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.95">
            <text:p>1.95</text:p>
          </table:table-cell>
          <table:table-cell office:value-type="float" office:value="0.900090718642">
            <text:p>0.9000907186</text:p>
          </table:table-cell>
          <table:table-cell office:value-type="float" office:value="0.89968">
            <text:p>0.89968</text:p>
          </table:table-cell>
          <table:table-cell/>
          <table:table-cell table:formula="of:=[.D177]-[.C177]" office:value-type="float" office:value="-0.00041071864199993">
            <text:p>-0.0004107186</text:p>
          </table:table-cell>
          <table:table-cell table:formula="of:=[.$P$3]+[.D177]*[.$P$2]" office:value-type="float" office:value="0.900092460545915">
            <text:p>0.9000924605</text:p>
          </table:table-cell>
          <table:table-cell table:formula="of:=[.G177]-[.C177]" office:value-type="float" office:value="0.00000174190391510898">
            <text:p>1.74190391510898E-006</text:p>
          </table:table-cell>
          <table:table-cell table:number-columns-repeated="8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1.96">
            <text:p>1.96</text:p>
          </table:table-cell>
          <table:table-cell office:value-type="float" office:value="0.920083103701">
            <text:p>0.9200831037</text:p>
          </table:table-cell>
          <table:table-cell office:value-type="float" office:value="0.91966">
            <text:p>0.91966</text:p>
          </table:table-cell>
          <table:table-cell/>
          <table:table-cell table:formula="of:=[.D178]-[.C178]" office:value-type="float" office:value="-0.000423103700999961">
            <text:p>-0.0004231037</text:p>
          </table:table-cell>
          <table:table-cell table:formula="of:=[.$P$3]+[.D178]*[.$P$2]" office:value-type="float" office:value="0.920081560584173">
            <text:p>0.9200815606</text:p>
          </table:table-cell>
          <table:table-cell table:formula="of:=[.G178]-[.C178]" office:value-type="float" office:value="-0.00000154311682742936">
            <text:p>-1.54311682742936E-006</text:p>
          </table:table-cell>
          <table:table-cell table:number-columns-repeated="8"/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1.97">
            <text:p>1.97</text:p>
          </table:table-cell>
          <table:table-cell office:value-type="float" office:value="0.940073663369">
            <text:p>0.9400736634</text:p>
          </table:table-cell>
          <table:table-cell office:value-type="float" office:value="0.93964">
            <text:p>0.93964</text:p>
          </table:table-cell>
          <table:table-cell/>
          <table:table-cell table:formula="of:=[.D179]-[.C179]" office:value-type="float" office:value="-0.00043366336899997">
            <text:p>-0.0004336634</text:p>
          </table:table-cell>
          <table:table-cell table:formula="of:=[.$P$3]+[.D179]*[.$P$2]" office:value-type="float" office:value="0.94007066062243">
            <text:p>0.9400706606</text:p>
          </table:table-cell>
          <table:table-cell table:formula="of:=[.G179]-[.C179]" office:value-type="float" office:value="-0.00000300274657005772">
            <text:p>-3.00274657005772E-006</text:p>
          </table:table-cell>
          <table:table-cell table:number-columns-repeated="8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1.98">
            <text:p>1.98</text:p>
          </table:table-cell>
          <table:table-cell office:value-type="float" office:value="0.960057312623">
            <text:p>0.9600573126</text:p>
          </table:table-cell>
          <table:table-cell office:value-type="float" office:value="0.95962">
            <text:p>0.95962</text:p>
          </table:table-cell>
          <table:table-cell/>
          <table:table-cell table:formula="of:=[.D180]-[.C180]" office:value-type="float" office:value="-0.000437312622999952">
            <text:p>-0.0004373126</text:p>
          </table:table-cell>
          <table:table-cell table:formula="of:=[.$P$3]+[.D180]*[.$P$2]" office:value-type="float" office:value="0.960059760660687">
            <text:p>0.9600597607</text:p>
          </table:table-cell>
          <table:table-cell table:formula="of:=[.G180]-[.C180]" office:value-type="float" office:value="0.0000024480376874525">
            <text:p>0.000002448</text:p>
          </table:table-cell>
          <table:table-cell table:number-columns-repeated="8"/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1.99">
            <text:p>1.99</text:p>
          </table:table-cell>
          <table:table-cell office:value-type="float" office:value="0.980060352013">
            <text:p>0.980060352</text:p>
          </table:table-cell>
          <table:table-cell office:value-type="float" office:value="0.97961">
            <text:p>0.97961</text:p>
          </table:table-cell>
          <table:table-cell/>
          <table:table-cell table:formula="of:=[.D181]-[.C181]" office:value-type="float" office:value="-0.000450352012999922">
            <text:p>-0.000450352</text:p>
          </table:table-cell>
          <table:table-cell table:formula="of:=[.$P$3]+[.D181]*[.$P$2]" office:value-type="float" office:value="0.980058865253519">
            <text:p>0.9800588653</text:p>
          </table:table-cell>
          <table:table-cell table:formula="of:=[.G181]-[.C181]" office:value-type="float" office:value="-0.00000148675948130617">
            <text:p>-1.48675948130617E-0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00013171323">
            <text:p>1.0001317132</text:p>
          </table:table-cell>
          <table:table-cell office:value-type="float" office:value="0.99967">
            <text:p>0.99967</text:p>
          </table:table-cell>
          <table:table-cell/>
          <table:table-cell table:formula="of:=[.D182]-[.C182]" office:value-type="float" office:value="-0.000461713229999994">
            <text:p>-0.0004617132</text:p>
          </table:table-cell>
          <table:table-cell table:formula="of:=[.$P$3]+[.D182]*[.$P$2]" office:value-type="float" office:value="1.00012800172837">
            <text:p>1.0001280017</text:p>
          </table:table-cell>
          <table:table-cell table:formula="of:=[.G182]-[.C182]" office:value-type="float" office:value="-0.00000371150163425149">
            <text:p>-3.71150163425149E-006</text:p>
          </table:table-cell>
          <table:table-cell table:number-columns-repeated="8"/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2.01">
            <text:p>2.01</text:p>
          </table:table-cell>
          <table:table-cell office:value-type="float" office:value="1.02019616403">
            <text:p>1.020196164</text:p>
          </table:table-cell>
          <table:table-cell office:value-type="float" office:value="1.01973">
            <text:p>1.01973</text:p>
          </table:table-cell>
          <table:table-cell/>
          <table:table-cell table:formula="of:=[.D183]-[.C183]" office:value-type="float" office:value="-0.000466164029999883">
            <text:p>-0.000466164</text:p>
          </table:table-cell>
          <table:table-cell table:formula="of:=[.$P$3]+[.D183]*[.$P$2]" office:value-type="float" office:value="1.02019713820321">
            <text:p>1.0201971382</text:p>
          </table:table-cell>
          <table:table-cell table:formula="of:=[.G183]-[.C183]" office:value-type="float" office:value="0.000000974173212986429">
            <text:p>9.74173212986429E-007</text:p>
          </table:table-cell>
          <table:table-cell table:number-columns-repeated="8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2.02">
            <text:p>2.02</text:p>
          </table:table-cell>
          <table:table-cell office:value-type="float" office:value="1.04017629288">
            <text:p>1.0401762929</text:p>
          </table:table-cell>
          <table:table-cell office:value-type="float" office:value="1.0397">
            <text:p>1.0397</text:p>
          </table:table-cell>
          <table:table-cell/>
          <table:table-cell table:formula="of:=[.D184]-[.C184]" office:value-type="float" office:value="-0.000476292879999951">
            <text:p>-0.0004762929</text:p>
          </table:table-cell>
          <table:table-cell table:formula="of:=[.$P$3]+[.D184]*[.$P$2]" office:value-type="float" office:value="1.0401762336869">
            <text:p>1.0401762337</text:p>
          </table:table-cell>
          <table:table-cell table:formula="of:=[.G184]-[.C184]" office:value-type="float" office:value="-0.0000000591931033078197">
            <text:p>-5.91931033078197E-008</text:p>
          </table:table-cell>
          <table:table-cell table:number-columns-repeated="8"/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2.03">
            <text:p>2.03</text:p>
          </table:table-cell>
          <table:table-cell office:value-type="float" office:value="1.06017378159">
            <text:p>1.0601737816</text:p>
          </table:table-cell>
          <table:table-cell office:value-type="float" office:value="1.05969">
            <text:p>1.05969</text:p>
          </table:table-cell>
          <table:table-cell/>
          <table:table-cell table:formula="of:=[.D185]-[.C185]" office:value-type="float" office:value="-0.000483781590000065">
            <text:p>-0.0004837816</text:p>
          </table:table-cell>
          <table:table-cell table:formula="of:=[.$P$3]+[.D185]*[.$P$2]" office:value-type="float" office:value="1.06017533827973">
            <text:p>1.0601753383</text:p>
          </table:table-cell>
          <table:table-cell table:formula="of:=[.G185]-[.C185]" office:value-type="float" office:value="0.00000155668972778855">
            <text:p>1.55668972778855E-006</text:p>
          </table:table-cell>
          <table:table-cell table:number-columns-repeated="8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2.04">
            <text:p>2.04</text:p>
          </table:table-cell>
          <table:table-cell office:value-type="float" office:value="1.08015648089">
            <text:p>1.0801564809</text:p>
          </table:table-cell>
          <table:table-cell office:value-type="float" office:value="1.07966">
            <text:p>1.07966</text:p>
          </table:table-cell>
          <table:table-cell/>
          <table:table-cell table:formula="of:=[.D186]-[.C186]" office:value-type="float" office:value="-0.000496480889999873">
            <text:p>-0.0004964809</text:p>
          </table:table-cell>
          <table:table-cell table:formula="of:=[.$P$3]+[.D186]*[.$P$2]" office:value-type="float" office:value="1.08015443376341">
            <text:p>1.0801544338</text:p>
          </table:table-cell>
          <table:table-cell table:formula="of:=[.G186]-[.C186]" office:value-type="float" office:value="-0.00000204712658824491">
            <text:p>-2.04712658824491E-006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.05">
            <text:p>2.05</text:p>
          </table:table-cell>
          <table:table-cell office:value-type="float" office:value="1.10014642589">
            <text:p>1.1001464259</text:p>
          </table:table-cell>
          <table:table-cell office:value-type="float" office:value="1.09964">
            <text:p>1.09964</text:p>
          </table:table-cell>
          <table:table-cell/>
          <table:table-cell table:formula="of:=[.D187]-[.C187]" office:value-type="float" office:value="-0.000506425890000051">
            <text:p>-0.0005064259</text:p>
          </table:table-cell>
          <table:table-cell table:formula="of:=[.$P$3]+[.D187]*[.$P$2]" office:value-type="float" office:value="1.10014353380167">
            <text:p>1.1001435338</text:p>
          </table:table-cell>
          <table:table-cell table:formula="of:=[.G187]-[.C187]" office:value-type="float" office:value="-0.00000289208833104126">
            <text:p>-2.89208833104126E-006</text:p>
          </table:table-cell>
          <table:table-cell table:number-columns-repeated="8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2.06">
            <text:p>2.06</text:p>
          </table:table-cell>
          <table:table-cell office:value-type="float" office:value="1.12011981197">
            <text:p>1.120119812</text:p>
          </table:table-cell>
          <table:table-cell office:value-type="float" office:value="1.11961">
            <text:p>1.11961</text:p>
          </table:table-cell>
          <table:table-cell/>
          <table:table-cell table:formula="of:=[.D188]-[.C188]" office:value-type="float" office:value="-0.000509811969999996">
            <text:p>-0.000509812</text:p>
          </table:table-cell>
          <table:table-cell table:formula="of:=[.$P$3]+[.D188]*[.$P$2]" office:value-type="float" office:value="1.12012262928535">
            <text:p>1.1201226293</text:p>
          </table:table-cell>
          <table:table-cell table:formula="of:=[.G188]-[.C188]" office:value-type="float" office:value="0.00000281731535278773">
            <text:p>2.81731535278773E-006</text:p>
          </table:table-cell>
          <table:table-cell table:number-columns-repeated="8"/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2.07">
            <text:p>2.07</text:p>
          </table:table-cell>
          <table:table-cell office:value-type="float" office:value="1.14011972211">
            <text:p>1.1401197221</text:p>
          </table:table-cell>
          <table:table-cell office:value-type="float" office:value="1.1396">
            <text:p>1.1396</text:p>
          </table:table-cell>
          <table:table-cell/>
          <table:table-cell table:formula="of:=[.D189]-[.C189]" office:value-type="float" office:value="-0.000519722109999954">
            <text:p>-0.0005197221</text:p>
          </table:table-cell>
          <table:table-cell table:formula="of:=[.$P$3]+[.D189]*[.$P$2]" office:value-type="float" office:value="1.14012173387818">
            <text:p>1.1401217339</text:p>
          </table:table-cell>
          <table:table-cell table:formula="of:=[.G189]-[.C189]" office:value-type="float" office:value="0.00000201176818404036">
            <text:p>2.01176818404036E-006</text:p>
          </table:table-cell>
          <table:table-cell table:number-columns-repeated="8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2.08">
            <text:p>2.08</text:p>
          </table:table-cell>
          <table:table-cell office:value-type="float" office:value="1.16011305712">
            <text:p>1.1601130571</text:p>
          </table:table-cell>
          <table:table-cell office:value-type="float" office:value="1.15959">
            <text:p>1.15959</text:p>
          </table:table-cell>
          <table:table-cell/>
          <table:table-cell table:formula="of:=[.D190]-[.C190]" office:value-type="float" office:value="-0.000523057119999892">
            <text:p>-0.0005230571</text:p>
          </table:table-cell>
          <table:table-cell table:formula="of:=[.$P$3]+[.D190]*[.$P$2]" office:value-type="float" office:value="1.16012083847102">
            <text:p>1.1601208385</text:p>
          </table:table-cell>
          <table:table-cell table:formula="of:=[.G190]-[.C190]" office:value-type="float" office:value="0.00000778135101531241">
            <text:p>7.78135101531241E-006</text:p>
          </table:table-cell>
          <table:table-cell table:number-columns-repeated="8"/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2.09">
            <text:p>2.09</text:p>
          </table:table-cell>
          <table:table-cell office:value-type="float" office:value="1.18010622449">
            <text:p>1.1801062245</text:p>
          </table:table-cell>
          <table:table-cell office:value-type="float" office:value="1.17957">
            <text:p>1.17957</text:p>
          </table:table-cell>
          <table:table-cell/>
          <table:table-cell table:formula="of:=[.D191]-[.C191]" office:value-type="float" office:value="-0.000536224490000015">
            <text:p>-0.0005362245</text:p>
          </table:table-cell>
          <table:table-cell table:formula="of:=[.$P$3]+[.D191]*[.$P$2]" office:value-type="float" office:value="1.18010993850927">
            <text:p>1.1801099385</text:p>
          </table:table-cell>
          <table:table-cell table:formula="of:=[.G191]-[.C191]" office:value-type="float" office:value="0.00000371401927257153">
            <text:p>0.000003714</text:p>
          </table:table-cell>
          <table:table-cell table:number-columns-repeated="8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.1">
            <text:p>2.1</text:p>
          </table:table-cell>
          <table:table-cell office:value-type="float" office:value="1.2000901904">
            <text:p>1.2000901904</text:p>
          </table:table-cell>
          <table:table-cell office:value-type="float" office:value="1.19954">
            <text:p>1.19954</text:p>
          </table:table-cell>
          <table:table-cell/>
          <table:table-cell table:formula="of:=[.D192]-[.C192]" office:value-type="float" office:value="-0.000550190400000039">
            <text:p>-0.0005501904</text:p>
          </table:table-cell>
          <table:table-cell table:formula="of:=[.$P$3]+[.D192]*[.$P$2]" office:value-type="float" office:value="1.20008903399296">
            <text:p>1.200089034</text:p>
          </table:table-cell>
          <table:table-cell table:formula="of:=[.G192]-[.C192]" office:value-type="float" office:value="-0.0000011564070436787">
            <text:p>-1.1564070436787E-006</text:p>
          </table:table-cell>
          <table:table-cell table:number-columns-repeated="8"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2.11">
            <text:p>2.11</text:p>
          </table:table-cell>
          <table:table-cell office:value-type="float" office:value="1.22008617036">
            <text:p>1.2200861704</text:p>
          </table:table-cell>
          <table:table-cell office:value-type="float" office:value="1.21953">
            <text:p>1.21953</text:p>
          </table:table-cell>
          <table:table-cell/>
          <table:table-cell table:formula="of:=[.D193]-[.C193]" office:value-type="float" office:value="-0.000556170360000108">
            <text:p>-0.0005561704</text:p>
          </table:table-cell>
          <table:table-cell table:formula="of:=[.$P$3]+[.D193]*[.$P$2]" office:value-type="float" office:value="1.22008813858579">
            <text:p>1.2200881386</text:p>
          </table:table-cell>
          <table:table-cell table:formula="of:=[.G193]-[.C193]" office:value-type="float" office:value="0.00000196822578746314">
            <text:p>1.96822578746314E-006</text:p>
          </table:table-cell>
          <table:table-cell table:number-columns-repeated="8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2.12">
            <text:p>2.12</text:p>
          </table:table-cell>
          <table:table-cell office:value-type="float" office:value="1.24007235281">
            <text:p>1.2400723528</text:p>
          </table:table-cell>
          <table:table-cell office:value-type="float" office:value="1.2395">
            <text:p>1.2395</text:p>
          </table:table-cell>
          <table:table-cell/>
          <table:table-cell table:formula="of:=[.D194]-[.C194]" office:value-type="float" office:value="-0.000572352809999899">
            <text:p>-0.0005723528</text:p>
          </table:table-cell>
          <table:table-cell table:formula="of:=[.$P$3]+[.D194]*[.$P$2]" office:value-type="float" office:value="1.24006723406947">
            <text:p>1.2400672341</text:p>
          </table:table-cell>
          <table:table-cell table:formula="of:=[.G194]-[.C194]" office:value-type="float" office:value="-0.00000511874052855355">
            <text:p>-5.11874052855355E-006</text:p>
          </table:table-cell>
          <table:table-cell table:number-columns-repeated="8"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2.13">
            <text:p>2.13</text:p>
          </table:table-cell>
          <table:table-cell office:value-type="float" office:value="1.26005900092">
            <text:p>1.2600590009</text:p>
          </table:table-cell>
          <table:table-cell office:value-type="float" office:value="1.25948">
            <text:p>1.25948</text:p>
          </table:table-cell>
          <table:table-cell/>
          <table:table-cell table:formula="of:=[.D195]-[.C195]" office:value-type="float" office:value="-0.000579000920000183">
            <text:p>-0.0005790009</text:p>
          </table:table-cell>
          <table:table-cell table:formula="of:=[.$P$3]+[.D195]*[.$P$2]" office:value-type="float" office:value="1.26005633410773">
            <text:p>1.2600563341</text:p>
          </table:table-cell>
          <table:table-cell table:formula="of:=[.G195]-[.C195]" office:value-type="float" office:value="-0.00000266681227145682">
            <text:p>-2.66681227145682E-006</text:p>
          </table:table-cell>
          <table:table-cell table:number-columns-repeated="8"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2.14">
            <text:p>2.14</text:p>
          </table:table-cell>
          <table:table-cell office:value-type="float" office:value="1.28004076891">
            <text:p>1.2800407689</text:p>
          </table:table-cell>
          <table:table-cell office:value-type="float" office:value="1.27945">
            <text:p>1.27945</text:p>
          </table:table-cell>
          <table:table-cell/>
          <table:table-cell table:formula="of:=[.D196]-[.C196]" office:value-type="float" office:value="-0.000590768909999984">
            <text:p>-0.0005907689</text:p>
          </table:table-cell>
          <table:table-cell table:formula="of:=[.$P$3]+[.D196]*[.$P$2]" office:value-type="float" office:value="1.28003542959141">
            <text:p>1.2800354296</text:p>
          </table:table-cell>
          <table:table-cell table:formula="of:=[.G196]-[.C196]" office:value-type="float" office:value="-0.00000533931858748282">
            <text:p>-5.33931858748282E-006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.15">
            <text:p>2.15</text:p>
          </table:table-cell>
          <table:table-cell office:value-type="float" office:value="1.30020062439">
            <text:p>1.3002006244</text:p>
          </table:table-cell>
          <table:table-cell office:value-type="float" office:value="1.2996">
            <text:p>1.2996</text:p>
          </table:table-cell>
          <table:table-cell/>
          <table:table-cell table:formula="of:=[.D197]-[.C197]" office:value-type="float" office:value="-0.00060062438999986">
            <text:p>-0.0006006244</text:p>
          </table:table-cell>
          <table:table-cell table:formula="of:=[.$P$3]+[.D197]*[.$P$2]" office:value-type="float" office:value="1.30019460705742">
            <text:p>1.3001946071</text:p>
          </table:table-cell>
          <table:table-cell table:formula="of:=[.G197]-[.C197]" office:value-type="float" office:value="-0.00000601733257687975">
            <text:p>-6.01733257687975E-006</text:p>
          </table:table-cell>
          <table:table-cell table:number-columns-repeated="8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2.16">
            <text:p>2.16</text:p>
          </table:table-cell>
          <table:table-cell office:value-type="float" office:value="1.32018784992">
            <text:p>1.3201878499</text:p>
          </table:table-cell>
          <table:table-cell office:value-type="float" office:value="1.31958">
            <text:p>1.31958</text:p>
          </table:table-cell>
          <table:table-cell/>
          <table:table-cell table:formula="of:=[.D198]-[.C198]" office:value-type="float" office:value="-0.000607849919999959">
            <text:p>-0.0006078499</text:p>
          </table:table-cell>
          <table:table-cell table:formula="of:=[.$P$3]+[.D198]*[.$P$2]" office:value-type="float" office:value="1.32018370709568">
            <text:p>1.3201837071</text:p>
          </table:table-cell>
          <table:table-cell table:formula="of:=[.G198]-[.C198]" office:value-type="float" office:value="-0.00000414282431959734">
            <text:p>-4.14282431959734E-006</text:p>
          </table:table-cell>
          <table:table-cell table:number-columns-repeated="8"/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2.17">
            <text:p>2.17</text:p>
          </table:table-cell>
          <table:table-cell office:value-type="float" office:value="1.34017431177">
            <text:p>1.3401743118</text:p>
          </table:table-cell>
          <table:table-cell office:value-type="float" office:value="1.33956">
            <text:p>1.33956</text:p>
          </table:table-cell>
          <table:table-cell/>
          <table:table-cell table:formula="of:=[.D199]-[.C199]" office:value-type="float" office:value="-0.000614311769999931">
            <text:p>-0.0006143118</text:p>
          </table:table-cell>
          <table:table-cell table:formula="of:=[.$P$3]+[.D199]*[.$P$2]" office:value-type="float" office:value="1.34017280713394">
            <text:p>1.3401728071</text:p>
          </table:table-cell>
          <table:table-cell table:formula="of:=[.G199]-[.C199]" office:value-type="float" office:value="-0.00000150463606196638">
            <text:p>-1.50463606196638E-006</text:p>
          </table:table-cell>
          <table:table-cell table:number-columns-repeated="8"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2.18">
            <text:p>2.18</text:p>
          </table:table-cell>
          <table:table-cell office:value-type="float" office:value="1.36016844772">
            <text:p>1.3601684477</text:p>
          </table:table-cell>
          <table:table-cell office:value-type="float" office:value="1.35954">
            <text:p>1.35954</text:p>
          </table:table-cell>
          <table:table-cell/>
          <table:table-cell table:formula="of:=[.D200]-[.C200]" office:value-type="float" office:value="-0.000628447720000036">
            <text:p>-0.0006284477</text:p>
          </table:table-cell>
          <table:table-cell table:formula="of:=[.$P$3]+[.D200]*[.$P$2]" office:value-type="float" office:value="1.3601619071722">
            <text:p>1.3601619072</text:p>
          </table:table-cell>
          <table:table-cell table:formula="of:=[.G200]-[.C200]" office:value-type="float" office:value="-0.00000654054780468982">
            <text:p>-6.54054780468982E-006</text:p>
          </table:table-cell>
          <table:table-cell table:number-columns-repeated="8"/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2.19">
            <text:p>2.19</text:p>
          </table:table-cell>
          <table:table-cell office:value-type="float" office:value="1.38015882112">
            <text:p>1.3801588211</text:p>
          </table:table-cell>
          <table:table-cell office:value-type="float" office:value="1.37953">
            <text:p>1.37953</text:p>
          </table:table-cell>
          <table:table-cell/>
          <table:table-cell table:formula="of:=[.D201]-[.C201]" office:value-type="float" office:value="-0.000628821120000067">
            <text:p>-0.0006288211</text:p>
          </table:table-cell>
          <table:table-cell table:formula="of:=[.$P$3]+[.D201]*[.$P$2]" office:value-type="float" office:value="1.38016101176503">
            <text:p>1.3801610118</text:p>
          </table:table-cell>
          <table:table-cell table:formula="of:=[.G201]-[.C201]" office:value-type="float" office:value="0.00000219064502648969">
            <text:p>2.19064502648969E-006</text:p>
          </table:table-cell>
          <table:table-cell table:number-columns-repeated="8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.2">
            <text:p>2.2</text:p>
          </table:table-cell>
          <table:table-cell office:value-type="float" office:value="1.40014878474">
            <text:p>1.4001487847</text:p>
          </table:table-cell>
          <table:table-cell office:value-type="float" office:value="1.39951">
            <text:p>1.39951</text:p>
          </table:table-cell>
          <table:table-cell/>
          <table:table-cell table:formula="of:=[.D202]-[.C202]" office:value-type="float" office:value="-0.000638784740000009">
            <text:p>-0.0006387847</text:p>
          </table:table-cell>
          <table:table-cell table:formula="of:=[.$P$3]+[.D202]*[.$P$2]" office:value-type="float" office:value="1.40015011180328">
            <text:p>1.4001501118</text:p>
          </table:table-cell>
          <table:table-cell table:formula="of:=[.G202]-[.C202]" office:value-type="float" office:value="0.00000132706328415111">
            <text:p>1.32706328415111E-006</text:p>
          </table:table-cell>
          <table:table-cell table:number-columns-repeated="8"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2.21">
            <text:p>2.21</text:p>
          </table:table-cell>
          <table:table-cell office:value-type="float" office:value="1.42012906261">
            <text:p>1.4201290626</text:p>
          </table:table-cell>
          <table:table-cell office:value-type="float" office:value="1.41948">
            <text:p>1.41948</text:p>
          </table:table-cell>
          <table:table-cell/>
          <table:table-cell table:formula="of:=[.D203]-[.C203]" office:value-type="float" office:value="-0.000649062609999973">
            <text:p>-0.0006490626</text:p>
          </table:table-cell>
          <table:table-cell table:formula="of:=[.$P$3]+[.D203]*[.$P$2]" office:value-type="float" office:value="1.42012920728697">
            <text:p>1.4201292073</text:p>
          </table:table-cell>
          <table:table-cell table:formula="of:=[.G203]-[.C203]" office:value-type="float" office:value="0.000000144676967961388">
            <text:p>1.44676967961388E-007</text:p>
          </table:table-cell>
          <table:table-cell table:number-columns-repeated="8"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2.22">
            <text:p>2.22</text:p>
          </table:table-cell>
          <table:table-cell office:value-type="float" office:value="1.44012066536">
            <text:p>1.4401206654</text:p>
          </table:table-cell>
          <table:table-cell office:value-type="float" office:value="1.43946">
            <text:p>1.43946</text:p>
          </table:table-cell>
          <table:table-cell/>
          <table:table-cell table:formula="of:=[.D204]-[.C204]" office:value-type="float" office:value="-0.00066066536000009">
            <text:p>-0.0006606654</text:p>
          </table:table-cell>
          <table:table-cell table:formula="of:=[.$P$3]+[.D204]*[.$P$2]" office:value-type="float" office:value="1.44011830732523">
            <text:p>1.4401183073</text:p>
          </table:table-cell>
          <table:table-cell table:formula="of:=[.G204]-[.C204]" office:value-type="float" office:value="-0.00000235803477477425">
            <text:p>-0.000002358</text:p>
          </table:table-cell>
          <table:table-cell table:number-columns-repeated="8"/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2.23">
            <text:p>2.23</text:p>
          </table:table-cell>
          <table:table-cell office:value-type="float" office:value="1.46012195386">
            <text:p>1.4601219539</text:p>
          </table:table-cell>
          <table:table-cell office:value-type="float" office:value="1.45945">
            <text:p>1.45945</text:p>
          </table:table-cell>
          <table:table-cell/>
          <table:table-cell table:formula="of:=[.D205]-[.C205]" office:value-type="float" office:value="-0.000671953859999963">
            <text:p>-0.0006719539</text:p>
          </table:table-cell>
          <table:table-cell table:formula="of:=[.$P$3]+[.D205]*[.$P$2]" office:value-type="float" office:value="1.46011741191806">
            <text:p>1.4601174119</text:p>
          </table:table-cell>
          <table:table-cell table:formula="of:=[.G205]-[.C205]" office:value-type="float" office:value="-0.00000454194194343671">
            <text:p>-4.54194194343671E-006</text:p>
          </table:table-cell>
          <table:table-cell table:number-columns-repeated="8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2.24">
            <text:p>2.24</text:p>
          </table:table-cell>
          <table:table-cell office:value-type="float" office:value="1.48011476733">
            <text:p>1.4801147673</text:p>
          </table:table-cell>
          <table:table-cell office:value-type="float" office:value="1.47944">
            <text:p>1.47944</text:p>
          </table:table-cell>
          <table:table-cell/>
          <table:table-cell table:formula="of:=[.D206]-[.C206]" office:value-type="float" office:value="-0.000674767329999826">
            <text:p>-0.0006747673</text:p>
          </table:table-cell>
          <table:table-cell table:formula="of:=[.$P$3]+[.D206]*[.$P$2]" office:value-type="float" office:value="1.48011651651089">
            <text:p>1.4801165165</text:p>
          </table:table-cell>
          <table:table-cell table:formula="of:=[.G206]-[.C206]" office:value-type="float" office:value="0.00000174918088791109">
            <text:p>1.74918088791109E-006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 office:value-type="float" office:value="1.50009606965">
            <text:p>1.5000960697</text:p>
          </table:table-cell>
          <table:table-cell office:value-type="float" office:value="1.49941">
            <text:p>1.49941</text:p>
          </table:table-cell>
          <table:table-cell/>
          <table:table-cell table:formula="of:=[.D207]-[.C207]" office:value-type="float" office:value="-0.000686069649999954">
            <text:p>-0.0006860696</text:p>
          </table:table-cell>
          <table:table-cell table:formula="of:=[.$P$3]+[.D207]*[.$P$2]" office:value-type="float" office:value="1.50009561199457">
            <text:p>1.500095612</text:p>
          </table:table-cell>
          <table:table-cell table:formula="of:=[.G207]-[.C207]" office:value-type="float" office:value="-0.000000457655428443005">
            <text:p>-4.57655428443005E-007</text:p>
          </table:table-cell>
          <table:table-cell table:number-columns-repeated="8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2.26">
            <text:p>2.26</text:p>
          </table:table-cell>
          <table:table-cell office:value-type="float" office:value="1.52008426376">
            <text:p>1.5200842638</text:p>
          </table:table-cell>
          <table:table-cell office:value-type="float" office:value="1.51939">
            <text:p>1.51939</text:p>
          </table:table-cell>
          <table:table-cell/>
          <table:table-cell table:formula="of:=[.D208]-[.C208]" office:value-type="float" office:value="-0.000694263759999814">
            <text:p>-0.0006942638</text:p>
          </table:table-cell>
          <table:table-cell table:formula="of:=[.$P$3]+[.D208]*[.$P$2]" office:value-type="float" office:value="1.52008471203283">
            <text:p>1.520084712</text:p>
          </table:table-cell>
          <table:table-cell table:formula="of:=[.G208]-[.C208]" office:value-type="float" office:value="0.000000448272829078888">
            <text:p>4.48272829078888E-007</text:p>
          </table:table-cell>
          <table:table-cell table:number-columns-repeated="8"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2.27">
            <text:p>2.27</text:p>
          </table:table-cell>
          <table:table-cell office:value-type="float" office:value="1.54007454403">
            <text:p>1.540074544</text:p>
          </table:table-cell>
          <table:table-cell office:value-type="float" office:value="1.53937">
            <text:p>1.53937</text:p>
          </table:table-cell>
          <table:table-cell/>
          <table:table-cell table:formula="of:=[.D209]-[.C209]" office:value-type="float" office:value="-0.000704544029999976">
            <text:p>-0.000704544</text:p>
          </table:table-cell>
          <table:table-cell table:formula="of:=[.$P$3]+[.D209]*[.$P$2]" office:value-type="float" office:value="1.54007381207109">
            <text:p>1.5400738121</text:p>
          </table:table-cell>
          <table:table-cell table:formula="of:=[.G209]-[.C209]" office:value-type="float" office:value="-0.000000731958913480213">
            <text:p>-0.000000732</text:p>
          </table:table-cell>
          <table:table-cell table:number-columns-repeated="8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2.28">
            <text:p>2.28</text:p>
          </table:table-cell>
          <table:table-cell office:value-type="float" office:value="1.56006994657">
            <text:p>1.5600699466</text:p>
          </table:table-cell>
          <table:table-cell office:value-type="float" office:value="1.55935">
            <text:p>1.55935</text:p>
          </table:table-cell>
          <table:table-cell/>
          <table:table-cell table:formula="of:=[.D210]-[.C210]" office:value-type="float" office:value="-0.000719946570000074">
            <text:p>-0.0007199466</text:p>
          </table:table-cell>
          <table:table-cell table:formula="of:=[.$P$3]+[.D210]*[.$P$2]" office:value-type="float" office:value="1.56006291210934">
            <text:p>1.5600629121</text:p>
          </table:table-cell>
          <table:table-cell table:formula="of:=[.G210]-[.C210]" office:value-type="float" office:value="-0.00000703446065619673">
            <text:p>-7.03446065619673E-006</text:p>
          </table:table-cell>
          <table:table-cell table:number-columns-repeated="8"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2.29">
            <text:p>2.29</text:p>
          </table:table-cell>
          <table:table-cell office:value-type="float" office:value="1.58020702191">
            <text:p>1.5802070219</text:p>
          </table:table-cell>
          <table:table-cell office:value-type="float" office:value="1.57948">
            <text:p>1.57948</text:p>
          </table:table-cell>
          <table:table-cell/>
          <table:table-cell table:formula="of:=[.D211]-[.C211]" office:value-type="float" office:value="-0.000727021909999959">
            <text:p>-0.0007270219</text:p>
          </table:table-cell>
          <table:table-cell table:formula="of:=[.$P$3]+[.D211]*[.$P$2]" office:value-type="float" office:value="1.58020208046621">
            <text:p>1.5802020805</text:p>
          </table:table-cell>
          <table:table-cell table:formula="of:=[.G211]-[.C211]" office:value-type="float" office:value="-0.0000049414437930384">
            <text:p>-4.9414437930384E-006</text:p>
          </table:table-cell>
          <table:table-cell table:number-columns-repeated="8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2.3">
            <text:p>2.3</text:p>
          </table:table-cell>
          <table:table-cell office:value-type="float" office:value="1.60020460375">
            <text:p>1.6002046038</text:p>
          </table:table-cell>
          <table:table-cell office:value-type="float" office:value="1.59947">
            <text:p>1.59947</text:p>
          </table:table-cell>
          <table:table-cell/>
          <table:table-cell table:formula="of:=[.D212]-[.C212]" office:value-type="float" office:value="-0.000734603749999785">
            <text:p>-0.0007346037</text:p>
          </table:table-cell>
          <table:table-cell table:formula="of:=[.$P$3]+[.D212]*[.$P$2]" office:value-type="float" office:value="1.60020118505904">
            <text:p>1.6002011851</text:p>
          </table:table-cell>
          <table:table-cell table:formula="of:=[.G212]-[.C212]" office:value-type="float" office:value="-0.00000341869096165404">
            <text:p>-3.41869096165404E-006</text:p>
          </table:table-cell>
          <table:table-cell table:number-columns-repeated="8"/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2.31">
            <text:p>2.31</text:p>
          </table:table-cell>
          <table:table-cell office:value-type="float" office:value="1.62019775249">
            <text:p>1.6201977525</text:p>
          </table:table-cell>
          <table:table-cell office:value-type="float" office:value="1.61946">
            <text:p>1.61946</text:p>
          </table:table-cell>
          <table:table-cell/>
          <table:table-cell table:formula="of:=[.D213]-[.C213]" office:value-type="float" office:value="-0.000737752489999854">
            <text:p>-0.0007377525</text:p>
          </table:table-cell>
          <table:table-cell table:formula="of:=[.$P$3]+[.D213]*[.$P$2]" office:value-type="float" office:value="1.62020028965187">
            <text:p>1.6202002897</text:p>
          </table:table-cell>
          <table:table-cell table:formula="of:=[.G213]-[.C213]" office:value-type="float" office:value="0.00000253716186948694">
            <text:p>2.53716186948694E-006</text:p>
          </table:table-cell>
          <table:table-cell table:number-columns-repeated="8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2.32">
            <text:p>2.32</text:p>
          </table:table-cell>
          <table:table-cell office:value-type="float" office:value="1.64018671028">
            <text:p>1.6401867103</text:p>
          </table:table-cell>
          <table:table-cell office:value-type="float" office:value="1.63943">
            <text:p>1.63943</text:p>
          </table:table-cell>
          <table:table-cell/>
          <table:table-cell table:formula="of:=[.D214]-[.C214]" office:value-type="float" office:value="-0.000756710280000128">
            <text:p>-0.0007567103</text:p>
          </table:table-cell>
          <table:table-cell table:formula="of:=[.$P$3]+[.D214]*[.$P$2]" office:value-type="float" office:value="1.64017938513555">
            <text:p>1.6401793851</text:p>
          </table:table-cell>
          <table:table-cell table:formula="of:=[.G214]-[.C214]" office:value-type="float" office:value="-0.00000732514444723442">
            <text:p>-7.32514444723442E-006</text:p>
          </table:table-cell>
          <table:table-cell table:number-columns-repeated="8"/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2.33">
            <text:p>2.33</text:p>
          </table:table-cell>
          <table:table-cell office:value-type="float" office:value="1.6601744201">
            <text:p>1.6601744201</text:p>
          </table:table-cell>
          <table:table-cell office:value-type="float" office:value="1.65941">
            <text:p>1.65941</text:p>
          </table:table-cell>
          <table:table-cell/>
          <table:table-cell table:formula="of:=[.D215]-[.C215]" office:value-type="float" office:value="-0.000764420100000107">
            <text:p>-0.0007644201</text:p>
          </table:table-cell>
          <table:table-cell table:formula="of:=[.$P$3]+[.D215]*[.$P$2]" office:value-type="float" office:value="1.66016848517381">
            <text:p>1.6601684852</text:p>
          </table:table-cell>
          <table:table-cell table:formula="of:=[.G215]-[.C215]" office:value-type="float" office:value="-0.00000593492618961022">
            <text:p>-5.93492618961022E-006</text:p>
          </table:table-cell>
          <table:table-cell table:number-columns-repeated="8"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2.34">
            <text:p>2.34</text:p>
          </table:table-cell>
          <table:table-cell office:value-type="float" office:value="1.68016496114">
            <text:p>1.6801649611</text:p>
          </table:table-cell>
          <table:table-cell office:value-type="float" office:value="1.6794">
            <text:p>1.6794</text:p>
          </table:table-cell>
          <table:table-cell/>
          <table:table-cell table:formula="of:=[.D216]-[.C216]" office:value-type="float" office:value="-0.00076496114000002">
            <text:p>-0.0007649611</text:p>
          </table:table-cell>
          <table:table-cell table:formula="of:=[.$P$3]+[.D216]*[.$P$2]" office:value-type="float" office:value="1.68016758976664">
            <text:p>1.6801675898</text:p>
          </table:table-cell>
          <table:table-cell table:formula="of:=[.G216]-[.C216]" office:value-type="float" office:value="0.0000026286266416875">
            <text:p>2.6286266416875E-006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.35">
            <text:p>2.35</text:p>
          </table:table-cell>
          <table:table-cell office:value-type="float" office:value="1.70015362091">
            <text:p>1.7001536209</text:p>
          </table:table-cell>
          <table:table-cell office:value-type="float" office:value="1.69938">
            <text:p>1.69938</text:p>
          </table:table-cell>
          <table:table-cell/>
          <table:table-cell table:formula="of:=[.D217]-[.C217]" office:value-type="float" office:value="-0.000773620909999995">
            <text:p>-0.0007736209</text:p>
          </table:table-cell>
          <table:table-cell table:formula="of:=[.$P$3]+[.D217]*[.$P$2]" office:value-type="float" office:value="1.7001566898049">
            <text:p>1.7001566898</text:p>
          </table:table-cell>
          <table:table-cell table:formula="of:=[.G217]-[.C217]" office:value-type="float" office:value="0.00000306889489909423">
            <text:p>3.06889489909423E-006</text:p>
          </table:table-cell>
          <table:table-cell table:number-columns-repeated="8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2.36">
            <text:p>2.36</text:p>
          </table:table-cell>
          <table:table-cell office:value-type="float" office:value="1.72013812698">
            <text:p>1.720138127</text:p>
          </table:table-cell>
          <table:table-cell office:value-type="float" office:value="1.71935">
            <text:p>1.71935</text:p>
          </table:table-cell>
          <table:table-cell/>
          <table:table-cell table:formula="of:=[.D218]-[.C218]" office:value-type="float" office:value="-0.000788126979999859">
            <text:p>-0.000788127</text:p>
          </table:table-cell>
          <table:table-cell table:formula="of:=[.$P$3]+[.D218]*[.$P$2]" office:value-type="float" office:value="1.72013578528858">
            <text:p>1.7201357853</text:p>
          </table:table-cell>
          <table:table-cell table:formula="of:=[.G218]-[.C218]" office:value-type="float" office:value="-0.00000234169141699603">
            <text:p>-2.34169141699603E-006</text:p>
          </table:table-cell>
          <table:table-cell table:number-columns-repeated="8"/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2.37">
            <text:p>2.37</text:p>
          </table:table-cell>
          <table:table-cell office:value-type="float" office:value="1.74011644907">
            <text:p>1.7401164491</text:p>
          </table:table-cell>
          <table:table-cell office:value-type="float" office:value="1.73932">
            <text:p>1.73932</text:p>
          </table:table-cell>
          <table:table-cell/>
          <table:table-cell table:formula="of:=[.D219]-[.C219]" office:value-type="float" office:value="-0.00079644906999965">
            <text:p>-0.0007964491</text:p>
          </table:table-cell>
          <table:table-cell table:formula="of:=[.$P$3]+[.D219]*[.$P$2]" office:value-type="float" office:value="1.74011488077227">
            <text:p>1.7401148808</text:p>
          </table:table-cell>
          <table:table-cell table:formula="of:=[.G219]-[.C219]" office:value-type="float" office:value="-0.00000156829773301226">
            <text:p>-1.56829773301226E-006</text:p>
          </table:table-cell>
          <table:table-cell table:number-columns-repeated="8"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2.38">
            <text:p>2.38</text:p>
          </table:table-cell>
          <table:table-cell office:value-type="float" office:value="1.76011146046">
            <text:p>1.7601114605</text:p>
          </table:table-cell>
          <table:table-cell office:value-type="float" office:value="1.7593">
            <text:p>1.7593</text:p>
          </table:table-cell>
          <table:table-cell/>
          <table:table-cell table:formula="of:=[.D220]-[.C220]" office:value-type="float" office:value="-0.000811460460000024">
            <text:p>-0.0008114605</text:p>
          </table:table-cell>
          <table:table-cell table:formula="of:=[.$P$3]+[.D220]*[.$P$2]" office:value-type="float" office:value="1.76010398081052">
            <text:p>1.7601039808</text:p>
          </table:table-cell>
          <table:table-cell table:formula="of:=[.G220]-[.C220]" office:value-type="float" office:value="-0.00000747964947578339">
            <text:p>-7.47964947578339E-006</text:p>
          </table:table-cell>
          <table:table-cell table:number-columns-repeated="8"/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2.39">
            <text:p>2.39</text:p>
          </table:table-cell>
          <table:table-cell office:value-type="float" office:value="1.78011174314">
            <text:p>1.7801117431</text:p>
          </table:table-cell>
          <table:table-cell office:value-type="float" office:value="1.7793">
            <text:p>1.7793</text:p>
          </table:table-cell>
          <table:table-cell/>
          <table:table-cell table:formula="of:=[.D221]-[.C221]" office:value-type="float" office:value="-0.000811743139999876">
            <text:p>-0.0008117431</text:p>
          </table:table-cell>
          <table:table-cell table:formula="of:=[.$P$3]+[.D221]*[.$P$2]" office:value-type="float" office:value="1.78011308995793">
            <text:p>1.78011309</text:p>
          </table:table-cell>
          <table:table-cell table:formula="of:=[.G221]-[.C221]" office:value-type="float" office:value="0.00000134681792918201">
            <text:p>1.34681792918201E-006</text:p>
          </table:table-cell>
          <table:table-cell table:number-columns-repeated="8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.4">
            <text:p>2.4</text:p>
          </table:table-cell>
          <table:table-cell office:value-type="float" office:value="1.8001070898">
            <text:p>1.8001070898</text:p>
          </table:table-cell>
          <table:table-cell office:value-type="float" office:value="1.79928">
            <text:p>1.79928</text:p>
          </table:table-cell>
          <table:table-cell/>
          <table:table-cell table:formula="of:=[.D222]-[.C222]" office:value-type="float" office:value="-0.000827089800000014">
            <text:p>-0.0008270898</text:p>
          </table:table-cell>
          <table:table-cell table:formula="of:=[.$P$3]+[.D222]*[.$P$2]" office:value-type="float" office:value="1.80010218999619">
            <text:p>1.80010219</text:p>
          </table:table-cell>
          <table:table-cell table:formula="of:=[.G222]-[.C222]" office:value-type="float" office:value="-0.00000489980381357391">
            <text:p>-4.89980381357391E-006</text:p>
          </table:table-cell>
          <table:table-cell table:number-columns-repeated="8"/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2.41">
            <text:p>2.41</text:p>
          </table:table-cell>
          <table:table-cell office:value-type="float" office:value="1.82009109296">
            <text:p>1.820091093</text:p>
          </table:table-cell>
          <table:table-cell office:value-type="float" office:value="1.81925">
            <text:p>1.81925</text:p>
          </table:table-cell>
          <table:table-cell/>
          <table:table-cell table:formula="of:=[.D223]-[.C223]" office:value-type="float" office:value="-0.00084109295999979">
            <text:p>-0.000841093</text:p>
          </table:table-cell>
          <table:table-cell table:formula="of:=[.$P$3]+[.D223]*[.$P$2]" office:value-type="float" office:value="1.82008128547987">
            <text:p>1.8200812855</text:p>
          </table:table-cell>
          <table:table-cell table:formula="of:=[.G223]-[.C223]" office:value-type="float" office:value="-0.00000980748012957555">
            <text:p>-9.80748012957555E-006</text:p>
          </table:table-cell>
          <table:table-cell table:number-columns-repeated="8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2.42">
            <text:p>2.42</text:p>
          </table:table-cell>
          <table:table-cell office:value-type="float" office:value="1.84008049779">
            <text:p>1.8400804978</text:p>
          </table:table-cell>
          <table:table-cell office:value-type="float" office:value="1.83924">
            <text:p>1.83924</text:p>
          </table:table-cell>
          <table:table-cell/>
          <table:table-cell table:formula="of:=[.D224]-[.C224]" office:value-type="float" office:value="-0.000840497789999617">
            <text:p>-0.0008404978</text:p>
          </table:table-cell>
          <table:table-cell table:formula="of:=[.$P$3]+[.D224]*[.$P$2]" office:value-type="float" office:value="1.8400803900727">
            <text:p>1.8400803901</text:p>
          </table:table-cell>
          <table:table-cell table:formula="of:=[.G224]-[.C224]" office:value-type="float" office:value="-0.000000107717298192256">
            <text:p>-1.07717298192256E-007</text:p>
          </table:table-cell>
          <table:table-cell table:number-columns-repeated="8"/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2.43">
            <text:p>2.43</text:p>
          </table:table-cell>
          <table:table-cell office:value-type="float" office:value="1.86022677459">
            <text:p>1.8602267746</text:p>
          </table:table-cell>
          <table:table-cell office:value-type="float" office:value="1.85937">
            <text:p>1.85937</text:p>
          </table:table-cell>
          <table:table-cell/>
          <table:table-cell table:formula="of:=[.D225]-[.C225]" office:value-type="float" office:value="-0.000856774589999887">
            <text:p>-0.0008567746</text:p>
          </table:table-cell>
          <table:table-cell table:formula="of:=[.$P$3]+[.D225]*[.$P$2]" office:value-type="float" office:value="1.86021955842956">
            <text:p>1.8602195584</text:p>
          </table:table-cell>
          <table:table-cell table:formula="of:=[.G225]-[.C225]" office:value-type="float" office:value="-0.00000721616043541928">
            <text:p>-7.21616043541928E-006</text:p>
          </table:table-cell>
          <table:table-cell table:number-columns-repeated="8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2.44">
            <text:p>2.44</text:p>
          </table:table-cell>
          <table:table-cell office:value-type="float" office:value="1.88021921553">
            <text:p>1.8802192155</text:p>
          </table:table-cell>
          <table:table-cell office:value-type="float" office:value="1.87936">
            <text:p>1.87936</text:p>
          </table:table-cell>
          <table:table-cell/>
          <table:table-cell table:formula="of:=[.D226]-[.C226]" office:value-type="float" office:value="-0.000859215529999791">
            <text:p>-0.0008592155</text:p>
          </table:table-cell>
          <table:table-cell table:formula="of:=[.$P$3]+[.D226]*[.$P$2]" office:value-type="float" office:value="1.8802186630224">
            <text:p>1.880218663</text:p>
          </table:table-cell>
          <table:table-cell table:formula="of:=[.G226]-[.C226]" office:value-type="float" office:value="-0.000000552507604112407">
            <text:p>-5.52507604112407E-007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.45">
            <text:p>2.45</text:p>
          </table:table-cell>
          <table:table-cell office:value-type="float" office:value="1.90019684844">
            <text:p>1.9001968484</text:p>
          </table:table-cell>
          <table:table-cell office:value-type="float" office:value="1.89933">
            <text:p>1.89933</text:p>
          </table:table-cell>
          <table:table-cell/>
          <table:table-cell table:formula="of:=[.D227]-[.C227]" office:value-type="float" office:value="-0.000866848439999846">
            <text:p>-0.0008668484</text:p>
          </table:table-cell>
          <table:table-cell table:formula="of:=[.$P$3]+[.D227]*[.$P$2]" office:value-type="float" office:value="1.90019775850608">
            <text:p>1.9001977585</text:p>
          </table:table-cell>
          <table:table-cell table:formula="of:=[.G227]-[.C227]" office:value-type="float" office:value="0.000000910066079606864">
            <text:p>9.10066079606864E-007</text:p>
          </table:table-cell>
          <table:table-cell table:number-columns-repeated="8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2.46">
            <text:p>2.46</text:p>
          </table:table-cell>
          <table:table-cell office:value-type="float" office:value="1.9202005025">
            <text:p>1.9202005025</text:p>
          </table:table-cell>
          <table:table-cell office:value-type="float" office:value="1.91932">
            <text:p>1.91932</text:p>
          </table:table-cell>
          <table:table-cell/>
          <table:table-cell table:formula="of:=[.D228]-[.C228]" office:value-type="float" office:value="-0.000880502500000269">
            <text:p>-0.0008805025</text:p>
          </table:table-cell>
          <table:table-cell table:formula="of:=[.$P$3]+[.D228]*[.$P$2]" office:value-type="float" office:value="1.92019686309891">
            <text:p>1.9201968631</text:p>
          </table:table-cell>
          <table:table-cell table:formula="of:=[.G228]-[.C228]" office:value-type="float" office:value="-0.0000036394010896057">
            <text:p>-3.6394010896057E-006</text:p>
          </table:table-cell>
          <table:table-cell table:number-columns-repeated="8"/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2.47">
            <text:p>2.47</text:p>
          </table:table-cell>
          <table:table-cell office:value-type="float" office:value="1.94019124843">
            <text:p>1.9401912484</text:p>
          </table:table-cell>
          <table:table-cell office:value-type="float" office:value="1.9393">
            <text:p>1.9393</text:p>
          </table:table-cell>
          <table:table-cell/>
          <table:table-cell table:formula="of:=[.D229]-[.C229]" office:value-type="float" office:value="-0.00089124842999988">
            <text:p>-0.0008912484</text:p>
          </table:table-cell>
          <table:table-cell table:formula="of:=[.$P$3]+[.D229]*[.$P$2]" office:value-type="float" office:value="1.94018596313717">
            <text:p>1.9401859631</text:p>
          </table:table-cell>
          <table:table-cell table:formula="of:=[.G229]-[.C229]" office:value-type="float" office:value="-0.00000528529283183588">
            <text:p>-5.28529283183588E-006</text:p>
          </table:table-cell>
          <table:table-cell table:number-columns-repeated="8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2.48">
            <text:p>2.48</text:p>
          </table:table-cell>
          <table:table-cell office:value-type="float" office:value="1.96018506773">
            <text:p>1.9601850677</text:p>
          </table:table-cell>
          <table:table-cell office:value-type="float" office:value="1.95929">
            <text:p>1.95929</text:p>
          </table:table-cell>
          <table:table-cell/>
          <table:table-cell table:formula="of:=[.D230]-[.C230]" office:value-type="float" office:value="-0.000895067729999699">
            <text:p>-0.0008950677</text:p>
          </table:table-cell>
          <table:table-cell table:formula="of:=[.$P$3]+[.D230]*[.$P$2]" office:value-type="float" office:value="1.96018506773">
            <text:p>1.9601850677</text:p>
          </table:table-cell>
          <table:table-cell table:formula="of:=[.G230]-[.C230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2.49">
            <text:p>2.49</text:p>
          </table:table-cell>
          <table:table-cell office:value-type="float" office:value="1.98016597889">
            <text:p>1.9801659789</text:p>
          </table:table-cell>
          <table:table-cell office:value-type="float" office:value="1.97926">
            <text:p>1.97926</text:p>
          </table:table-cell>
          <table:table-cell/>
          <table:table-cell table:formula="of:=[.D231]-[.C231]" office:value-type="float" office:value="-0.000905978889999881">
            <text:p>-0.0009059789</text:p>
          </table:table-cell>
          <table:table-cell table:formula="of:=[.$P$3]+[.D231]*[.$P$2]" office:value-type="float" office:value="1.98016416321368">
            <text:p>1.9801641632</text:p>
          </table:table-cell>
          <table:table-cell table:formula="of:=[.G231]-[.C231]" office:value-type="float" office:value="-0.00000181567631685198">
            <text:p>-1.81567631685198E-006</text:p>
          </table:table-cell>
          <table:table-cell table:number-columns-repeated="8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office:value-type="float" office:value="2.00016512536">
            <text:p>2.0001651254</text:p>
          </table:table-cell>
          <table:table-cell office:value-type="float" office:value="1.99925">
            <text:p>1.99925</text:p>
          </table:table-cell>
          <table:table-cell/>
          <table:table-cell table:formula="of:=[.D232]-[.C232]" office:value-type="float" office:value="-0.000915125360000157">
            <text:p>-0.0009151254</text:p>
          </table:table-cell>
          <table:table-cell table:formula="of:=[.$P$3]+[.D232]*[.$P$2]" office:value-type="float" office:value="2.00016326780651">
            <text:p>2.0001632678</text:p>
          </table:table-cell>
          <table:table-cell table:formula="of:=[.G232]-[.C232]" office:value-type="float" office:value="-0.00000185755348569572">
            <text:p>-1.85755348569572E-006</text:p>
          </table:table-cell>
          <table:table-cell table:number-columns-repeated="8"/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2.51">
            <text:p>2.51</text:p>
          </table:table-cell>
          <table:table-cell office:value-type="float" office:value="2.02014855109">
            <text:p>2.0201485511</text:p>
          </table:table-cell>
          <table:table-cell office:value-type="float" office:value="2.01922">
            <text:p>2.01922</text:p>
          </table:table-cell>
          <table:table-cell/>
          <table:table-cell table:formula="of:=[.D233]-[.C233]" office:value-type="float" office:value="-0.00092855109000034">
            <text:p>-0.0009285511</text:p>
          </table:table-cell>
          <table:table-cell table:formula="of:=[.$P$3]+[.D233]*[.$P$2]" office:value-type="float" office:value="2.0201423632902">
            <text:p>2.0201423633</text:p>
          </table:table-cell>
          <table:table-cell table:formula="of:=[.G233]-[.C233]" office:value-type="float" office:value="-0.00000618779980232631">
            <text:p>-6.18779980232631E-006</text:p>
          </table:table-cell>
          <table:table-cell table:number-columns-repeated="8"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2.52">
            <text:p>2.52</text:p>
          </table:table-cell>
          <table:table-cell office:value-type="float" office:value="2.04013179056">
            <text:p>2.0401317906</text:p>
          </table:table-cell>
          <table:table-cell office:value-type="float" office:value="2.0392">
            <text:p>2.0392</text:p>
          </table:table-cell>
          <table:table-cell/>
          <table:table-cell table:formula="of:=[.D234]-[.C234]" office:value-type="float" office:value="-0.000931790559999701">
            <text:p>-0.0009317906</text:p>
          </table:table-cell>
          <table:table-cell table:formula="of:=[.$P$3]+[.D234]*[.$P$2]" office:value-type="float" office:value="2.04013146332846">
            <text:p>2.0401314633</text:p>
          </table:table-cell>
          <table:table-cell table:formula="of:=[.G234]-[.C234]" office:value-type="float" office:value="-0.000000327231544083872">
            <text:p>-3.27231544083872E-007</text:p>
          </table:table-cell>
          <table:table-cell table:number-columns-repeated="8"/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2.53">
            <text:p>2.53</text:p>
          </table:table-cell>
          <table:table-cell office:value-type="float" office:value="2.06011096947">
            <text:p>2.0601109695</text:p>
          </table:table-cell>
          <table:table-cell office:value-type="float" office:value="2.05917">
            <text:p>2.05917</text:p>
          </table:table-cell>
          <table:table-cell/>
          <table:table-cell table:formula="of:=[.D235]-[.C235]" office:value-type="float" office:value="-0.000940969470000219">
            <text:p>-0.0009409695</text:p>
          </table:table-cell>
          <table:table-cell table:formula="of:=[.$P$3]+[.D235]*[.$P$2]" office:value-type="float" office:value="2.06011055881214">
            <text:p>2.0601105588</text:p>
          </table:table-cell>
          <table:table-cell table:formula="of:=[.G235]-[.C235]" office:value-type="float" office:value="-0.000000410657860605568">
            <text:p>-4.10657860605568E-007</text:p>
          </table:table-cell>
          <table:table-cell table:number-columns-repeated="8"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2.54">
            <text:p>2.54</text:p>
          </table:table-cell>
          <table:table-cell office:value-type="float" office:value="2.08012207411">
            <text:p>2.0801220741</text:p>
          </table:table-cell>
          <table:table-cell office:value-type="float" office:value="2.07917">
            <text:p>2.07917</text:p>
          </table:table-cell>
          <table:table-cell/>
          <table:table-cell table:formula="of:=[.D236]-[.C236]" office:value-type="float" office:value="-0.000952074110000201">
            <text:p>-0.0009520741</text:p>
          </table:table-cell>
          <table:table-cell table:formula="of:=[.$P$3]+[.D236]*[.$P$2]" office:value-type="float" office:value="2.08011966795954">
            <text:p>2.080119668</text:p>
          </table:table-cell>
          <table:table-cell table:formula="of:=[.G236]-[.C236]" office:value-type="float" office:value="-0.00000240615045576931">
            <text:p>-2.40615045576931E-006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.55">
            <text:p>2.55</text:p>
          </table:table-cell>
          <table:table-cell office:value-type="float" office:value="2.10011071526">
            <text:p>2.1001107153</text:p>
          </table:table-cell>
          <table:table-cell office:value-type="float" office:value="2.09915">
            <text:p>2.09915</text:p>
          </table:table-cell>
          <table:table-cell/>
          <table:table-cell table:formula="of:=[.D237]-[.C237]" office:value-type="float" office:value="-0.000960715260000189">
            <text:p>-0.0009607153</text:p>
          </table:table-cell>
          <table:table-cell table:formula="of:=[.$P$3]+[.D237]*[.$P$2]" office:value-type="float" office:value="2.1001087679978">
            <text:p>2.100108768</text:p>
          </table:table-cell>
          <table:table-cell table:formula="of:=[.G237]-[.C237]" office:value-type="float" office:value="-0.00000194726219859831">
            <text:p>-1.94726219859831E-006</text:p>
          </table:table-cell>
          <table:table-cell table:number-columns-repeated="8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2.56">
            <text:p>2.56</text:p>
          </table:table-cell>
          <table:table-cell office:value-type="float" office:value="2.12009486742">
            <text:p>2.1200948674</text:p>
          </table:table-cell>
          <table:table-cell office:value-type="float" office:value="2.11913">
            <text:p>2.11913</text:p>
          </table:table-cell>
          <table:table-cell/>
          <table:table-cell table:formula="of:=[.D238]-[.C238]" office:value-type="float" office:value="-0.000964867420000015">
            <text:p>-0.0009648674</text:p>
          </table:table-cell>
          <table:table-cell table:formula="of:=[.$P$3]+[.D238]*[.$P$2]" office:value-type="float" office:value="2.12009786803606">
            <text:p>2.120097868</text:p>
          </table:table-cell>
          <table:table-cell table:formula="of:=[.G238]-[.C238]" office:value-type="float" office:value="0.0000030006160591789">
            <text:p>3.0006160591789E-006</text:p>
          </table:table-cell>
          <table:table-cell table:number-columns-repeated="8"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2.57">
            <text:p>2.57</text:p>
          </table:table-cell>
          <table:table-cell office:value-type="float" office:value="2.14007821865">
            <text:p>2.1400782187</text:p>
          </table:table-cell>
          <table:table-cell office:value-type="float" office:value="2.1391">
            <text:p>2.1391</text:p>
          </table:table-cell>
          <table:table-cell/>
          <table:table-cell table:formula="of:=[.D239]-[.C239]" office:value-type="float" office:value="-0.000978218649999807">
            <text:p>-0.0009782186</text:p>
          </table:table-cell>
          <table:table-cell table:formula="of:=[.$P$3]+[.D239]*[.$P$2]" office:value-type="float" office:value="2.14007696351974">
            <text:p>2.1400769635</text:p>
          </table:table-cell>
          <table:table-cell table:formula="of:=[.G239]-[.C239]" office:value-type="float" office:value="-0.00000125513025661661">
            <text:p>-1.25513025661661E-006</text:p>
          </table:table-cell>
          <table:table-cell table:number-columns-repeated="8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2.58">
            <text:p>2.58</text:p>
          </table:table-cell>
          <table:table-cell office:value-type="float" office:value="2.1602222044">
            <text:p>2.1602222044</text:p>
          </table:table-cell>
          <table:table-cell office:value-type="float" office:value="2.15923">
            <text:p>2.15923</text:p>
          </table:table-cell>
          <table:table-cell/>
          <table:table-cell table:formula="of:=[.D240]-[.C240]" office:value-type="float" office:value="-0.000992204400000141">
            <text:p>-0.0009922044</text:p>
          </table:table-cell>
          <table:table-cell table:formula="of:=[.$P$3]+[.D240]*[.$P$2]" office:value-type="float" office:value="2.16021613187661">
            <text:p>2.1602161319</text:p>
          </table:table-cell>
          <table:table-cell table:formula="of:=[.G240]-[.C240]" office:value-type="float" office:value="-0.0000060725233939074">
            <text:p>-6.0725233939074E-006</text:p>
          </table:table-cell>
          <table:table-cell table:number-columns-repeated="8"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2.59">
            <text:p>2.59</text:p>
          </table:table-cell>
          <table:table-cell office:value-type="float" office:value="2.18021745794">
            <text:p>2.1802174579</text:p>
          </table:table-cell>
          <table:table-cell office:value-type="float" office:value="2.17922">
            <text:p>2.17922</text:p>
          </table:table-cell>
          <table:table-cell/>
          <table:table-cell table:formula="of:=[.D241]-[.C241]" office:value-type="float" office:value="-0.000997457940000057">
            <text:p>-0.0009974579</text:p>
          </table:table-cell>
          <table:table-cell table:formula="of:=[.$P$3]+[.D241]*[.$P$2]" office:value-type="float" office:value="2.18021523646944">
            <text:p>2.1802152365</text:p>
          </table:table-cell>
          <table:table-cell table:formula="of:=[.G241]-[.C241]" office:value-type="float" office:value="-0.00000222147056261335">
            <text:p>-2.22147056261335E-006</text:p>
          </table:table-cell>
          <table:table-cell table:number-columns-repeated="8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2.20020360313">
            <text:p>2.2002036031</text:p>
          </table:table-cell>
          <table:table-cell office:value-type="float" office:value="2.1992">
            <text:p>2.1992</text:p>
          </table:table-cell>
          <table:table-cell/>
          <table:table-cell table:formula="of:=[.D242]-[.C242]" office:value-type="float" office:value="-0.00100360313000003">
            <text:p>-0.0010036031</text:p>
          </table:table-cell>
          <table:table-cell table:formula="of:=[.$P$3]+[.D242]*[.$P$2]" office:value-type="float" office:value="2.20020433650769">
            <text:p>2.2002043365</text:p>
          </table:table-cell>
          <table:table-cell table:formula="of:=[.G242]-[.C242]" office:value-type="float" office:value="0.000000733377694572823">
            <text:p>7.33377694572823E-007</text:p>
          </table:table-cell>
          <table:table-cell table:number-columns-repeated="8"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2.61">
            <text:p>2.61</text:p>
          </table:table-cell>
          <table:table-cell office:value-type="float" office:value="2.22020070069">
            <text:p>2.2202007007</text:p>
          </table:table-cell>
          <table:table-cell office:value-type="float" office:value="2.21918">
            <text:p>2.21918</text:p>
          </table:table-cell>
          <table:table-cell/>
          <table:table-cell table:formula="of:=[.D243]-[.C243]" office:value-type="float" office:value="-0.00102070068999982">
            <text:p>-0.0010207007</text:p>
          </table:table-cell>
          <table:table-cell table:formula="of:=[.$P$3]+[.D243]*[.$P$2]" office:value-type="float" office:value="2.22019343654595">
            <text:p>2.2201934365</text:p>
          </table:table-cell>
          <table:table-cell table:formula="of:=[.G243]-[.C243]" office:value-type="float" office:value="-0.000007264144047614">
            <text:p>-7.264144047614E-006</text:p>
          </table:table-cell>
          <table:table-cell table:number-columns-repeated="8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2.62">
            <text:p>2.62</text:p>
          </table:table-cell>
          <table:table-cell office:value-type="float" office:value="2.24019954912">
            <text:p>2.2401995491</text:p>
          </table:table-cell>
          <table:table-cell office:value-type="float" office:value="2.23917">
            <text:p>2.23917</text:p>
          </table:table-cell>
          <table:table-cell/>
          <table:table-cell table:formula="of:=[.D244]-[.C244]" office:value-type="float" office:value="-0.00102954912000008">
            <text:p>-0.0010295491</text:p>
          </table:table-cell>
          <table:table-cell table:formula="of:=[.$P$3]+[.D244]*[.$P$2]" office:value-type="float" office:value="2.24019254113878">
            <text:p>2.2401925411</text:p>
          </table:table-cell>
          <table:table-cell table:formula="of:=[.G244]-[.C244]" office:value-type="float" office:value="-0.00000700798121666679">
            <text:p>-0.000007008</text:p>
          </table:table-cell>
          <table:table-cell table:number-columns-repeated="8"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2.63">
            <text:p>2.63</text:p>
          </table:table-cell>
          <table:table-cell office:value-type="float" office:value="2.26018703543">
            <text:p>2.2601870354</text:p>
          </table:table-cell>
          <table:table-cell office:value-type="float" office:value="2.25915">
            <text:p>2.25915</text:p>
          </table:table-cell>
          <table:table-cell/>
          <table:table-cell table:formula="of:=[.D245]-[.C245]" office:value-type="float" office:value="-0.00103703543">
            <text:p>-0.0010370354</text:p>
          </table:table-cell>
          <table:table-cell table:formula="of:=[.$P$3]+[.D245]*[.$P$2]" office:value-type="float" office:value="2.26018164117704">
            <text:p>2.2601816412</text:p>
          </table:table-cell>
          <table:table-cell table:formula="of:=[.G245]-[.C245]" office:value-type="float" office:value="-0.000005394252958979">
            <text:p>-5.394252958979E-006</text:p>
          </table:table-cell>
          <table:table-cell table:number-columns-repeated="8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2.64">
            <text:p>2.64</text:p>
          </table:table-cell>
          <table:table-cell office:value-type="float" office:value="2.28017180227">
            <text:p>2.2801718023</text:p>
          </table:table-cell>
          <table:table-cell office:value-type="float" office:value="2.27913">
            <text:p>2.27913</text:p>
          </table:table-cell>
          <table:table-cell/>
          <table:table-cell table:formula="of:=[.D246]-[.C246]" office:value-type="float" office:value="-0.00104180227000006">
            <text:p>-0.0010418023</text:p>
          </table:table-cell>
          <table:table-cell table:formula="of:=[.$P$3]+[.D246]*[.$P$2]" office:value-type="float" office:value="2.2801707412153">
            <text:p>2.2801707412</text:p>
          </table:table-cell>
          <table:table-cell table:formula="of:=[.G246]-[.C246]" office:value-type="float" office:value="-0.00000106105470187856">
            <text:p>-1.06105470187856E-006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.65">
            <text:p>2.65</text:p>
          </table:table-cell>
          <table:table-cell office:value-type="float" office:value="2.30016225018">
            <text:p>2.3001622502</text:p>
          </table:table-cell>
          <table:table-cell office:value-type="float" office:value="2.29911">
            <text:p>2.29911</text:p>
          </table:table-cell>
          <table:table-cell/>
          <table:table-cell table:formula="of:=[.D247]-[.C247]" office:value-type="float" office:value="-0.00105225017999988">
            <text:p>-0.0010522502</text:p>
          </table:table-cell>
          <table:table-cell table:formula="of:=[.$P$3]+[.D247]*[.$P$2]" office:value-type="float" office:value="2.30015984125356">
            <text:p>2.3001598413</text:p>
          </table:table-cell>
          <table:table-cell table:formula="of:=[.G247]-[.C247]" office:value-type="float" office:value="-0.0000024089264440974">
            <text:p>-2.4089264440974E-006</text:p>
          </table:table-cell>
          <table:table-cell table:number-columns-repeated="8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2.66">
            <text:p>2.66</text:p>
          </table:table-cell>
          <table:table-cell office:value-type="float" office:value="2.32015150599">
            <text:p>2.320151506</text:p>
          </table:table-cell>
          <table:table-cell office:value-type="float" office:value="2.31909">
            <text:p>2.31909</text:p>
          </table:table-cell>
          <table:table-cell/>
          <table:table-cell table:formula="of:=[.D248]-[.C248]" office:value-type="float" office:value="-0.0010615059900001">
            <text:p>-0.001061506</text:p>
          </table:table-cell>
          <table:table-cell table:formula="of:=[.$P$3]+[.D248]*[.$P$2]" office:value-type="float" office:value="2.32014894129181">
            <text:p>2.3201489413</text:p>
          </table:table-cell>
          <table:table-cell table:formula="of:=[.G248]-[.C248]" office:value-type="float" office:value="-0.00000256469818671334">
            <text:p>-2.56469818671334E-006</text:p>
          </table:table-cell>
          <table:table-cell table:number-columns-repeated="8"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2.67">
            <text:p>2.67</text:p>
          </table:table-cell>
          <table:table-cell office:value-type="float" office:value="2.34013750218">
            <text:p>2.3401375022</text:p>
          </table:table-cell>
          <table:table-cell office:value-type="float" office:value="2.33907">
            <text:p>2.33907</text:p>
          </table:table-cell>
          <table:table-cell/>
          <table:table-cell table:formula="of:=[.D249]-[.C249]" office:value-type="float" office:value="-0.00106750218000018">
            <text:p>-0.0010675022</text:p>
          </table:table-cell>
          <table:table-cell table:formula="of:=[.$P$3]+[.D249]*[.$P$2]" office:value-type="float" office:value="2.34013804133007">
            <text:p>2.3401380413</text:p>
          </table:table-cell>
          <table:table-cell table:formula="of:=[.G249]-[.C249]" office:value-type="float" office:value="0.000000539150070366645">
            <text:p>5.39150070366645E-007</text:p>
          </table:table-cell>
          <table:table-cell table:number-columns-repeated="8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2.68">
            <text:p>2.68</text:p>
          </table:table-cell>
          <table:table-cell office:value-type="float" office:value="2.36011984758">
            <text:p>2.3601198476</text:p>
          </table:table-cell>
          <table:table-cell office:value-type="float" office:value="2.35904">
            <text:p>2.35904</text:p>
          </table:table-cell>
          <table:table-cell/>
          <table:table-cell table:formula="of:=[.D250]-[.C250]" office:value-type="float" office:value="-0.00107984757999979">
            <text:p>-0.0010798476</text:p>
          </table:table-cell>
          <table:table-cell table:formula="of:=[.$P$3]+[.D250]*[.$P$2]" office:value-type="float" office:value="2.36011713681375">
            <text:p>2.3601171368</text:p>
          </table:table-cell>
          <table:table-cell table:formula="of:=[.G250]-[.C250]" office:value-type="float" office:value="-0.0000027107662452508">
            <text:p>-2.7107662452508E-006</text:p>
          </table:table-cell>
          <table:table-cell table:number-columns-repeated="8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2.69">
            <text:p>2.69</text:p>
          </table:table-cell>
          <table:table-cell office:value-type="float" office:value="2.38010729663">
            <text:p>2.3801072966</text:p>
          </table:table-cell>
          <table:table-cell office:value-type="float" office:value="2.37902">
            <text:p>2.37902</text:p>
          </table:table-cell>
          <table:table-cell/>
          <table:table-cell table:formula="of:=[.D251]-[.C251]" office:value-type="float" office:value="-0.00108729662999973">
            <text:p>-0.0010872966</text:p>
          </table:table-cell>
          <table:table-cell table:formula="of:=[.$P$3]+[.D251]*[.$P$2]" office:value-type="float" office:value="2.38010623685201">
            <text:p>2.3801062369</text:p>
          </table:table-cell>
          <table:table-cell table:formula="of:=[.G251]-[.C251]" office:value-type="float" office:value="-0.00000105977798758872">
            <text:p>-1.05977798758872E-006</text:p>
          </table:table-cell>
          <table:table-cell table:number-columns-repeated="8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.7">
            <text:p>2.7</text:p>
          </table:table-cell>
          <table:table-cell office:value-type="float" office:value="2.40010968409">
            <text:p>2.4001096841</text:p>
          </table:table-cell>
          <table:table-cell office:value-type="float" office:value="2.39901">
            <text:p>2.39901</text:p>
          </table:table-cell>
          <table:table-cell/>
          <table:table-cell table:formula="of:=[.D252]-[.C252]" office:value-type="float" office:value="-0.00109968408999972">
            <text:p>-0.0010996841</text:p>
          </table:table-cell>
          <table:table-cell table:formula="of:=[.$P$3]+[.D252]*[.$P$2]" office:value-type="float" office:value="2.40010534144484">
            <text:p>2.4001053414</text:p>
          </table:table-cell>
          <table:table-cell table:formula="of:=[.G252]-[.C252]" office:value-type="float" office:value="-0.00000434264515636329">
            <text:p>-4.34264515636329E-006</text:p>
          </table:table-cell>
          <table:table-cell table:number-columns-repeated="8"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2.71">
            <text:p>2.71</text:p>
          </table:table-cell>
          <table:table-cell office:value-type="float" office:value="2.42010510527">
            <text:p>2.4201051053</text:p>
          </table:table-cell>
          <table:table-cell office:value-type="float" office:value="2.419">
            <text:p>2.419</text:p>
          </table:table-cell>
          <table:table-cell/>
          <table:table-cell table:formula="of:=[.D253]-[.C253]" office:value-type="float" office:value="-0.00110510527000018">
            <text:p>-0.0011051053</text:p>
          </table:table-cell>
          <table:table-cell table:formula="of:=[.$P$3]+[.D253]*[.$P$2]" office:value-type="float" office:value="2.42010444603767">
            <text:p>2.420104446</text:p>
          </table:table-cell>
          <table:table-cell table:formula="of:=[.G253]-[.C253]" office:value-type="float" office:value="-0.000000659232326061243">
            <text:p>-6.59232326061243E-007</text:p>
          </table:table-cell>
          <table:table-cell table:number-columns-repeated="8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.72">
            <text:p>2.72</text:p>
          </table:table-cell>
          <table:table-cell office:value-type="float" office:value="2.4402395729">
            <text:p>2.4402395729</text:p>
          </table:table-cell>
          <table:table-cell office:value-type="float" office:value="2.43912">
            <text:p>2.43912</text:p>
          </table:table-cell>
          <table:table-cell/>
          <table:table-cell table:formula="of:=[.D254]-[.C254]" office:value-type="float" office:value="-0.00111957289999998">
            <text:p>-0.0011195729</text:p>
          </table:table-cell>
          <table:table-cell table:formula="of:=[.$P$3]+[.D254]*[.$P$2]" office:value-type="float" office:value="2.44023360983996">
            <text:p>2.4402336098</text:p>
          </table:table-cell>
          <table:table-cell table:formula="of:=[.G254]-[.C254]" office:value-type="float" office:value="-0.000005963060036418">
            <text:p>-5.963060036418E-006</text:p>
          </table:table-cell>
          <table:table-cell table:number-columns-repeated="8"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2.73">
            <text:p>2.73</text:p>
          </table:table-cell>
          <table:table-cell office:value-type="float" office:value="2.46022717096">
            <text:p>2.460227171</text:p>
          </table:table-cell>
          <table:table-cell office:value-type="float" office:value="2.4591">
            <text:p>2.4591</text:p>
          </table:table-cell>
          <table:table-cell/>
          <table:table-cell table:formula="of:=[.D255]-[.C255]" office:value-type="float" office:value="-0.00112717096000026">
            <text:p>-0.001127171</text:p>
          </table:table-cell>
          <table:table-cell table:formula="of:=[.$P$3]+[.D255]*[.$P$2]" office:value-type="float" office:value="2.46022270987822">
            <text:p>2.4602227099</text:p>
          </table:table-cell>
          <table:table-cell table:formula="of:=[.G255]-[.C255]" office:value-type="float" office:value="-0.00000446108177909466">
            <text:p>-4.46108177909466E-006</text:p>
          </table:table-cell>
          <table:table-cell table:number-columns-repeated="8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2.74">
            <text:p>2.74</text:p>
          </table:table-cell>
          <table:table-cell office:value-type="float" office:value="2.48022339307">
            <text:p>2.4802233931</text:p>
          </table:table-cell>
          <table:table-cell office:value-type="float" office:value="2.47909">
            <text:p>2.47909</text:p>
          </table:table-cell>
          <table:table-cell/>
          <table:table-cell table:formula="of:=[.D256]-[.C256]" office:value-type="float" office:value="-0.00113339306999993">
            <text:p>-0.0011333931</text:p>
          </table:table-cell>
          <table:table-cell table:formula="of:=[.$P$3]+[.D256]*[.$P$2]" office:value-type="float" office:value="2.48022181447105">
            <text:p>2.4802218145</text:p>
          </table:table-cell>
          <table:table-cell table:formula="of:=[.G256]-[.C256]" office:value-type="float" office:value="-0.00000157859894756029">
            <text:p>-1.57859894756029E-006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  <table:table-cell office:value-type="float" office:value="2.5">
            <text:p>2.5</text:p>
          </table:table-cell>
          <table:table-cell office:value-type="float" office:value="2.49907">
            <text:p>2.49907</text:p>
          </table:table-cell>
          <table:table-cell/>
          <table:table-cell table:formula="of:=[.D257]-[.C257]" office:value-type="float" office:value="-0.000929999999999875">
            <text:p>-0.00093</text:p>
          </table:table-cell>
          <table:table-cell table:formula="of:=[.$P$3]+[.D257]*[.$P$2]" office:value-type="float" office:value="2.50021091450931">
            <text:p>2.5002109145</text:p>
          </table:table-cell>
          <table:table-cell table:formula="of:=[.G257]-[.C257]" office:value-type="float" office:value="0.000210914509310101">
            <text:p>0.0002109145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7/08/2012</text:date>, <text:time>09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08T09:05:23</dc:date>
    <dc:creator>Mark Thoren</dc:creator>
    <meta:generator>OpenOffice.org/3.3$Unix OpenOffice.org_project/330m20$Build-9567</meta:generator>
    <meta:editing-duration>PT15H52M24S</meta:editing-duration>
    <meta:editing-cycles>3</meta:editing-cycles>
    <meta:document-statistic meta:table-count="2" meta:cell-count="17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00001" chart:maximum="0.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68cm" svg:height="16.024cm" xlink:href=".." xlink:type="simple" chart:class="chart:scatter" chart:style-name="ch1">
        <chart:plot-area chart:style-name="ch2" table:cell-range-address="Sheet1.D5:Sheet1.D257 Sheet1.H5:Sheet1.H257" svg:x="1.013cm" svg:y="1.415cm" svg:width="26.029cm" svg:height="13.869cm">
          <chartooo:coordinate-region svg:x="1.175cm" svg:y="1.612cm" svg:width="25.761cm" svg:height="13.47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257" chart:class="chart:scatter">
            <chart:domain table:cell-range-address="Sheet1.D5:Sheet1.D257"/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53888">
                <text:p>-2.53888</text:p>
                <draw:g>
                  <svg:desc>Sheet1.D5:Sheet1.D257</svg:desc>
                </draw:g>
              </table:table-cell>
              <table:table-cell office:value-type="float" office:value="-0.040033647639111">
                <text:p>-0.040033647639111</text:p>
                <draw:g>
                  <svg:desc>Sheet1.H5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51889">
                <text:p>-2.51889</text:p>
              </table:table-cell>
              <table:table-cell office:value-type="float" office:value="-0.0200345430462798">
                <text:p>-0.0200345430462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9891">
                <text:p>-2.49891</text:p>
              </table:table-cell>
              <table:table-cell office:value-type="float" office:value="-0.0000454430080223389">
                <text:p>-0.0000454430080223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47894">
                <text:p>-2.47894</text:p>
              </table:table-cell>
              <table:table-cell office:value-type="float" office:value="0.00000187789566119534">
                <text:p>0.00000187789566119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45895">
                <text:p>-2.45895</text:p>
              </table:table-cell>
              <table:table-cell office:value-type="float" office:value="0.0000031026184923455">
                <text:p>0.0000031026184923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3897">
                <text:p>-2.43897</text:p>
              </table:table-cell>
              <table:table-cell office:value-type="float" office:value="-0.00000290186324969355">
                <text:p>-0.00000290186324969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41883">
                <text:p>-2.41883</text:p>
              </table:table-cell>
              <table:table-cell office:value-type="float" office:value="0.00000465085818701638">
                <text:p>0.0000046508581870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9886">
                <text:p>-2.39886</text:p>
              </table:table-cell>
              <table:table-cell office:value-type="float" office:value="-0.000000238188129220163">
                <text:p>-0.000000238188129220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37887">
                <text:p>-2.37887</text:p>
              </table:table-cell>
              <table:table-cell office:value-type="float" office:value="0.00000161984470192778">
                <text:p>0.00000161984470192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589">
                <text:p>-2.3589</text:p>
              </table:table-cell>
              <table:table-cell office:value-type="float" office:value="-0.00000382799161480207">
                <text:p>-0.00000382799161480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33891">
                <text:p>-2.33891</text:p>
              </table:table-cell>
              <table:table-cell office:value-type="float" office:value="0.00000333857121637138">
                <text:p>0.00000333857121637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31895">
                <text:p>-2.31895</text:p>
              </table:table-cell>
              <table:table-cell office:value-type="float" office:value="-0.00000164575967342984">
                <text:p>-0.00000164575967342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9895">
                <text:p>-2.29895</text:p>
              </table:table-cell>
              <table:table-cell office:value-type="float" office:value="0.00000246822773153355">
                <text:p>0.00000246822773153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7897">
                <text:p>-2.27897</text:p>
              </table:table-cell>
              <table:table-cell office:value-type="float" office:value="-0.00000344312401123759">
                <text:p>-0.000003443124011237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25898">
                <text:p>-2.25898</text:p>
              </table:table-cell>
              <table:table-cell office:value-type="float" office:value="0.00000230782882004732">
                <text:p>0.00000230782882004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23901">
                <text:p>-2.23901</text:p>
              </table:table-cell>
              <table:table-cell office:value-type="float" office:value="0.00000524189250450391">
                <text:p>0.00000524189250450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21904">
                <text:p>-2.21904</text:p>
              </table:table-cell>
              <table:table-cell office:value-type="float" office:value="-0.00000827119381208163">
                <text:p>-0.000008271193812081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19905">
                <text:p>-2.19905</text:p>
              </table:table-cell>
              <table:table-cell office:value-type="float" office:value="-0.00000132815098119465">
                <text:p>-0.00000132815098119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17907">
                <text:p>-2.17907</text:p>
              </table:table-cell>
              <table:table-cell office:value-type="float" office:value="-0.00000524647272337475">
                <text:p>-0.00000524647272337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1591">
                <text:p>-2.1591</text:p>
              </table:table-cell>
              <table:table-cell office:value-type="float" office:value="-0.00000670824903981071">
                <text:p>-0.000006708249039810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13895">
                <text:p>-2.13895</text:p>
              </table:table-cell>
              <table:table-cell office:value-type="float" office:value="-0.0000078333030288924">
                <text:p>-0.0000078333030288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11897">
                <text:p>-2.11897</text:p>
              </table:table-cell>
              <table:table-cell office:value-type="float" office:value="-0.00000579115477217229">
                <text:p>-0.00000579115477217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09899">
                <text:p>-2.09899</text:p>
              </table:table-cell>
              <table:table-cell office:value-type="float" office:value="-0.00000166285651426179">
                <text:p>-0.00000166285651426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07901">
                <text:p>-2.07901</text:p>
              </table:table-cell>
              <table:table-cell office:value-type="float" office:value="-0.00000165098825632981">
                <text:p>-0.00000165098825632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05903">
                <text:p>-2.05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03905">
                <text:p>-2.03905</text:p>
              </table:table-cell>
              <table:table-cell office:value-type="float" office:value="0.000000999058257900032">
                <text:p>0.000000999058257900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01908">
                <text:p>-2.01908</text:p>
              </table:table-cell>
              <table:table-cell office:value-type="float" office:value="0.0000018283319418444">
                <text:p>0.0000018283319418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9911">
                <text:p>-1.99911</text:p>
              </table:table-cell>
              <table:table-cell office:value-type="float" office:value="-0.00000643210437445418">
                <text:p>-0.00000643210437445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97911">
                <text:p>-1.97911</text:p>
              </table:table-cell>
              <table:table-cell office:value-type="float" office:value="-0.00000347295696978556">
                <text:p>-0.00000347295696978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5913">
                <text:p>-1.95913</text:p>
              </table:table-cell>
              <table:table-cell office:value-type="float" office:value="-0.00000755891871229153">
                <text:p>-0.00000755891871229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3914">
                <text:p>-1.93914</text:p>
              </table:table-cell>
              <table:table-cell office:value-type="float" office:value="0.00000459953411890979">
                <text:p>0.00000459953411890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1917">
                <text:p>-1.91917</text:p>
              </table:table-cell>
              <table:table-cell office:value-type="float" office:value="-0.0000039216621972038">
                <text:p>-0.0000039216621972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9919">
                <text:p>-1.89919</text:p>
              </table:table-cell>
              <table:table-cell office:value-type="float" office:value="-0.00000754196393981665">
                <text:p>-0.00000754196393981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792">
                <text:p>-1.8792</text:p>
              </table:table-cell>
              <table:table-cell office:value-type="float" office:value="-0.0000030948611084991">
                <text:p>-0.0000030948611084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85923">
                <text:p>-1.85923</text:p>
              </table:table-cell>
              <table:table-cell office:value-type="float" office:value="-0.0000073692274251691">
                <text:p>-0.0000073692274251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83909">
                <text:p>-1.83909</text:p>
              </table:table-cell>
              <table:table-cell office:value-type="float" office:value="-0.0000052926859883673">
                <text:p>-0.0000052926859883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8191">
                <text:p>-1.8191</text:p>
              </table:table-cell>
              <table:table-cell office:value-type="float" office:value="-0.00000550219315709199">
                <text:p>-0.00000550219315709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79912">
                <text:p>-1.79912</text:p>
              </table:table-cell>
              <table:table-cell office:value-type="float" office:value="-0.000000312174899486095">
                <text:p>-0.000000312174899486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77914">
                <text:p>-1.77914</text:p>
              </table:table-cell>
              <table:table-cell office:value-type="float" office:value="-0.00000274038664183074">
                <text:p>-0.00000274038664183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75916">
                <text:p>-1.75916</text:p>
              </table:table-cell>
              <table:table-cell office:value-type="float" office:value="-0.00000600677838469288">
                <text:p>-0.000006006778384692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73917">
                <text:p>-1.73917</text:p>
              </table:table-cell>
              <table:table-cell office:value-type="float" office:value="-0.000000944995553586736">
                <text:p>-0.0000009449955535867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7192">
                <text:p>-1.7192</text:p>
              </table:table-cell>
              <table:table-cell office:value-type="float" office:value="-0.00000702614186964823">
                <text:p>-0.00000702614186964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9922">
                <text:p>-1.69922</text:p>
              </table:table-cell>
              <table:table-cell office:value-type="float" office:value="0.00000224306638796357">
                <text:p>0.00000224306638796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67924">
                <text:p>-1.67924</text:p>
              </table:table-cell>
              <table:table-cell office:value-type="float" office:value="-0.00000491625535481433">
                <text:p>-0.00000491625535481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5925">
                <text:p>-1.65925</text:p>
              </table:table-cell>
              <table:table-cell office:value-type="float" office:value="-0.00000609433252352076">
                <text:p>-0.00000609433252352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63927">
                <text:p>-1.63927</text:p>
              </table:table-cell>
              <table:table-cell office:value-type="float" office:value="-0.00000487175426622244">
                <text:p>-0.00000487175426622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6193">
                <text:p>-1.6193</text:p>
              </table:table-cell>
              <table:table-cell office:value-type="float" office:value="-0.00000802854058212787">
                <text:p>-0.00000802854058212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59932">
                <text:p>-1.59932</text:p>
              </table:table-cell>
              <table:table-cell office:value-type="float" office:value="-0.00000714124232481517">
                <text:p>-0.00000714124232481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7933">
                <text:p>-1.57933</text:p>
              </table:table-cell>
              <table:table-cell office:value-type="float" office:value="0.0000000439605063462523">
                <text:p>0.0000000439605063462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5592">
                <text:p>-1.5592</text:p>
              </table:table-cell>
              <table:table-cell office:value-type="float" office:value="-0.00000861048263067765">
                <text:p>-0.00000861048263067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3922">
                <text:p>-1.53922</text:p>
              </table:table-cell>
              <table:table-cell office:value-type="float" office:value="-0.000000775514373163588">
                <text:p>-0.000000775514373163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1923">
                <text:p>-1.51923</text:p>
              </table:table-cell>
              <table:table-cell office:value-type="float" office:value="-0.00000392800154180861">
                <text:p>-0.000003928001541808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49925">
                <text:p>-1.49925</text:p>
              </table:table-cell>
              <table:table-cell office:value-type="float" office:value="-0.00000767868328432897">
                <text:p>-0.000007678683284328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47926">
                <text:p>-1.47926</text:p>
              </table:table-cell>
              <table:table-cell office:value-type="float" office:value="-0.000000810140453388897">
                <text:p>-0.000000810140453388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45929">
                <text:p>-1.45929</text:p>
              </table:table-cell>
              <table:table-cell office:value-type="float" office:value="-0.00000303559676950726">
                <text:p>-0.00000303559676950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43931">
                <text:p>-1.43931</text:p>
              </table:table-cell>
              <table:table-cell office:value-type="float" office:value="-0.00000987827851228751">
                <text:p>-0.000009878278512287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41933">
                <text:p>-1.41933</text:p>
              </table:table-cell>
              <table:table-cell office:value-type="float" office:value="-0.00000483727025457625">
                <text:p>-0.00000483727025457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39935">
                <text:p>-1.39935</text:p>
              </table:table-cell>
              <table:table-cell office:value-type="float" office:value="-0.0000059802519971619">
                <text:p>-0.0000059802519971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7939">
                <text:p>-1.37939</text:p>
              </table:table-cell>
              <table:table-cell office:value-type="float" office:value="-0.00000887841288688129">
                <text:p>-0.00000887841288688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3594">
                <text:p>-1.3594</text:p>
              </table:table-cell>
              <table:table-cell office:value-type="float" office:value="-0.000011639750055803">
                <text:p>-0.000011639750055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33941">
                <text:p>-1.33941</text:p>
              </table:table-cell>
              <table:table-cell office:value-type="float" office:value="-0.00000702500722460364">
                <text:p>-0.00000702500722460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31943">
                <text:p>-1.31943</text:p>
              </table:table-cell>
              <table:table-cell office:value-type="float" office:value="-0.0000103100289672309">
                <text:p>-0.0000103100289672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29945">
                <text:p>-1.29945</text:p>
              </table:table-cell>
              <table:table-cell office:value-type="float" office:value="-0.00000295934070981829">
                <text:p>-0.000002959340709818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27932">
                <text:p>-1.27932</text:p>
              </table:table-cell>
              <table:table-cell office:value-type="float" office:value="-0.00000649151384668478">
                <text:p>-0.00000649151384668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5933">
                <text:p>-1.25933</text:p>
              </table:table-cell>
              <table:table-cell office:value-type="float" office:value="0.000000172148984400877">
                <text:p>0.0000001721489844008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3936">
                <text:p>-1.23936</text:p>
              </table:table-cell>
              <table:table-cell office:value-type="float" office:value="-0.00000620701733167195">
                <text:p>-0.00000620701733167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21938">
                <text:p>-1.21938</text:p>
              </table:table-cell>
              <table:table-cell office:value-type="float" office:value="-0.00000125914907433966">
                <text:p>-0.000001259149074339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19939">
                <text:p>-1.19939</text:p>
              </table:table-cell>
              <table:table-cell office:value-type="float" office:value="-0.00000673993624311642">
                <text:p>-0.00000673993624311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17941">
                <text:p>-1.17941</text:p>
              </table:table-cell>
              <table:table-cell office:value-type="float" office:value="-0.00000432526798554989">
                <text:p>-0.00000432526798554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5943">
                <text:p>-1.15943</text:p>
              </table:table-cell>
              <table:table-cell office:value-type="float" office:value="-0.00000470455972823025">
                <text:p>-0.00000470455972823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13945">
                <text:p>-1.13945</text:p>
              </table:table-cell>
              <table:table-cell office:value-type="float" office:value="-0.00000564265147073861">
                <text:p>-0.000005642651470738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1947">
                <text:p>-1.11947</text:p>
              </table:table-cell>
              <table:table-cell office:value-type="float" office:value="-0.00000933745321307633">
                <text:p>-0.00000933745321307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09949">
                <text:p>-1.09949</text:p>
              </table:table-cell>
              <table:table-cell office:value-type="float" office:value="-0.00000995889495580826">
                <text:p>-0.000009958894955808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7951">
                <text:p>-1.07951</text:p>
              </table:table-cell>
              <table:table-cell office:value-type="float" office:value="-0.00000126710669823282">
                <text:p>-0.00000126710669823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05953">
                <text:p>-1.05953</text:p>
              </table:table-cell>
              <table:table-cell office:value-type="float" office:value="-0.00000261497844089575">
                <text:p>-0.00000261497844089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03954">
                <text:p>-1.03954</text:p>
              </table:table-cell>
              <table:table-cell office:value-type="float" office:value="-0.00000666153560957561">
                <text:p>-0.00000666153560957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01955">
                <text:p>-1.01955</text:p>
              </table:table-cell>
              <table:table-cell office:value-type="float" office:value="0.0000001325072216396">
                <text:p>0.00000013250722163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951">
                <text:p>-0.99951</text:p>
              </table:table-cell>
              <table:table-cell office:value-type="float" office:value="-0.0000082432610788441">
                <text:p>-0.0000082432610788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7945">
                <text:p>-0.97945</text:p>
              </table:table-cell>
              <table:table-cell office:value-type="float" office:value="-0.00000167631523162459">
                <text:p>-0.00000167631523162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5947">
                <text:p>-0.95947</text:p>
              </table:table-cell>
              <table:table-cell office:value-type="float" office:value="-0.00000986009297410106">
                <text:p>-0.00000986009297410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3949">
                <text:p>-0.93949</text:p>
              </table:table-cell>
              <table:table-cell office:value-type="float" office:value="-0.0000100344967167709">
                <text:p>-0.0000100344967167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1951">
                <text:p>-0.91951</text:p>
              </table:table-cell>
              <table:table-cell office:value-type="float" office:value="-0.00000802960645929218">
                <text:p>-0.00000802960645929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89952">
                <text:p>-0.89952</text:p>
              </table:table-cell>
              <table:table-cell office:value-type="float" office:value="-0.0000058363006281148">
                <text:p>-0.0000058363006281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7953">
                <text:p>-0.87953</text:p>
              </table:table-cell>
              <table:table-cell office:value-type="float" office:value="-0.00000474195579680536">
                <text:p>-0.000004741955796805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955">
                <text:p>-0.85955</text:p>
              </table:table-cell>
              <table:table-cell office:value-type="float" office:value="-0.0000000362295393685486">
                <text:p>-0.00000003622953936854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3958">
                <text:p>-0.83958</text:p>
              </table:table-cell>
              <table:table-cell office:value-type="float" office:value="-0.00000883683085561859">
                <text:p>-0.00000883683085561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196">
                <text:p>-0.8196</text:p>
              </table:table-cell>
              <table:table-cell office:value-type="float" office:value="-0.00000828480259817965">
                <text:p>-0.00000828480259817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9962">
                <text:p>-0.79962</text:p>
              </table:table-cell>
              <table:table-cell office:value-type="float" office:value="-0.00000885036234077319">
                <text:p>-0.000008850362340773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7964">
                <text:p>-0.77964</text:p>
              </table:table-cell>
              <table:table-cell office:value-type="float" office:value="-0.00000455441808322465">
                <text:p>-0.000004554418083224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75967">
                <text:p>-0.75967</text:p>
              </table:table-cell>
              <table:table-cell office:value-type="float" office:value="-0.00000175073939945314">
                <text:p>-0.000001750739399453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73969">
                <text:p>-0.73969</text:p>
              </table:table-cell>
              <table:table-cell office:value-type="float" office:value="-0.000000919315142011712">
                <text:p>-0.000000919315142011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7197">
                <text:p>-0.7197</text:p>
              </table:table-cell>
              <table:table-cell office:value-type="float" office:value="-0.00000355026031073624">
                <text:p>-0.00000355026031073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9956">
                <text:p>-0.69956</text:p>
              </table:table-cell>
              <table:table-cell office:value-type="float" office:value="-0.00000322460087409659">
                <text:p>-0.000003224600874096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7959">
                <text:p>-0.67959</text:p>
              </table:table-cell>
              <table:table-cell office:value-type="float" office:value="-0.00000325214419027997">
                <text:p>-0.00000325214419027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5961">
                <text:p>-0.65961</text:p>
              </table:table-cell>
              <table:table-cell office:value-type="float" office:value="-0.00000661167093274351">
                <text:p>-0.000006611670932743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3963">
                <text:p>-0.63963</text:p>
              </table:table-cell>
              <table:table-cell office:value-type="float" office:value="-0.00000937515167531711">
                <text:p>-0.000009375151675317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1964">
                <text:p>-0.61964</text:p>
              </table:table-cell>
              <table:table-cell office:value-type="float" office:value="-0.00000490941884412344">
                <text:p>-0.00000490941884412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9967">
                <text:p>-0.59967</text:p>
              </table:table-cell>
              <table:table-cell office:value-type="float" office:value="-0.00000305569016034735">
                <text:p>-0.000003055690160347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7968">
                <text:p>-0.57968</text:p>
              </table:table-cell>
              <table:table-cell office:value-type="float" office:value="-0.00000844335032923471">
                <text:p>-0.00000844335032923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5969">
                <text:p>-0.55969</text:p>
              </table:table-cell>
              <table:table-cell office:value-type="float" office:value="0.000000176081502045733">
                <text:p>0.000000176081502045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3971">
                <text:p>-0.53971</text:p>
              </table:table-cell>
              <table:table-cell office:value-type="float" office:value="-0.00000445004424054485">
                <text:p>-0.000004450044240544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51974">
                <text:p>-0.51974</text:p>
              </table:table-cell>
              <table:table-cell office:value-type="float" office:value="-0.00000745781955679981">
                <text:p>-0.000007457819556799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9975">
                <text:p>-0.49975</text:p>
              </table:table-cell>
              <table:table-cell office:value-type="float" office:value="-0.00000859864872554406">
                <text:p>-0.000008598648725544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7977">
                <text:p>-0.47977</text:p>
              </table:table-cell>
              <table:table-cell office:value-type="float" office:value="-0.00000908970246804586">
                <text:p>-0.00000908970246804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5979">
                <text:p>-0.45979</text:p>
              </table:table-cell>
              <table:table-cell office:value-type="float" office:value="-0.00000112434721066812">
                <text:p>-0.000001124347210668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3983">
                <text:p>-0.43983</text:p>
              </table:table-cell>
              <table:table-cell office:value-type="float" office:value="-0.0000108584211004903">
                <text:p>-0.00001085842110049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1967">
                <text:p>-0.41967</text:p>
              </table:table-cell>
              <table:table-cell office:value-type="float" office:value="-0.00000356216851649105">
                <text:p>-0.00000356216851649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9969">
                <text:p>-0.39969</text:p>
              </table:table-cell>
              <table:table-cell office:value-type="float" office:value="-0.00000615801125897209">
                <text:p>-0.00000615801125897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7972">
                <text:p>-0.37972</text:p>
              </table:table-cell>
              <table:table-cell office:value-type="float" office:value="-0.00000985496457517332">
                <text:p>-0.000009854964575173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5974">
                <text:p>-0.35974</text:p>
              </table:table-cell>
              <table:table-cell office:value-type="float" office:value="-0.00000654622231766044">
                <text:p>-0.00000654622231766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3976">
                <text:p>-0.33976</text:p>
              </table:table-cell>
              <table:table-cell office:value-type="float" office:value="-0.00000780096006020026">
                <text:p>-0.000007800960060200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1977">
                <text:p>-0.31977</text:p>
              </table:table-cell>
              <table:table-cell office:value-type="float" office:value="-0.000003782262229024">
                <text:p>-0.0000037822622290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9979">
                <text:p>-0.29979</text:p>
              </table:table-cell>
              <table:table-cell office:value-type="float" office:value="-0.000000492145971531244">
                <text:p>-0.000000492145971531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7981">
                <text:p>-0.27981</text:p>
              </table:table-cell>
              <table:table-cell office:value-type="float" office:value="-0.00000765146971404285">
                <text:p>-0.000007651469714042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5982">
                <text:p>-0.25982</text:p>
              </table:table-cell>
              <table:table-cell office:value-type="float" office:value="-0.00000706003888284457">
                <text:p>-0.000007060038882844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3984">
                <text:p>-0.23984</text:p>
              </table:table-cell>
              <table:table-cell office:value-type="float" office:value="-0.00000745795962542317">
                <text:p>-0.000007457959625423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1986">
                <text:p>-0.21986</text:p>
              </table:table-cell>
              <table:table-cell office:value-type="float" office:value="-0.00000150426136796833">
                <text:p>-0.00000150426136796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9988">
                <text:p>-0.19988</text:p>
              </table:table-cell>
              <table:table-cell office:value-type="float" office:value="-0.00000244235011048755">
                <text:p>-0.000002442350110487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799">
                <text:p>-0.1799</text:p>
              </table:table-cell>
              <table:table-cell office:value-type="float" office:value="-0.00000384609985298878">
                <text:p>-0.000003846099852988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5992">
                <text:p>-0.15992</text:p>
              </table:table-cell>
              <table:table-cell office:value-type="float" office:value="-0.00000485869359551083">
                <text:p>-0.000004858693595510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398">
                <text:p>-0.1398</text:p>
              </table:table-cell>
              <table:table-cell office:value-type="float" office:value="-0.00000522651330620016">
                <text:p>-0.000005226513306200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1982">
                <text:p>-0.11982</text:p>
              </table:table-cell>
              <table:table-cell office:value-type="float" office:value="-0.00000469311204871759">
                <text:p>-0.00000469311204871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9982">
                <text:p>-0.09982</text:p>
              </table:table-cell>
              <table:table-cell office:value-type="float" office:value="0.000000221805256162">
                <text:p>0.0000002218052561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7984">
                <text:p>-0.07984</text:p>
              </table:table-cell>
              <table:table-cell office:value-type="float" office:value="0.0000000101484136372232">
                <text:p>0.00000001014841363722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986">
                <text:p>-0.05986</text:p>
              </table:table-cell>
              <table:table-cell office:value-type="float" office:value="0.00000251795347110811">
                <text:p>0.000002517953471108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3989">
                <text:p>-0.03989</text:p>
              </table:table-cell>
              <table:table-cell office:value-type="float" office:value="-0.00000369357084511329">
                <text:p>-0.000003693570845113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99">
                <text:p>-0.0199</text:p>
              </table:table-cell>
              <table:table-cell office:value-type="float" office:value="0.00000280244498606502">
                <text:p>0.00000280244498606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005">
                <text:p>0.02005</text:p>
              </table:table-cell>
              <table:table-cell office:value-type="float" office:value="-0.00000326683367268474">
                <text:p>-0.00000326683367268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004">
                <text:p>0.04004</text:p>
              </table:table-cell>
              <table:table-cell office:value-type="float" office:value="0.000000379335058496577">
                <text:p>0.0000003793350584965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003">
                <text:p>0.06003</text:p>
              </table:table-cell>
              <table:table-cell office:value-type="float" office:value="0.00000322456638967433">
                <text:p>0.000003224566389674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">
                <text:p>0.08</text:p>
              </table:table-cell>
              <table:table-cell office:value-type="float" office:value="-0.00000360163082656351">
                <text:p>-0.000003601630826563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998">
                <text:p>0.09998</text:p>
              </table:table-cell>
              <table:table-cell office:value-type="float" office:value="-0.00000265844806907056">
                <text:p>-0.000002658448069070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996">
                <text:p>0.11996</text:p>
              </table:table-cell>
              <table:table-cell office:value-type="float" office:value="-0.00000795512581160118">
                <text:p>-0.00000795512581160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994">
                <text:p>0.13994</text:p>
              </table:table-cell>
              <table:table-cell office:value-type="float" office:value="-0.00000615512555413034">
                <text:p>-0.000006155125554130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6008">
                <text:p>0.16008</text:p>
              </table:table-cell>
              <table:table-cell office:value-type="float" office:value="0.00000257106288256703">
                <text:p>0.000002571062882567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004">
                <text:p>0.18004</text:p>
              </table:table-cell>
              <table:table-cell office:value-type="float" office:value="-0.00000369849100734232">
                <text:p>-0.000003698491007342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004">
                <text:p>0.20004</text:p>
              </table:table-cell>
              <table:table-cell office:value-type="float" office:value="0.000000601754397561161">
                <text:p>0.0000006017543975611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002">
                <text:p>0.22002</text:p>
              </table:table-cell>
              <table:table-cell office:value-type="float" office:value="-0.00000378222834496178">
                <text:p>-0.000003782228344961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001">
                <text:p>0.24001</text:p>
              </table:table-cell>
              <table:table-cell office:value-type="float" office:value="0.00000219224748621016">
                <text:p>0.000002192247486210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997">
                <text:p>0.25997</text:p>
              </table:table-cell>
              <table:table-cell office:value-type="float" office:value="-0.000006293854403705">
                <text:p>-0.0000062938544037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7996">
                <text:p>0.27996</text:p>
              </table:table-cell>
              <table:table-cell office:value-type="float" office:value="-0.000000300752572568452">
                <text:p>-0.0000003007525725684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994">
                <text:p>0.29994</text:p>
              </table:table-cell>
              <table:table-cell office:value-type="float" office:value="-0.00000295247431503221">
                <text:p>-0.000002952474315032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993">
                <text:p>0.31993</text:p>
              </table:table-cell>
              <table:table-cell office:value-type="float" office:value="0.00000182990751612655">
                <text:p>0.000001829907516126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99">
                <text:p>0.3399</text:p>
              </table:table-cell>
              <table:table-cell office:value-type="float" office:value="0.000000386755199921485">
                <text:p>0.0000003867551999214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99">
                <text:p>0.3599</text:p>
              </table:table-cell>
              <table:table-cell office:value-type="float" office:value="0.000000831323604788548">
                <text:p>0.0000008313236047885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987">
                <text:p>0.37987</text:p>
              </table:table-cell>
              <table:table-cell office:value-type="float" office:value="-0.00000262348571139492">
                <text:p>-0.000002623485711394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985">
                <text:p>0.39985</text:p>
              </table:table-cell>
              <table:table-cell office:value-type="float" office:value="-0.00000117738845389903">
                <text:p>-0.000001177388453899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983">
                <text:p>0.41983</text:p>
              </table:table-cell>
              <table:table-cell office:value-type="float" office:value="0.00000352833780348227">
                <text:p>0.000003528337803482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996">
                <text:p>0.43996</text:p>
              </table:table-cell>
              <table:table-cell office:value-type="float" office:value="0.00000174705866645697">
                <text:p>0.000001747058666456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5994">
                <text:p>0.45994</text:p>
              </table:table-cell>
              <table:table-cell office:value-type="float" office:value="-0.000000327244076003819">
                <text:p>-0.0000003272440760038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991">
                <text:p>0.47991</text:p>
              </table:table-cell>
              <table:table-cell office:value-type="float" office:value="-0.000000578303392229085">
                <text:p>-0.0000005783033922290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9988">
                <text:p>0.49988</text:p>
              </table:table-cell>
              <table:table-cell office:value-type="float" office:value="-0.00000449877470853899">
                <text:p>-0.000004498774708538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1988">
                <text:p>0.51988</text:p>
              </table:table-cell>
              <table:table-cell office:value-type="float" office:value="-0.00000085045530362482">
                <text:p>-0.000000850455303624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986">
                <text:p>0.53986</text:p>
              </table:table-cell>
              <table:table-cell office:value-type="float" office:value="-0.00000374432104621736">
                <text:p>-0.000003744321046217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984">
                <text:p>0.55984</text:p>
              </table:table-cell>
              <table:table-cell office:value-type="float" office:value="-0.0000032854257886461">
                <text:p>-0.00000328542578864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7982">
                <text:p>0.57982</text:p>
              </table:table-cell>
              <table:table-cell office:value-type="float" office:value="-0.00000185795553120371">
                <text:p>-0.000001857955531203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98">
                <text:p>0.5998</text:p>
              </table:table-cell>
              <table:table-cell office:value-type="float" office:value="-0.0000061674312736848">
                <text:p>-0.00000616743127368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979">
                <text:p>0.61979</text:p>
              </table:table-cell>
              <table:table-cell office:value-type="float" office:value="-0.000000807629442545199">
                <text:p>-0.0000008076294425451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3976">
                <text:p>0.63976</text:p>
              </table:table-cell>
              <table:table-cell office:value-type="float" office:value="-0.00000552903675876681">
                <text:p>-0.000005529036758766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975">
                <text:p>0.65975</text:p>
              </table:table-cell>
              <table:table-cell office:value-type="float" office:value="-0.00000234852992753165">
                <text:p>-0.000002348529927531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974">
                <text:p>0.67974</text:p>
              </table:table-cell>
              <table:table-cell office:value-type="float" office:value="0.000000310436903627753">
                <text:p>0.0000003104369036277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9972">
                <text:p>0.69972</text:p>
              </table:table-cell>
              <table:table-cell office:value-type="float" office:value="0.000000322297161070573">
                <text:p>0.0000003222971610705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1985">
                <text:p>0.71985</text:p>
              </table:table-cell>
              <table:table-cell office:value-type="float" office:value="0.0000000125070241940861">
                <text:p>0.00000001250702419408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3983">
                <text:p>0.73983</text:p>
              </table:table-cell>
              <table:table-cell office:value-type="float" office:value="-0.00000262058771838269">
                <text:p>-0.000002620587718382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5982">
                <text:p>0.75982</text:p>
              </table:table-cell>
              <table:table-cell office:value-type="float" office:value="-0.00000189877188716547">
                <text:p>-0.00000189877188716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98">
                <text:p>0.7798</text:p>
              </table:table-cell>
              <table:table-cell office:value-type="float" office:value="0.00000308635137025171">
                <text:p>0.00000308635137025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9977">
                <text:p>0.79977</text:p>
              </table:table-cell>
              <table:table-cell office:value-type="float" office:value="0.00000123341605406946">
                <text:p>0.000001233416054069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1976">
                <text:p>0.81976</text:p>
              </table:table-cell>
              <table:table-cell office:value-type="float" office:value="0.00000491683788517161">
                <text:p>0.000004916837885171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3975">
                <text:p>0.83975</text:p>
              </table:table-cell>
              <table:table-cell office:value-type="float" office:value="0.00000515436571646433">
                <text:p>0.000005154365716464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972">
                <text:p>0.85972</text:p>
              </table:table-cell>
              <table:table-cell office:value-type="float" office:value="-0.00000547162759989561">
                <text:p>-0.000005471627599895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797">
                <text:p>0.8797</text:p>
              </table:table-cell>
              <table:table-cell office:value-type="float" office:value="-0.000000579636342368239">
                <text:p>-0.0000005796363423682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968">
                <text:p>0.89968</text:p>
              </table:table-cell>
              <table:table-cell office:value-type="float" office:value="0.00000174190391510898">
                <text:p>0.00000174190391510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1966">
                <text:p>0.91966</text:p>
              </table:table-cell>
              <table:table-cell office:value-type="float" office:value="-0.00000154311682742936">
                <text:p>-0.00000154311682742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964">
                <text:p>0.93964</text:p>
              </table:table-cell>
              <table:table-cell office:value-type="float" office:value="-0.00000300274657005772">
                <text:p>-0.000003002746570057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5962">
                <text:p>0.95962</text:p>
              </table:table-cell>
              <table:table-cell office:value-type="float" office:value="0.0000024480376874525">
                <text:p>0.0000024480376874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7961">
                <text:p>0.97961</text:p>
              </table:table-cell>
              <table:table-cell office:value-type="float" office:value="-0.00000148675948130617">
                <text:p>-0.000001486759481306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967">
                <text:p>0.99967</text:p>
              </table:table-cell>
              <table:table-cell office:value-type="float" office:value="-0.00000371150163425149">
                <text:p>-0.000003711501634251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1973">
                <text:p>1.01973</text:p>
              </table:table-cell>
              <table:table-cell office:value-type="float" office:value="0.000000974173212986429">
                <text:p>0.0000009741732129864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397">
                <text:p>1.0397</text:p>
              </table:table-cell>
              <table:table-cell office:value-type="float" office:value="-0.0000000591931033078197">
                <text:p>-0.00000005919310330781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5969">
                <text:p>1.05969</text:p>
              </table:table-cell>
              <table:table-cell office:value-type="float" office:value="0.00000155668972778855">
                <text:p>0.000001556689727788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7966">
                <text:p>1.07966</text:p>
              </table:table-cell>
              <table:table-cell office:value-type="float" office:value="-0.00000204712658824491">
                <text:p>-0.000002047126588244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964">
                <text:p>1.09964</text:p>
              </table:table-cell>
              <table:table-cell office:value-type="float" office:value="-0.00000289208833104126">
                <text:p>-0.00000289208833104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1961">
                <text:p>1.11961</text:p>
              </table:table-cell>
              <table:table-cell office:value-type="float" office:value="0.00000281731535278773">
                <text:p>0.00000281731535278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396">
                <text:p>1.1396</text:p>
              </table:table-cell>
              <table:table-cell office:value-type="float" office:value="0.00000201176818404036">
                <text:p>0.00000201176818404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5959">
                <text:p>1.15959</text:p>
              </table:table-cell>
              <table:table-cell office:value-type="float" office:value="0.00000778135101531241">
                <text:p>0.000007781351015312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7957">
                <text:p>1.17957</text:p>
              </table:table-cell>
              <table:table-cell office:value-type="float" office:value="0.00000371401927257153">
                <text:p>0.000003714019272571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9954">
                <text:p>1.19954</text:p>
              </table:table-cell>
              <table:table-cell office:value-type="float" office:value="-0.0000011564070436787">
                <text:p>-0.00000115640704367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1953">
                <text:p>1.21953</text:p>
              </table:table-cell>
              <table:table-cell office:value-type="float" office:value="0.00000196822578746314">
                <text:p>0.000001968225787463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395">
                <text:p>1.2395</text:p>
              </table:table-cell>
              <table:table-cell office:value-type="float" office:value="-0.00000511874052855355">
                <text:p>-0.000005118740528553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5948">
                <text:p>1.25948</text:p>
              </table:table-cell>
              <table:table-cell office:value-type="float" office:value="-0.00000266681227145682">
                <text:p>-0.000002666812271456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7945">
                <text:p>1.27945</text:p>
              </table:table-cell>
              <table:table-cell office:value-type="float" office:value="-0.00000533931858748282">
                <text:p>-0.000005339318587482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996">
                <text:p>1.2996</text:p>
              </table:table-cell>
              <table:table-cell office:value-type="float" office:value="-0.00000601733257687975">
                <text:p>-0.000006017332576879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1958">
                <text:p>1.31958</text:p>
              </table:table-cell>
              <table:table-cell office:value-type="float" office:value="-0.00000414282431959734">
                <text:p>-0.000004142824319597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3956">
                <text:p>1.33956</text:p>
              </table:table-cell>
              <table:table-cell office:value-type="float" office:value="-0.00000150463606196638">
                <text:p>-0.000001504636061966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5954">
                <text:p>1.35954</text:p>
              </table:table-cell>
              <table:table-cell office:value-type="float" office:value="-0.00000654054780468982">
                <text:p>-0.000006540547804689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7953">
                <text:p>1.37953</text:p>
              </table:table-cell>
              <table:table-cell office:value-type="float" office:value="0.00000219064502648969">
                <text:p>0.000002190645026489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9951">
                <text:p>1.39951</text:p>
              </table:table-cell>
              <table:table-cell office:value-type="float" office:value="0.00000132706328415111">
                <text:p>0.000001327063284151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1948">
                <text:p>1.41948</text:p>
              </table:table-cell>
              <table:table-cell office:value-type="float" office:value="0.000000144676967961388">
                <text:p>0.000000144676967961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3946">
                <text:p>1.43946</text:p>
              </table:table-cell>
              <table:table-cell office:value-type="float" office:value="-0.00000235803477477425">
                <text:p>-0.000002358034774774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5945">
                <text:p>1.45945</text:p>
              </table:table-cell>
              <table:table-cell office:value-type="float" office:value="-0.00000454194194343671">
                <text:p>-0.000004541941943436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7944">
                <text:p>1.47944</text:p>
              </table:table-cell>
              <table:table-cell office:value-type="float" office:value="0.00000174918088791109">
                <text:p>0.00000174918088791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9941">
                <text:p>1.49941</text:p>
              </table:table-cell>
              <table:table-cell office:value-type="float" office:value="-0.000000457655428443005">
                <text:p>-0.0000004576554284430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1939">
                <text:p>1.51939</text:p>
              </table:table-cell>
              <table:table-cell office:value-type="float" office:value="0.000000448272829078888">
                <text:p>0.0000004482728290788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3937">
                <text:p>1.53937</text:p>
              </table:table-cell>
              <table:table-cell office:value-type="float" office:value="-0.000000731958913480213">
                <text:p>-0.0000007319589134802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5935">
                <text:p>1.55935</text:p>
              </table:table-cell>
              <table:table-cell office:value-type="float" office:value="-0.00000703446065619673">
                <text:p>-0.000007034460656196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7948">
                <text:p>1.57948</text:p>
              </table:table-cell>
              <table:table-cell office:value-type="float" office:value="-0.0000049414437930384">
                <text:p>-0.00000494144379303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9947">
                <text:p>1.59947</text:p>
              </table:table-cell>
              <table:table-cell office:value-type="float" office:value="-0.00000341869096165404">
                <text:p>-0.000003418690961654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1946">
                <text:p>1.61946</text:p>
              </table:table-cell>
              <table:table-cell office:value-type="float" office:value="0.00000253716186948694">
                <text:p>0.00000253716186948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3943">
                <text:p>1.63943</text:p>
              </table:table-cell>
              <table:table-cell office:value-type="float" office:value="-0.00000732514444723442">
                <text:p>-0.000007325144447234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5941">
                <text:p>1.65941</text:p>
              </table:table-cell>
              <table:table-cell office:value-type="float" office:value="-0.00000593492618961022">
                <text:p>-0.000005934926189610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794">
                <text:p>1.6794</text:p>
              </table:table-cell>
              <table:table-cell office:value-type="float" office:value="0.0000026286266416875">
                <text:p>0.0000026286266416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9938">
                <text:p>1.69938</text:p>
              </table:table-cell>
              <table:table-cell office:value-type="float" office:value="0.00000306889489909423">
                <text:p>0.000003068894899094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1935">
                <text:p>1.71935</text:p>
              </table:table-cell>
              <table:table-cell office:value-type="float" office:value="-0.00000234169141699603">
                <text:p>-0.000002341691416996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3932">
                <text:p>1.73932</text:p>
              </table:table-cell>
              <table:table-cell office:value-type="float" office:value="-0.00000156829773301226">
                <text:p>-0.000001568297733012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593">
                <text:p>1.7593</text:p>
              </table:table-cell>
              <table:table-cell office:value-type="float" office:value="-0.00000747964947578339">
                <text:p>-0.000007479649475783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793">
                <text:p>1.7793</text:p>
              </table:table-cell>
              <table:table-cell office:value-type="float" office:value="0.00000134681792918201">
                <text:p>0.000001346817929182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9928">
                <text:p>1.79928</text:p>
              </table:table-cell>
              <table:table-cell office:value-type="float" office:value="-0.00000489980381357391">
                <text:p>-0.000004899803813573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1925">
                <text:p>1.81925</text:p>
              </table:table-cell>
              <table:table-cell office:value-type="float" office:value="-0.00000980748012957555">
                <text:p>-0.000009807480129575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3924">
                <text:p>1.83924</text:p>
              </table:table-cell>
              <table:table-cell office:value-type="float" office:value="-0.000000107717298192256">
                <text:p>-0.0000001077172981922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5937">
                <text:p>1.85937</text:p>
              </table:table-cell>
              <table:table-cell office:value-type="float" office:value="-0.00000721616043541928">
                <text:p>-0.000007216160435419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7936">
                <text:p>1.87936</text:p>
              </table:table-cell>
              <table:table-cell office:value-type="float" office:value="-0.000000552507604112407">
                <text:p>-0.0000005525076041124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9933">
                <text:p>1.89933</text:p>
              </table:table-cell>
              <table:table-cell office:value-type="float" office:value="0.000000910066079606864">
                <text:p>0.000000910066079606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91932">
                <text:p>1.91932</text:p>
              </table:table-cell>
              <table:table-cell office:value-type="float" office:value="-0.0000036394010896057">
                <text:p>-0.00000363940108960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393">
                <text:p>1.9393</text:p>
              </table:table-cell>
              <table:table-cell office:value-type="float" office:value="-0.00000528529283183588">
                <text:p>-0.000005285292831835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5929">
                <text:p>1.95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7926">
                <text:p>1.97926</text:p>
              </table:table-cell>
              <table:table-cell office:value-type="float" office:value="-0.00000181567631685198">
                <text:p>-0.000001815676316851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9925">
                <text:p>1.99925</text:p>
              </table:table-cell>
              <table:table-cell office:value-type="float" office:value="-0.00000185755348569572">
                <text:p>-0.000001857553485695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01922">
                <text:p>2.01922</text:p>
              </table:table-cell>
              <table:table-cell office:value-type="float" office:value="-0.00000618779980232631">
                <text:p>-0.000006187799802326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0392">
                <text:p>2.0392</text:p>
              </table:table-cell>
              <table:table-cell office:value-type="float" office:value="-0.000000327231544083872">
                <text:p>-0.0000003272315440838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05917">
                <text:p>2.05917</text:p>
              </table:table-cell>
              <table:table-cell office:value-type="float" office:value="-0.000000410657860605568">
                <text:p>-0.0000004106578606055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07917">
                <text:p>2.07917</text:p>
              </table:table-cell>
              <table:table-cell office:value-type="float" office:value="-0.00000240615045576931">
                <text:p>-0.000002406150455769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09915">
                <text:p>2.09915</text:p>
              </table:table-cell>
              <table:table-cell office:value-type="float" office:value="-0.00000194726219859831">
                <text:p>-0.000001947262198598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11913">
                <text:p>2.11913</text:p>
              </table:table-cell>
              <table:table-cell office:value-type="float" office:value="0.0000030006160591789">
                <text:p>0.00000300061605917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391">
                <text:p>2.1391</text:p>
              </table:table-cell>
              <table:table-cell office:value-type="float" office:value="-0.00000125513025661661">
                <text:p>-0.000001255130256616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15923">
                <text:p>2.15923</text:p>
              </table:table-cell>
              <table:table-cell office:value-type="float" office:value="-0.0000060725233939074">
                <text:p>-0.00000607252339390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17922">
                <text:p>2.17922</text:p>
              </table:table-cell>
              <table:table-cell office:value-type="float" office:value="-0.00000222147056261335">
                <text:p>-0.000002221470562613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992">
                <text:p>2.1992</text:p>
              </table:table-cell>
              <table:table-cell office:value-type="float" office:value="0.000000733377694572823">
                <text:p>0.0000007333776945728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21918">
                <text:p>2.21918</text:p>
              </table:table-cell>
              <table:table-cell office:value-type="float" office:value="-0.000007264144047614">
                <text:p>-0.0000072641440476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3917">
                <text:p>2.23917</text:p>
              </table:table-cell>
              <table:table-cell office:value-type="float" office:value="-0.00000700798121666679">
                <text:p>-0.000007007981216666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5915">
                <text:p>2.25915</text:p>
              </table:table-cell>
              <table:table-cell office:value-type="float" office:value="-0.000005394252958979">
                <text:p>-0.0000053942529589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7913">
                <text:p>2.27913</text:p>
              </table:table-cell>
              <table:table-cell office:value-type="float" office:value="-0.00000106105470187856">
                <text:p>-0.000001061054701878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29911">
                <text:p>2.29911</text:p>
              </table:table-cell>
              <table:table-cell office:value-type="float" office:value="-0.0000024089264440974">
                <text:p>-0.00000240892644409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31909">
                <text:p>2.31909</text:p>
              </table:table-cell>
              <table:table-cell office:value-type="float" office:value="-0.00000256469818671334">
                <text:p>-0.000002564698186713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33907">
                <text:p>2.33907</text:p>
              </table:table-cell>
              <table:table-cell office:value-type="float" office:value="0.000000539150070366645">
                <text:p>0.0000005391500703666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5904">
                <text:p>2.35904</text:p>
              </table:table-cell>
              <table:table-cell office:value-type="float" office:value="-0.0000027107662452508">
                <text:p>-0.00000271076624525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37902">
                <text:p>2.37902</text:p>
              </table:table-cell>
              <table:table-cell office:value-type="float" office:value="-0.00000105977798758872">
                <text:p>-0.000001059777987588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39901">
                <text:p>2.39901</text:p>
              </table:table-cell>
              <table:table-cell office:value-type="float" office:value="-0.00000434264515636329">
                <text:p>-0.000004342645156363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19">
                <text:p>2.419</text:p>
              </table:table-cell>
              <table:table-cell office:value-type="float" office:value="-0.000000659232326061243">
                <text:p>-0.0000006592323260612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3912">
                <text:p>2.43912</text:p>
              </table:table-cell>
              <table:table-cell office:value-type="float" office:value="-0.000005963060036418">
                <text:p>-0.0000059630600364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591">
                <text:p>2.4591</text:p>
              </table:table-cell>
              <table:table-cell office:value-type="float" office:value="-0.00000446108177909466">
                <text:p>-0.000004461081779094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47909">
                <text:p>2.47909</text:p>
              </table:table-cell>
              <table:table-cell office:value-type="float" office:value="-0.00000157859894756029">
                <text:p>-0.000001578598947560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49907">
                <text:p>2.49907</text:p>
              </table:table-cell>
              <table:table-cell office:value-type="float" office:value="0.000210914509310101">
                <text:p>0.000210914509310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